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2" manifest:media-type=""/>
  <manifest:file-entry manifest:full-path="ObjectReplacements/Object 2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ObjectReplacements/Object 1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"/>
  <manifest:file-entry manifest:full-path="ObjectReplacements/Object 4" manifest:media-type="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3" svg:font-family="Mangal" style:font-pitch="variable" style:font-charset="x-symbol"/>
    <style:font-face style:name="OpenSymbol1" svg:font-family="OpenSymbol" style:font-pitch="variable" style:font-charset="x-symbol"/>
    <style:font-face style:name="OpenSymbol2" svg:font-family="OpenSymbol, 'Arial Unicode MS'" style:font-pitch="variable" style:font-charset="x-symbol"/>
    <style:font-face style:name="Times New Roman4" svg:font-family="'Times New Roman'" style:font-pitch="variable" style:font-charset="x-symbol"/>
    <style:font-face style:name="Times New Roman3" svg:font-family="'Times New Roman'" style:font-family-generic="roman" style:font-pitch="variable" style:font-charset="x-symbol"/>
    <style:font-face style:name="Mangal2" svg:font-family="Mangal" style:font-family-generic="system" style:font-pitch="variable" style:font-charset="x-symbol"/>
    <style:font-face style:name="Mangal5" svg:font-family="Mangal"/>
    <style:font-face style:name="OpenSymbol" svg:font-family="OpenSymbol"/>
    <style:font-face style:name="Times New Roman1" svg:font-family="'Times New Roman'" style:font-family-generic="roman"/>
    <style:font-face style:name="Times New Roman2" svg:font-family="'Times New Roman'" style:font-adornments="Normal" style:font-family-generic="roman"/>
    <style:font-face style:name="Gothic" svg:font-family="Gothic" style:font-pitch="variable"/>
    <style:font-face style:name="Lucidasans" svg:font-family="Lucidasans" style:font-pitch="variable"/>
    <style:font-face style:name="Mangal1" svg:font-family="Mangal" style:font-pitch="variable"/>
    <style:font-face style:name="OpenSymbol3" svg:font-family="OpenSymbol" style:font-pitch="variable"/>
    <style:font-face style:name="SimSun1" svg:font-family="SimSu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Mangal4" svg:font-family="Mangal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Tableau6" style:family="table">
      <style:table-properties style:width="19.001cm" fo:margin-top="0cm" fo:margin-bottom="0cm" table:align="margins"/>
    </style:style>
    <style:style style:name="Tableau6.A" style:family="table-column">
      <style:table-column-properties style:column-width="2.99cm" style:rel-column-width="10312*"/>
    </style:style>
    <style:style style:name="Tableau6.B" style:family="table-column">
      <style:table-column-properties style:column-width="1.931cm" style:rel-column-width="6661*"/>
    </style:style>
    <style:style style:name="Tableau6.C" style:family="table-column">
      <style:table-column-properties style:column-width="2.487cm" style:rel-column-width="8578*"/>
    </style:style>
    <style:style style:name="Tableau6.D" style:family="table-column">
      <style:table-column-properties style:column-width="5.98cm" style:rel-column-width="20624*"/>
    </style:style>
    <style:style style:name="Tableau6.E" style:family="table-column">
      <style:table-column-properties style:column-width="5.613cm" style:rel-column-width="19360*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middle" fo:padding="0cm" fo:border-left="1pt solid #000001" fo:border-right="none" fo:border-top="1pt solid #000001" fo:border-bottom="1pt solid #000001"/>
    </style:style>
    <style:style style:name="Tableau6.E1" style:family="table-cell">
      <style:table-cell-properties style:vertical-align="middle" fo:padding="0cm" fo:border="1pt solid #000001"/>
    </style:style>
    <style:style style:name="Tableau6.2" style:family="table-row">
      <style:table-row-properties style:row-height="5.001cm" fo:keep-together="auto"/>
    </style:style>
    <style:style style:name="Tableau6.A2" style:family="table-cell">
      <style:table-cell-properties style:vertical-align="middle" fo:padding="0cm" fo:border-left="1pt solid #000001" fo:border-right="none" fo:border-top="none" fo:border-bottom="1pt solid #000001"/>
    </style:style>
    <style:style style:name="Tableau6.D2" style:family="table-cell">
      <style:table-cell-properties style:vertical-align="" fo:padding="0cm" fo:border-left="1pt solid #000001" fo:border-right="none" fo:border-top="none" fo:border-bottom="1pt solid #000001"/>
    </style:style>
    <style:style style:name="Tableau6.E2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1" style:family="table">
      <style:table-properties style:width="5.5cm" fo:margin-top="0cm" fo:margin-bottom="0cm" table:align="center"/>
    </style:style>
    <style:style style:name="Tableau1.A" style:family="table-column">
      <style:table-column-properties style:column-width="1cm"/>
    </style:style>
    <style:style style:name="Tableau1.B" style:family="table-column">
      <style:table-column-properties style:column-width="4.5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middle" fo:padding="0cm" fo:border-left="none" fo:border-right="0.5pt solid #000001" fo:border-top="none" fo:border-bottom="1pt solid #000001"/>
    </style:style>
    <style:style style:name="Tableau1.B1" style:family="table-cell">
      <style:table-cell-properties style:vertical-align="middle" fo:padding="0cm" fo:border-left="1pt solid #000001" fo:border-right="none" fo:border-top="none" fo:border-bottom="1pt solid #000001"/>
    </style:style>
    <style:style style:name="Tableau1.2" style:family="table-row">
      <style:table-row-properties style:min-row-height="1.6cm" fo:keep-together="auto"/>
    </style:style>
    <style:style style:name="Tableau1.A2" style:family="table-cell">
      <style:table-cell-properties style:vertical-align="middle" fo:padding="0cm" fo:border-left="none" fo:border-right="0.5pt solid #000001" fo:border-top="0.5pt solid #000001" fo:border-bottom="none"/>
    </style:style>
    <style:style style:name="Tableau1.B2" style:family="table-cell">
      <style:table-cell-properties style:vertical-align="middle" fo:padding="0cm" fo:border-left="1pt solid #000001" fo:border-right="none" fo:border-top="0.5pt solid #000001" fo:border-bottom="none"/>
    </style:style>
    <style:style style:name="Tableau3" style:family="table">
      <style:table-properties style:width="5.5cm" fo:margin-top="0cm" fo:margin-bottom="0cm" table:align="center"/>
    </style:style>
    <style:style style:name="Tableau3.A" style:family="table-column">
      <style:table-column-properties style:column-width="1cm"/>
    </style:style>
    <style:style style:name="Tableau3.B" style:family="table-column">
      <style:table-column-properties style:column-width="4.5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middle" fo:padding="0cm" fo:border-left="none" fo:border-right="0.5pt solid #000001" fo:border-top="none" fo:border-bottom="1pt solid #000001"/>
    </style:style>
    <style:style style:name="Tableau3.B1" style:family="table-cell">
      <style:table-cell-properties style:vertical-align="middle" fo:padding="0cm" fo:border-left="1pt solid #000001" fo:border-right="none" fo:border-top="none" fo:border-bottom="1pt solid #000001"/>
    </style:style>
    <style:style style:name="Tableau3.2" style:family="table-row">
      <style:table-row-properties style:min-row-height="1.6cm" fo:keep-together="auto"/>
    </style:style>
    <style:style style:name="Tableau3.A2" style:family="table-cell">
      <style:table-cell-properties style:vertical-align="middle" fo:padding="0cm" fo:border-left="none" fo:border-right="0.5pt solid #000001" fo:border-top="0.5pt solid #000001" fo:border-bottom="none"/>
    </style:style>
    <style:style style:name="Tableau3.B2" style:family="table-cell">
      <style:table-cell-properties style:vertical-align="middle" fo:padding="0cm" fo:border-left="1pt solid #000001" fo:border-right="none" fo:border-top="0.5pt solid #000001" fo:border-bottom="none"/>
    </style:style>
    <style:style style:name="Tableau2" style:family="table">
      <style:table-properties style:width="5.5cm" fo:margin-top="0cm" fo:margin-bottom="0cm" table:align="center"/>
    </style:style>
    <style:style style:name="Tableau2.A" style:family="table-column">
      <style:table-column-properties style:column-width="1cm"/>
    </style:style>
    <style:style style:name="Tableau2.B" style:family="table-column">
      <style:table-column-properties style:column-width="4.5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middle" fo:padding="0cm" fo:border-left="none" fo:border-right="0.5pt solid #000001" fo:border-top="none" fo:border-bottom="1pt solid #000001"/>
    </style:style>
    <style:style style:name="Tableau2.B1" style:family="table-cell">
      <style:table-cell-properties style:vertical-align="middle" fo:padding="0cm" fo:border-left="1pt solid #000001" fo:border-right="none" fo:border-top="none" fo:border-bottom="1pt solid #000001"/>
    </style:style>
    <style:style style:name="Tableau2.2" style:family="table-row">
      <style:table-row-properties style:min-row-height="1.6cm" fo:keep-together="auto"/>
    </style:style>
    <style:style style:name="Tableau2.A2" style:family="table-cell">
      <style:table-cell-properties style:vertical-align="middle" fo:padding="0cm" fo:border-left="none" fo:border-right="0.5pt solid #000001" fo:border-top="0.5pt solid #000001" fo:border-bottom="none"/>
    </style:style>
    <style:style style:name="Tableau2.B2" style:family="table-cell">
      <style:table-cell-properties style:vertical-align="middle" fo:padding="0cm" fo:border-left="1pt solid #000001" fo:border-right="none" fo:border-top="0.5pt solid #000001" fo:border-bottom="none"/>
    </style:style>
    <style:style style:name="Tableau4" style:family="table">
      <style:table-properties style:width="5.5cm" fo:margin-top="0cm" fo:margin-bottom="0cm" table:align="center"/>
    </style:style>
    <style:style style:name="Tableau4.A" style:family="table-column">
      <style:table-column-properties style:column-width="1cm"/>
    </style:style>
    <style:style style:name="Tableau4.B" style:family="table-column">
      <style:table-column-properties style:column-width="4.5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middle" fo:padding="0cm" fo:border-left="none" fo:border-right="0.5pt solid #000001" fo:border-top="none" fo:border-bottom="1pt solid #000001"/>
    </style:style>
    <style:style style:name="Tableau4.B1" style:family="table-cell">
      <style:table-cell-properties style:vertical-align="middle" fo:padding="0cm" fo:border-left="1pt solid #000001" fo:border-right="none" fo:border-top="none" fo:border-bottom="1pt solid #000001"/>
    </style:style>
    <style:style style:name="Tableau4.2" style:family="table-row">
      <style:table-row-properties style:min-row-height="1.6cm" fo:keep-together="auto"/>
    </style:style>
    <style:style style:name="Tableau4.A2" style:family="table-cell">
      <style:table-cell-properties style:vertical-align="middle" fo:padding="0cm" fo:border-left="none" fo:border-right="0.5pt solid #000001" fo:border-top="0.5pt solid #000001" fo:border-bottom="none"/>
    </style:style>
    <style:style style:name="Tableau4.B2" style:family="table-cell">
      <style:table-cell-properties style:vertical-align="middle" fo:padding="0cm" fo:border-left="1pt solid #000001" fo:border-right="none" fo:border-top="0.5pt solid #000001" fo:border-bottom="none"/>
    </style:style>
    <style:style style:name="P1" style:family="paragraph" style:parent-style-name="Standard">
      <style:text-properties officeooo:paragraph-rsid="0006f4d8"/>
    </style:style>
    <style:style style:name="P2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18pt" officeooo:paragraph-rsid="001253f3" style:font-size-asian="18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8pt" style:font-size-asian="18pt" style:font-size-complex="18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text-align="start" style:justify-single-word="false"/>
      <style:text-properties officeooo:paragraph-rsid="0048fe0d"/>
    </style:style>
    <style:style style:name="P8" style:family="paragraph" style:parent-style-name="Standard">
      <style:paragraph-properties fo:text-align="start" style:justify-single-word="false"/>
      <style:text-properties officeooo:paragraph-rsid="00606cdc"/>
    </style:style>
    <style:style style:name="P9" style:family="paragraph" style:parent-style-name="Standard">
      <style:paragraph-properties fo:text-align="start" style:justify-single-word="false"/>
      <style:text-properties officeooo:paragraph-rsid="0060a983"/>
    </style:style>
    <style:style style:name="P10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  <style:style style:name="P11" style:family="paragraph" style:parent-style-name="Standard">
      <style:text-properties officeooo:rsid="001dd1bd" officeooo:paragraph-rsid="001dd1bd"/>
    </style:style>
    <style:style style:name="P12" style:family="paragraph" style:parent-style-name="Standard">
      <style:text-properties officeooo:rsid="001dd1bd" officeooo:paragraph-rsid="0039cc93"/>
    </style:style>
    <style:style style:name="P13" style:family="paragraph" style:parent-style-name="Standard">
      <style:text-properties fo:font-weight="bold" style:font-weight-asian="bold" style:font-weight-complex="bold"/>
    </style:style>
    <style:style style:name="P14" style:family="paragraph" style:parent-style-name="Standard">
      <style:text-properties fo:font-weight="bold" officeooo:rsid="001feef8" officeooo:paragraph-rsid="001feef8" style:font-weight-asian="bold" style:font-weight-complex="bold"/>
    </style:style>
    <style:style style:name="P15" style:family="paragraph" style:parent-style-name="Standard">
      <style:text-properties fo:font-weight="bold" officeooo:rsid="003db907" officeooo:paragraph-rsid="003db907" style:font-weight-asian="bold" style:font-weight-complex="bold"/>
    </style:style>
    <style:style style:name="P16" style:family="paragraph" style:parent-style-name="Standard">
      <style:text-properties fo:font-weight="bold" officeooo:rsid="005caef6" officeooo:paragraph-rsid="005caef6" style:font-weight-asian="bold" style:font-weight-complex="bold"/>
    </style:style>
    <style:style style:name="P17" style:family="paragraph" style:parent-style-name="Standard">
      <style:text-properties fo:color="#333333" officeooo:rsid="001dd1bd" officeooo:paragraph-rsid="003d0197"/>
    </style:style>
    <style:style style:name="P18" style:family="paragraph" style:parent-style-name="Standard">
      <style:paragraph-properties>
        <style:tab-stops>
          <style:tab-stop style:position="6.001cm" style:type="right"/>
          <style:tab-stop style:position="6.5cm"/>
        </style:tab-stops>
      </style:paragraph-properties>
      <style:text-properties fo:color="#333333" officeooo:paragraph-rsid="003b1bcd"/>
    </style:style>
    <style:style style:name="P19" style:family="paragraph" style:parent-style-name="Standard">
      <style:paragraph-properties>
        <style:tab-stops>
          <style:tab-stop style:position="6.001cm" style:type="right"/>
          <style:tab-stop style:position="6.5cm"/>
        </style:tab-stops>
      </style:paragraph-properties>
      <style:text-properties fo:color="#333333" officeooo:paragraph-rsid="003d0197"/>
    </style:style>
    <style:style style:name="P20" style:family="paragraph" style:parent-style-name="Standard">
      <style:paragraph-properties>
        <style:tab-stops>
          <style:tab-stop style:position="6.001cm" style:type="right"/>
          <style:tab-stop style:position="6.5cm"/>
        </style:tab-stops>
      </style:paragraph-properties>
      <style:text-properties fo:color="#333333" officeooo:paragraph-rsid="001dd1bd"/>
    </style:style>
    <style:style style:name="P21" style:family="paragraph" style:parent-style-name="Standard">
      <style:paragraph-properties fo:text-align="center" style:justify-single-word="false"/>
      <style:text-properties fo:color="#333333" fo:font-size="18pt" officeooo:rsid="001253f3" officeooo:paragraph-rsid="006bed12" style:font-size-asian="18pt" style:font-size-complex="18pt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8pt" fo:language="fr" fo:country="FR" style:font-size-asian="18pt" style:language-asian="fr" style:country-asian="FR" style:font-name-complex="Times New Roman5" style:font-size-complex="18pt" style:language-complex="ar" style:country-complex="SA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8pt" fo:language="fr" fo:country="FR" officeooo:rsid="006bed12" officeooo:paragraph-rsid="006bed12" style:font-size-asian="18pt" style:language-asian="fr" style:country-asian="FR" style:font-name-complex="Times New Roman5" style:font-size-complex="18pt" style:language-complex="ar" style:country-complex="SA"/>
    </style:style>
    <style:style style:name="P24" style:family="paragraph" style:parent-style-name="Standard">
      <style:paragraph-properties fo:text-align="center" style:justify-single-word="false"/>
      <style:text-properties style:font-name="Times New Roman" fo:font-size="18pt" fo:language="fr" fo:country="FR" fo:font-style="italic" style:font-size-asian="18pt" style:language-asian="fr" style:country-asian="FR" style:font-style-asian="italic" style:font-name-complex="Times New Roman5" style:font-size-complex="18pt" style:language-complex="ar" style:country-complex="SA" style:font-style-complex="italic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18pt" fo:language="fr" fo:country="FR" fo:font-style="italic" officeooo:rsid="006bed12" officeooo:paragraph-rsid="006bed12" style:font-size-asian="18pt" style:language-asian="fr" style:country-asian="FR" style:font-style-asian="italic" style:font-name-complex="Times New Roman5" style:font-size-complex="18pt" style:language-complex="ar" style:country-complex="SA" style:font-style-complex="italic"/>
    </style:style>
    <style:style style:name="P26" style:family="paragraph" style:parent-style-name="Standard">
      <style:paragraph-properties fo:text-align="center" style:justify-single-word="false"/>
      <style:text-properties style:font-name="Times New Roman" fo:font-size="18pt" fo:language="fr" fo:country="FR" fo:font-style="normal" officeooo:rsid="006665a7" officeooo:paragraph-rsid="006665a7" style:font-size-asian="18pt" style:language-asian="fr" style:country-asian="FR" style:font-style-asian="normal" style:font-name-complex="Times New Roman5" style:font-size-complex="18pt" style:language-complex="ar" style:country-complex="SA" style:font-style-complex="normal"/>
    </style:style>
    <style:style style:name="P27" style:family="paragraph" style:parent-style-name="Standard">
      <style:paragraph-properties>
        <style:tab-stops>
          <style:tab-stop style:position="6.001cm" style:type="right"/>
          <style:tab-stop style:position="6.5cm"/>
        </style:tab-stops>
      </style:paragraph-properties>
      <style:text-properties officeooo:paragraph-rsid="003b1bcd"/>
    </style:style>
    <style:style style:name="P28" style:family="paragraph" style:parent-style-name="Standard">
      <style:text-properties officeooo:paragraph-rsid="0047173a"/>
    </style:style>
    <style:style style:name="P29" style:family="paragraph" style:parent-style-name="Standard">
      <style:text-properties officeooo:paragraph-rsid="004a0a6b"/>
    </style:style>
    <style:style style:name="P30" style:family="paragraph" style:parent-style-name="Standard">
      <style:text-properties officeooo:rsid="0048b822" officeooo:paragraph-rsid="0048b822"/>
    </style:style>
    <style:style style:name="P31" style:family="paragraph" style:parent-style-name="Standard">
      <style:paragraph-properties fo:text-align="start" style:justify-single-word="false"/>
      <style:text-properties officeooo:rsid="0048b822" officeooo:paragraph-rsid="0060a983"/>
    </style:style>
    <style:style style:name="P32" style:family="paragraph" style:parent-style-name="Standard">
      <style:text-properties officeooo:paragraph-rsid="0048fe0d"/>
    </style:style>
    <style:style style:name="P33" style:family="paragraph" style:parent-style-name="Standard">
      <style:text-properties officeooo:paragraph-rsid="004c9497"/>
    </style:style>
    <style:style style:name="P34" style:family="paragraph" style:parent-style-name="Standard">
      <style:text-properties officeooo:paragraph-rsid="005b6f8a"/>
    </style:style>
    <style:style style:name="P35" style:family="paragraph" style:parent-style-name="Standard">
      <style:text-properties officeooo:paragraph-rsid="005caef6"/>
    </style:style>
    <style:style style:name="P36" style:family="paragraph" style:parent-style-name="Standard">
      <style:text-properties officeooo:paragraph-rsid="00606cdc"/>
    </style:style>
    <style:style style:name="P37" style:family="paragraph" style:parent-style-name="Standard">
      <style:text-properties fo:font-weight="normal" officeooo:rsid="00606cdc" officeooo:paragraph-rsid="00606cdc" style:font-weight-asian="normal" style:font-weight-complex="normal"/>
    </style:style>
    <style:style style:name="P38" style:family="paragraph" style:parent-style-name="Standard">
      <style:text-properties officeooo:paragraph-rsid="0060a983"/>
    </style:style>
    <style:style style:name="P39" style:family="paragraph" style:parent-style-name="Standard">
      <style:text-properties officeooo:paragraph-rsid="00635638"/>
    </style:style>
    <style:style style:name="P40" style:family="paragraph" style:parent-style-name="Standard">
      <style:text-properties officeooo:rsid="0060a983" officeooo:paragraph-rsid="0060a983"/>
    </style:style>
    <style:style style:name="P41" style:family="paragraph" style:parent-style-name="Standard">
      <style:text-properties officeooo:paragraph-rsid="001253f3"/>
    </style:style>
    <style:style style:name="P42" style:family="paragraph" style:parent-style-name="Standard">
      <style:text-properties style:text-position="0% 100%" officeooo:rsid="00799790" officeooo:paragraph-rsid="00799790"/>
    </style:style>
    <style:style style:name="P43" style:family="paragraph" style:parent-style-name="Standard">
      <style:text-properties fo:color="#111111" officeooo:paragraph-rsid="00606cdc"/>
    </style:style>
    <style:style style:name="P44" style:family="paragraph" style:parent-style-name="Standard">
      <style:paragraph-properties fo:text-align="center" style:justify-single-word="false"/>
      <style:text-properties fo:color="#111111" style:font-name="Times New Roman" fo:font-size="18pt" fo:language="fr" fo:country="FR" fo:font-style="normal" officeooo:rsid="006665a7" officeooo:paragraph-rsid="006665a7" style:font-size-asian="18pt" style:language-asian="fr" style:country-asian="FR" style:font-style-asian="normal" style:font-name-complex="Times New Roman5" style:font-size-complex="18pt" style:language-complex="ar" style:country-complex="SA" style:font-style-complex="normal"/>
    </style:style>
    <style:style style:name="P45" style:family="paragraph" style:parent-style-name="Standard">
      <style:paragraph-properties fo:text-align="center" style:justify-single-word="false"/>
      <style:text-properties fo:color="#111111" style:font-name="Times New Roman" fo:font-size="18pt" fo:language="fr" fo:country="FR" fo:font-style="normal" officeooo:rsid="006bed12" officeooo:paragraph-rsid="006bed12" style:font-size-asian="18pt" style:language-asian="fr" style:country-asian="FR" style:font-style-asian="normal" style:font-name-complex="Times New Roman5" style:font-size-complex="18pt" style:language-complex="ar" style:country-complex="SA" style:font-style-complex="normal"/>
    </style:style>
    <style:style style:name="P46" style:family="paragraph" style:parent-style-name="Standard">
      <style:paragraph-properties fo:text-align="center" style:justify-single-word="false"/>
      <style:text-properties style:use-window-font-color="true" officeooo:rsid="001253f3" officeooo:paragraph-rsid="001253f3"/>
    </style:style>
    <style:style style:name="P47" style:family="paragraph" style:parent-style-name="Standard">
      <style:paragraph-properties fo:text-align="center" style:justify-single-word="false"/>
      <style:text-properties style:use-window-font-color="true" officeooo:rsid="001253f3" officeooo:paragraph-rsid="006bed12"/>
    </style:style>
    <style:style style:name="P48" style:family="paragraph" style:parent-style-name="Standard">
      <style:paragraph-properties fo:text-align="center" style:justify-single-word="false"/>
      <style:text-properties style:use-window-font-color="true" fo:font-size="18pt" officeooo:rsid="001253f3" officeooo:paragraph-rsid="006665a7" style:font-size-asian="18pt" style:font-size-complex="18pt"/>
    </style:style>
    <style:style style:name="P49" style:family="paragraph" style:parent-style-name="Standard">
      <style:paragraph-properties fo:text-align="center" style:justify-single-word="false"/>
      <style:text-properties style:use-window-font-color="true" fo:font-size="18pt" officeooo:rsid="001253f3" officeooo:paragraph-rsid="006bed12" style:font-size-asian="18pt" style:font-size-complex="18pt"/>
    </style:style>
    <style:style style:name="P50" style:family="paragraph" style:parent-style-name="Standard">
      <style:paragraph-properties fo:text-align="center" style:justify-single-word="false"/>
      <style:text-properties style:use-window-font-color="true" fo:font-size="18pt" fo:font-style="normal" officeooo:rsid="0068579e" officeooo:paragraph-rsid="0068579e" style:font-size-asian="18pt" style:font-style-asian="normal" style:font-size-complex="18pt" style:font-style-complex="normal"/>
    </style:style>
    <style:style style:name="P51" style:family="paragraph" style:parent-style-name="Standard">
      <style:paragraph-properties fo:text-align="center" style:justify-single-word="false"/>
      <style:text-properties style:use-window-font-color="true" style:font-name="OpenSymbol1" officeooo:rsid="001253f3" officeooo:paragraph-rsid="001253f3"/>
    </style:style>
    <style:style style:name="P52" style:family="paragraph" style:parent-style-name="Standard">
      <style:paragraph-properties fo:margin-top="0cm" fo:margin-bottom="0cm" loext:contextual-spacing="false" fo:text-align="center" style:justify-single-word="false" style:shadow="none"/>
      <style:text-properties fo:font-size="18pt" style:font-size-asian="18pt" style:font-size-complex="18pt"/>
    </style:style>
    <style:style style:name="P53" style:family="paragraph" style:parent-style-name="Standard" style:master-page-name="">
      <loext:graphic-properties draw:fill="solid" draw:fill-color="#cccccc" draw:opacity="100%"/>
      <style:paragraph-properties fo:margin-left="3.5cm" fo:margin-right="0cm" fo:text-indent="0cm" style:auto-text-indent="false" style:page-number="auto" fo:background-color="#cccccc" fo:padding="0.049cm" fo:border="0.99pt solid #000000" style:shadow="none">
        <style:tab-stops/>
      </style:paragraph-properties>
    </style:style>
    <style:style style:name="P54" style:family="paragraph" style:parent-style-name="Standard">
      <loext:graphic-properties draw:fill="solid" draw:fill-color="#cccccc" draw:opacity="100%"/>
      <style:paragraph-properties fo:margin-left="3.5cm" fo:margin-right="0cm" fo:text-indent="0cm" style:auto-text-indent="false" fo:background-color="#cccccc" fo:padding="0.049cm" fo:border="0.99pt solid #000000" style:shadow="none">
        <style:tab-stops/>
      </style:paragraph-properties>
      <style:text-properties style:font-name="Times New Roman" fo:font-size="8pt" style:font-size-asian="8pt"/>
    </style:style>
    <style:style style:name="P55" style:family="paragraph" style:parent-style-name="Standard">
      <loext:graphic-properties draw:fill="solid" draw:fill-color="#cccccc" draw:opacity="100%"/>
      <style:paragraph-properties fo:margin-left="3.5cm" fo:margin-right="0cm" fo:text-indent="0cm" style:auto-text-indent="false" fo:background-color="#cccccc" fo:padding="0.049cm" fo:border="0.99pt solid #000000" style:shadow="none">
        <style:tab-stops/>
      </style:paragraph-properties>
      <style:text-properties officeooo:paragraph-rsid="001dd1bd"/>
    </style:style>
    <style:style style:name="P56" style:family="paragraph" style:parent-style-name="Standard">
      <style:paragraph-properties fo:break-before="page"/>
      <style:text-properties style:font-name="Times New Roman" officeooo:rsid="00799790" officeooo:paragraph-rsid="00799790" style:font-name-asian="SimSun" style:font-name-complex="Mangal"/>
    </style:style>
    <style:style style:name="P57" style:family="paragraph" style:parent-style-name="tfTitre_20_I_29_">
      <style:text-properties officeooo:rsid="0047173a" officeooo:paragraph-rsid="0047173a"/>
    </style:style>
    <style:style style:name="P58" style:family="paragraph" style:parent-style-name="tfTitre_20_I_29_">
      <style:paragraph-properties fo:break-before="page"/>
      <style:text-properties officeooo:rsid="00117a52" officeooo:paragraph-rsid="0047173a"/>
    </style:style>
    <style:style style:name="P59" style:family="paragraph" style:parent-style-name="tfTitre_20_I_29_">
      <style:paragraph-properties fo:break-before="page"/>
      <style:text-properties fo:font-size="21pt" officeooo:rsid="001dd1bd" officeooo:paragraph-rsid="006bed12" style:font-size-asian="21pt" style:font-size-complex="21pt"/>
    </style:style>
    <style:style style:name="P60" style:family="paragraph" style:parent-style-name="tfTitre_20_1_29_">
      <style:text-properties officeooo:rsid="00574778" officeooo:paragraph-rsid="00574778"/>
    </style:style>
    <style:style style:name="P61" style:family="paragraph" style:parent-style-name="tfTitre_20_1_29_">
      <style:text-properties officeooo:rsid="00574778" officeooo:paragraph-rsid="005b6f8a"/>
    </style:style>
    <style:style style:name="P62" style:family="paragraph" style:parent-style-name="tfTitre_20_1_29_">
      <style:paragraph-properties fo:break-before="page"/>
    </style:style>
    <style:style style:name="P63" style:family="paragraph" style:parent-style-name="tfTitre_20_Chapitre" style:master-page-name="Right_20_Page">
      <style:paragraph-properties style:page-number="auto"/>
      <style:text-properties fo:font-size="24pt" style:font-size-asian="24pt" style:font-size-complex="24pt"/>
    </style:style>
    <style:style style:name="P64" style:family="paragraph" style:parent-style-name="Standard" style:list-style-name="tfPuce"/>
    <style:style style:name="P65" style:family="paragraph" style:parent-style-name="Standard" style:list-style-name="tfPuce">
      <style:text-properties officeooo:paragraph-rsid="0047173a"/>
    </style:style>
    <style:style style:name="P66" style:family="paragraph" style:parent-style-name="Standard" style:list-style-name="tfPuce">
      <style:text-properties officeooo:paragraph-rsid="004a0a6b"/>
    </style:style>
    <style:style style:name="P67" style:family="paragraph" style:parent-style-name="Standard" style:list-style-name="tfPuce">
      <style:text-properties officeooo:paragraph-rsid="005b6f8a"/>
    </style:style>
    <style:style style:name="P68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Gothic" style:font-size-asian="18pt" style:font-style-asian="normal" style:font-weight-asian="normal" style:font-name-complex="Lucida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9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style:paragraph-properties fo:margin-left="0cm" fo:margin-right="0cm" fo:margin-top="0cm" fo:margin-bottom="0cm" fo:line-height="100%" fo:text-indent="0cm"/>
    </style:style>
    <style:style style:name="P7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3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P74" style:family="paragraph">
      <loext:graphic-properties draw:fill="solid" draw:fill-color="#cccccc"/>
      <style:text-properties fo:font-size="18pt" style:font-size-asian="18pt" style:font-size-complex="18pt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dd1bd" style:font-style-asian="italic" style:font-style-complex="italic"/>
    </style:style>
    <style:style style:name="T4" style:family="text">
      <style:text-properties fo:font-style="italic" officeooo:rsid="0047173a" style:font-style-asian="italic" style:font-style-complex="italic"/>
    </style:style>
    <style:style style:name="T5" style:family="text">
      <style:text-properties fo:font-style="italic" officeooo:rsid="004a0a6b" style:font-style-asian="italic" style:font-style-complex="italic"/>
    </style:style>
    <style:style style:name="T6" style:family="text">
      <style:text-properties fo:font-style="italic" officeooo:rsid="004acac4" style:font-style-asian="italic" style:font-style-complex="italic"/>
    </style:style>
    <style:style style:name="T7" style:family="text">
      <style:text-properties fo:font-style="italic" officeooo:rsid="0048b822" style:font-style-asian="italic" style:font-style-complex="italic"/>
    </style:style>
    <style:style style:name="T8" style:family="text">
      <style:text-properties fo:font-style="italic" officeooo:rsid="0060a983" style:font-style-asian="italic" style:font-style-complex="italic"/>
    </style:style>
    <style:style style:name="T9" style:family="text">
      <style:text-properties fo:font-style="italic" officeooo:rsid="00635638" style:font-style-asian="italic" style:font-style-complex="italic"/>
    </style:style>
    <style:style style:name="T10" style:family="text">
      <style:text-properties fo:font-style="italic" officeooo:rsid="00814072" style:font-style-asian="italic" style:font-style-complex="italic"/>
    </style:style>
    <style:style style:name="T11" style:family="text">
      <style:text-properties fo:font-style="italic" officeooo:rsid="0047173a"/>
    </style:style>
    <style:style style:name="T12" style:family="text">
      <style:text-properties fo:font-style="italic" officeooo:rsid="0048b822"/>
    </style:style>
    <style:style style:name="T13" style:family="text">
      <style:text-properties fo:font-style="italic" officeooo:rsid="004acac4"/>
    </style:style>
    <style:style style:name="T14" style:family="text">
      <style:text-properties fo:font-style="italic" officeooo:rsid="00635638"/>
    </style:style>
    <style:style style:name="T15" style:family="text">
      <style:text-properties style:font-name="OpenSymbol1" fo:font-size="18pt" style:font-size-asian="18pt"/>
    </style:style>
    <style:style style:name="T16" style:family="text">
      <style:text-properties style:font-name="OpenSymbol1" fo:font-size="18pt" officeooo:rsid="001eff7e" style:font-size-asian="18pt"/>
    </style:style>
    <style:style style:name="T17" style:family="text">
      <style:text-properties style:font-name="OpenSymbol1" fo:font-size="18pt" fo:language="fr" fo:country="FR" officeooo:rsid="00606cdc" style:font-size-asian="18pt" style:language-asian="fr" style:country-asian="FR" style:font-name-complex="Times New Roman5" style:font-size-complex="18pt" style:language-complex="ar" style:country-complex="SA"/>
    </style:style>
    <style:style style:name="T18" style:family="text">
      <style:text-properties style:font-name="OpenSymbol1" officeooo:rsid="001dd1bd"/>
    </style:style>
    <style:style style:name="T19" style:family="text">
      <style:text-properties style:font-name="OpenSymbol1" officeooo:rsid="0048b822"/>
    </style:style>
    <style:style style:name="T20" style:family="text">
      <style:text-properties style:font-name="OpenSymbol1" officeooo:rsid="00606cdc"/>
    </style:style>
    <style:style style:name="T21" style:family="text">
      <style:text-properties style:text-position="super 58%" style:font-name="Times New Roman" fo:language="fr" fo:country="FR" style:language-asian="fr" style:country-asian="FR" style:font-name-complex="Times New Roman5" style:language-complex="ar" style:country-complex="SA"/>
    </style:style>
    <style:style style:name="T22" style:family="text">
      <style:text-properties style:text-position="super 58%" style:font-name="Times New Roman" fo:language="fr" fo:country="FR" fo:font-style="normal" officeooo:rsid="006bed12" style:language-asian="fr" style:country-asian="FR" style:font-style-asian="normal" style:font-name-complex="Times New Roman5" style:language-complex="ar" style:country-complex="SA" style:font-style-complex="normal"/>
    </style:style>
    <style:style style:name="T23" style:family="text">
      <style:text-properties style:text-position="super 58%" style:font-name="Times New Roman" fo:font-size="18pt" style:font-size-asian="18pt"/>
    </style:style>
    <style:style style:name="T24" style:family="text">
      <style:text-properties style:text-position="super 58%" style:font-name="Times New Roman" fo:font-size="18pt" fo:language="fr" fo:country="FR" fo:font-style="normal" officeooo:rsid="0048b822" style:font-size-asian="18pt" style:language-asian="fr" style:country-asian="FR" style:font-style-asian="normal" style:font-name-complex="Times New Roman5" style:font-size-complex="18pt" style:language-complex="ar" style:country-complex="SA" style:font-style-complex="normal"/>
    </style:style>
    <style:style style:name="T25" style:family="text">
      <style:text-properties style:text-position="super 58%" style:font-name="Times New Roman" officeooo:rsid="0060a983"/>
    </style:style>
    <style:style style:name="T26" style:family="text">
      <style:text-properties style:text-position="super 58%" officeooo:rsid="001eff7e"/>
    </style:style>
    <style:style style:name="T27" style:family="text">
      <style:text-properties style:text-position="super 58%" style:font-name="OpenSymbol1" officeooo:rsid="0026c4c5"/>
    </style:style>
    <style:style style:name="T28" style:family="text">
      <style:text-properties style:text-position="super 58%" style:font-name="OpenSymbol1" officeooo:rsid="003d0197"/>
    </style:style>
    <style:style style:name="T29" style:family="text">
      <style:text-properties style:text-position="super 58%" officeooo:rsid="003d0197"/>
    </style:style>
    <style:style style:name="T30" style:family="text">
      <style:text-properties style:text-position="super 58%" officeooo:rsid="0047173a"/>
    </style:style>
    <style:style style:name="T31" style:family="text">
      <style:text-properties style:text-position="super 58%" officeooo:rsid="005caef6"/>
    </style:style>
    <style:style style:name="T32" style:family="text">
      <style:text-properties style:font-name="OpenSymbol3"/>
    </style:style>
    <style:style style:name="T33" style:family="text">
      <style:text-properties style:font-name="OpenSymbol3" fo:language="fr" fo:country="FR" officeooo:rsid="001253f3" style:language-asian="fr" style:country-asian="FR" style:font-name-complex="Times New Roman5" style:language-complex="ar" style:country-complex="SA"/>
    </style:style>
    <style:style style:name="T34" style:family="text">
      <style:text-properties style:font-name="OpenSymbol3" fo:font-size="18pt" fo:language="fr" fo:country="FR" officeooo:rsid="001253f3" style:font-size-asian="18pt" style:language-asian="fr" style:country-asian="FR" style:font-name-complex="Times New Roman5" style:font-size-complex="18pt" style:language-complex="ar" style:country-complex="SA"/>
    </style:style>
    <style:style style:name="T35" style:family="text">
      <style:text-properties style:font-name="Times New Roman"/>
    </style:style>
    <style:style style:name="T36" style:family="text">
      <style:text-properties style:font-name="Times New Roman" fo:font-size="18pt" fo:language="fr" fo:country="FR" style:font-size-asian="18pt" style:language-asian="fr" style:country-asian="FR" style:font-name-complex="Times New Roman5" style:font-size-complex="18pt" style:language-complex="ar" style:country-complex="SA"/>
    </style:style>
    <style:style style:name="T37" style:family="text">
      <style:text-properties style:font-name="Times New Roman" fo:font-size="18pt" fo:language="fr" fo:country="FR" officeooo:rsid="0048b822" style:font-size-asian="18pt" style:language-asian="fr" style:country-asian="FR" style:font-name-complex="Times New Roman5" style:font-size-complex="18pt" style:language-complex="ar" style:country-complex="SA"/>
    </style:style>
    <style:style style:name="T38" style:family="text">
      <style:text-properties style:font-name="Times New Roman" fo:font-size="18pt" fo:language="fr" fo:country="FR" officeooo:rsid="00606cdc" style:font-size-asian="18pt" style:language-asian="fr" style:country-asian="FR" style:font-name-complex="Times New Roman5" style:font-size-complex="18pt" style:language-complex="ar" style:country-complex="SA"/>
    </style:style>
    <style:style style:name="T39" style:family="text">
      <style:text-properties style:font-name="Times New Roman" fo:font-size="18pt" fo:language="fr" fo:country="FR" fo:font-style="italic" style:font-size-asian="18pt" style:language-asian="fr" style:country-asian="FR" style:font-style-asian="italic" style:font-name-complex="Times New Roman5" style:font-size-complex="18pt" style:language-complex="ar" style:country-complex="SA" style:font-style-complex="italic"/>
    </style:style>
    <style:style style:name="T40" style:family="text">
      <style:text-properties style:font-name="Times New Roman" fo:font-size="18pt" fo:language="fr" fo:country="FR" fo:font-style="italic" officeooo:rsid="0048b822" style:font-size-asian="18pt" style:language-asian="fr" style:country-asian="FR" style:font-style-asian="italic" style:font-name-complex="Times New Roman5" style:font-size-complex="18pt" style:language-complex="ar" style:country-complex="SA" style:font-style-complex="italic"/>
    </style:style>
    <style:style style:name="T41" style:family="text">
      <style:text-properties style:font-name="Times New Roman" fo:font-size="18pt" fo:language="fr" fo:country="FR" fo:font-style="italic" officeooo:rsid="0060a983" style:font-size-asian="18pt" style:language-asian="fr" style:country-asian="FR" style:font-name-complex="Times New Roman5" style:font-size-complex="18pt" style:language-complex="ar" style:country-complex="SA"/>
    </style:style>
    <style:style style:name="T42" style:family="text">
      <style:text-properties style:font-name="Times New Roman" fo:font-size="18pt" fo:font-style="normal" fo:font-weight="normal" style:font-size-asian="18pt" style:font-style-asian="normal" style:font-weight-asian="normal"/>
    </style:style>
    <style:style style:name="T43" style:family="text">
      <style:text-properties style:font-name="Times New Roman" fo:font-size="18pt" fo:font-style="normal" fo:font-weight="normal" officeooo:rsid="0042846f" style:font-size-asian="18pt" style:font-style-asian="normal" style:font-weight-asian="normal"/>
    </style:style>
    <style:style style:name="T44" style:family="text">
      <style:text-properties style:font-name="Times New Roman" fo:font-size="18pt" fo:font-style="normal" fo:font-weight="normal" officeooo:rsid="007232c7" style:font-size-asian="18pt" style:font-style-asian="normal" style:font-weight-asian="normal"/>
    </style:style>
    <style:style style:name="T45" style:family="text">
      <style:text-properties style:font-name="Times New Roman" fo:font-size="18pt" fo:font-style="italic" style:font-size-asian="18pt" style:font-style-asian="italic"/>
    </style:style>
    <style:style style:name="T46" style:family="text">
      <style:text-properties style:font-name="Times New Roman" fo:font-size="18pt" fo:font-style="italic" fo:font-weight="normal" style:font-size-asian="18pt" style:font-style-asian="italic" style:font-weight-asian="normal"/>
    </style:style>
    <style:style style:name="T47" style:family="text">
      <style:text-properties style:font-name="Times New Roman" fo:font-size="18pt" fo:font-style="italic" fo:font-weight="normal" officeooo:rsid="003db907" style:font-size-asian="18pt" style:font-style-asian="italic" style:font-weight-asian="normal"/>
    </style:style>
    <style:style style:name="T48" style:family="text">
      <style:text-properties style:font-name="Times New Roman" fo:font-size="18pt" style:font-size-asian="18pt"/>
    </style:style>
    <style:style style:name="T49" style:family="text">
      <style:text-properties style:font-name="Times New Roman" fo:font-size="18pt" officeooo:rsid="00787590" style:font-size-asian="18pt"/>
    </style:style>
    <style:style style:name="T50" style:family="text">
      <style:text-properties style:font-name="Times New Roman" fo:language="fr" fo:country="FR" style:language-asian="fr" style:country-asian="FR" style:font-name-complex="Times New Roman5" style:language-complex="ar" style:country-complex="SA"/>
    </style:style>
    <style:style style:name="T51" style:family="text">
      <style:text-properties style:font-name="Times New Roman" fo:language="fr" fo:country="FR" fo:font-style="italic" style:language-asian="fr" style:country-asian="FR" style:font-style-asian="italic" style:font-name-complex="Times New Roman5" style:language-complex="ar" style:country-complex="SA" style:font-style-complex="italic"/>
    </style:style>
    <style:style style:name="T52" style:family="text">
      <style:text-properties style:font-name="Times New Roman" officeooo:rsid="0048b822"/>
    </style:style>
    <style:style style:name="T53" style:family="text">
      <style:text-properties style:font-name="Times New Roman" officeooo:rsid="00606cdc"/>
    </style:style>
    <style:style style:name="T54" style:family="text">
      <style:text-properties style:font-name="Times New Roman" fo:font-style="italic" officeooo:rsid="0047173a" style:font-style-asian="italic" style:font-style-complex="italic"/>
    </style:style>
    <style:style style:name="T55" style:family="text">
      <style:text-properties style:font-name="Times New Roman" officeooo:rsid="0060a983"/>
    </style:style>
    <style:style style:name="T56" style:family="text">
      <style:text-properties fo:color="#333333" style:text-position="0% 100%" officeooo:rsid="003b1bcd"/>
    </style:style>
    <style:style style:name="T57" style:family="text">
      <style:text-properties fo:color="#333333" style:font-name="Times New Roman" fo:font-size="18pt" officeooo:rsid="003b1bcd" style:font-size-asian="18pt" style:font-size-complex="18pt"/>
    </style:style>
    <style:style style:name="T58" style:family="text">
      <style:text-properties fo:color="#333333" officeooo:rsid="001dd1bd"/>
    </style:style>
    <style:style style:name="T59" style:family="text">
      <style:text-properties officeooo:rsid="001dd1bd"/>
    </style:style>
    <style:style style:name="T60" style:family="text">
      <style:text-properties style:text-position="sub 58%" style:font-name="Times New Roman" fo:font-size="18pt" style:font-size-asian="18pt"/>
    </style:style>
    <style:style style:name="T61" style:family="text">
      <style:text-properties style:text-position="sub 58%" officeooo:rsid="001dd1bd"/>
    </style:style>
    <style:style style:name="T62" style:family="text">
      <style:text-properties style:text-position="sub 58%" fo:font-size="18pt" officeooo:rsid="001dd1bd" style:font-size-asian="18pt" style:font-size-complex="18pt"/>
    </style:style>
    <style:style style:name="T63" style:family="text">
      <style:text-properties style:text-position="0% 100%" officeooo:rsid="003b1bcd"/>
    </style:style>
    <style:style style:name="T64" style:family="text">
      <style:text-properties style:text-position="0% 100%" officeooo:rsid="003d0197"/>
    </style:style>
    <style:style style:name="T65" style:family="text">
      <style:text-properties style:text-position="0% 100%" style:font-name="Times New Roman" officeooo:rsid="0060a983"/>
    </style:style>
    <style:style style:name="T66" style:family="text">
      <style:text-properties style:text-position="0% 100%" style:font-name="OpenSymbol1" officeooo:rsid="0048b822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officeooo:rsid="0048b822" style:font-weight-asian="bold" style:font-weight-complex="bold"/>
    </style:style>
    <style:style style:name="T69" style:family="text">
      <style:text-properties fo:font-weight="bold" officeooo:rsid="0059775a" style:font-weight-asian="bold" style:font-weight-complex="bold"/>
    </style:style>
    <style:style style:name="T70" style:family="text">
      <style:text-properties fo:font-weight="bold" officeooo:rsid="00606cdc" style:font-weight-asian="bold" style:font-weight-complex="bold"/>
    </style:style>
    <style:style style:name="T71" style:family="text">
      <style:text-properties fo:font-weight="bold" officeooo:rsid="0060a983" style:font-weight-asian="bold" style:font-weight-complex="bold"/>
    </style:style>
    <style:style style:name="T72" style:family="text">
      <style:text-properties fo:font-size="18pt" officeooo:rsid="001dd1bd" style:font-size-asian="18pt" style:font-size-complex="18pt"/>
    </style:style>
    <style:style style:name="T73" style:family="text">
      <style:text-properties fo:font-size="18pt" fo:font-style="italic" officeooo:rsid="001dd1bd" style:font-size-asian="18pt" style:font-size-complex="18pt"/>
    </style:style>
    <style:style style:name="T74" style:family="text">
      <style:text-properties fo:font-size="18pt" fo:font-style="italic" officeooo:rsid="001dd1bd" style:font-size-asian="18pt" style:font-style-asian="italic" style:font-size-complex="18pt" style:font-style-complex="italic"/>
    </style:style>
    <style:style style:name="T75" style:family="text">
      <style:text-properties officeooo:rsid="0039cc93"/>
    </style:style>
    <style:style style:name="T76" style:family="text">
      <style:text-properties officeooo:rsid="003d0197"/>
    </style:style>
    <style:style style:name="T77" style:family="text">
      <style:text-properties style:use-window-font-color="true" officeooo:rsid="001feef8"/>
    </style:style>
    <style:style style:name="T78" style:family="text">
      <style:text-properties style:use-window-font-color="true" fo:font-style="italic" officeooo:rsid="001feef8"/>
    </style:style>
    <style:style style:name="T79" style:family="text">
      <style:text-properties style:use-window-font-color="true" fo:font-style="italic" officeooo:rsid="001feef8" style:font-style-asian="italic" style:font-style-complex="italic"/>
    </style:style>
    <style:style style:name="T80" style:family="text">
      <style:text-properties style:use-window-font-color="true" fo:font-style="italic" officeooo:rsid="003db907" style:font-style-asian="italic" style:font-style-complex="italic"/>
    </style:style>
    <style:style style:name="T81" style:family="text">
      <style:text-properties style:use-window-font-color="true" fo:font-style="italic" officeooo:rsid="001dd1bd" style:font-style-asian="italic" style:font-style-complex="italic"/>
    </style:style>
    <style:style style:name="T82" style:family="text">
      <style:text-properties style:use-window-font-color="true" officeooo:rsid="003db907"/>
    </style:style>
    <style:style style:name="T83" style:family="text">
      <style:text-properties style:use-window-font-color="true" officeooo:rsid="001dd1bd"/>
    </style:style>
    <style:style style:name="T84" style:family="text">
      <style:text-properties style:use-window-font-color="true" style:text-position="sub 58%" officeooo:rsid="001dd1bd"/>
    </style:style>
    <style:style style:name="T85" style:family="text">
      <style:text-properties style:use-window-font-color="true" officeooo:rsid="003e5174"/>
    </style:style>
    <style:style style:name="T86" style:family="text">
      <style:text-properties style:use-window-font-color="true" officeooo:rsid="0073dbf8"/>
    </style:style>
    <style:style style:name="T87" style:family="text">
      <style:text-properties officeooo:rsid="0042846f"/>
    </style:style>
    <style:style style:name="T88" style:family="text">
      <style:text-properties officeooo:rsid="0047173a"/>
    </style:style>
    <style:style style:name="T89" style:family="text">
      <style:text-properties officeooo:rsid="0048b822"/>
    </style:style>
    <style:style style:name="T90" style:family="text">
      <style:text-properties officeooo:rsid="004a0a6b"/>
    </style:style>
    <style:style style:name="T91" style:family="text">
      <style:text-properties officeooo:rsid="004acac4"/>
    </style:style>
    <style:style style:name="T92" style:family="text">
      <style:text-properties officeooo:rsid="0054738e"/>
    </style:style>
    <style:style style:name="T93" style:family="text">
      <style:text-properties officeooo:rsid="005b6f8a"/>
    </style:style>
    <style:style style:name="T94" style:family="text">
      <style:text-properties officeooo:rsid="005caef6"/>
    </style:style>
    <style:style style:name="T95" style:family="text">
      <style:text-properties officeooo:rsid="00606cdc"/>
    </style:style>
    <style:style style:name="T96" style:family="text">
      <style:text-properties officeooo:rsid="0060a983"/>
    </style:style>
    <style:style style:name="T97" style:family="text">
      <style:text-properties fo:font-style="normal" officeooo:rsid="0060a983" style:font-style-asian="normal" style:font-style-complex="normal"/>
    </style:style>
    <style:style style:name="T98" style:family="text">
      <style:text-properties officeooo:rsid="00635638"/>
    </style:style>
    <style:style style:name="T99" style:family="text">
      <style:text-properties officeooo:rsid="006bed12"/>
    </style:style>
    <style:style style:name="T100" style:family="text">
      <style:text-properties fo:color="#111111"/>
    </style:style>
    <style:style style:name="T101" style:family="text">
      <style:text-properties fo:color="#111111" officeooo:rsid="004acac4"/>
    </style:style>
    <style:style style:name="T102" style:family="text">
      <style:text-properties fo:color="#111111" officeooo:rsid="0047173a"/>
    </style:style>
    <style:style style:name="T103" style:family="text">
      <style:text-properties fo:color="#111111" officeooo:rsid="005b6f8a"/>
    </style:style>
    <style:style style:name="T104" style:family="text">
      <style:text-properties fo:color="#111111" style:font-name="Times New Roman" officeooo:rsid="0048b822"/>
    </style:style>
    <style:style style:name="T105" style:family="text">
      <style:text-properties fo:color="#111111" style:font-name="Times New Roman" officeooo:rsid="00606cdc"/>
    </style:style>
    <style:style style:name="T106" style:family="text">
      <style:text-properties fo:color="#111111" fo:font-style="italic"/>
    </style:style>
    <style:style style:name="T107" style:family="text">
      <style:text-properties fo:color="#111111" officeooo:rsid="00606cdc"/>
    </style:style>
    <style:style style:name="T108" style:family="text">
      <style:text-properties fo:color="#111111" style:font-name="OpenSymbol1" officeooo:rsid="00606cdc"/>
    </style:style>
    <style:style style:name="T109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style:font-name="Times New Roman" fo:font-size="18pt" style:text-underline-style="none" style:font-name-asian="SimSun" style:font-size-asian="18pt" style:font-name-complex="Mangal" style:font-size-complex="18pt"/>
    </style:style>
    <style:style style:name="T112" style:family="text">
      <style:text-properties style:font-name="Times New Roman" fo:font-size="18pt" fo:font-style="italic" style:text-underline-style="none" style:font-name-asian="SimSun" style:font-size-asian="18pt" style:font-style-asian="italic" style:font-name-complex="Mangal" style:font-size-complex="18pt" style:font-style-complex="italic"/>
    </style:style>
    <style:style style:name="T113" style:family="text">
      <style:text-properties style:text-position="33% 58%" style:font-name="Times New Roman" fo:font-size="18pt" style:text-underline-style="none" style:font-name-asian="SimSun" style:font-size-asian="18pt" style:font-name-complex="Mangal" style:font-size-complex="18pt"/>
    </style:style>
    <style:style style:name="T114" style:family="text">
      <style:text-properties style:text-position="0% 100%" style:font-name="Times New Roman" fo:font-size="18pt" style:text-underline-style="none" style:font-name-asian="SimSun" style:font-size-asian="18pt" style:font-name-complex="Mangal" style:font-size-complex="18pt"/>
    </style:style>
    <style:style style:name="T115" style:family="text">
      <style:text-properties style:text-position="0% 100%" style:font-name="OpenSymbol2" fo:font-size="18pt" style:text-underline-style="none" style:font-name-asian="SimSun" style:font-size-asian="18pt" style:font-name-complex="OpenSymbol2" style:font-size-complex="18pt"/>
    </style:style>
    <style:style style:name="T116" style:family="text">
      <style:text-properties style:font-name="Times New Roman1" fo:font-size="18pt" style:text-underline-style="none" style:font-name-asian="Times New Roman1" style:font-size-asian="18pt" style:font-name-complex="Times New Roman1" style:font-size-complex="18pt"/>
    </style:style>
    <style:style style:name="fr1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9cm" svg:stroke-color="#000000" draw:marker-start-width="0.34cm" draw:marker-start-center="false" draw:marker-end-width="0.34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3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/>
    </style:style>
    <style:style style:name="gr5" style:family="graphic">
      <style:graphic-properties draw:stroke="dash" draw:stroke-dash="Fine_20_Dashed" svg:stroke-width="0.011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1cm" fo:padding-bottom="0.131cm" fo:padding-left="0.256cm" fo:padding-right="0.256cm" draw:shadow="hidden" draw:shadow-offset-x="0.199cm" draw:shadow-offset-y="0.199cm" draw:shadow-color="#808080" style:run-through="foreground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409cm" fo:min-width="0.19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411cm" fo:min-width="0.19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416cm" fo:min-width="0.166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416cm" fo:min-width="0.168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.03cm" svg:stroke-color="#000000" draw:marker-start="" draw:marker-start-width="0.295cm" draw:marker-start-center="false" draw:marker-end="" draw:marker-end-width="0.295cm" draw:marker-end-center="false" draw:fill="solid" draw:fill-color="#729fcf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.03cm" svg:stroke-color="#000000" draw:marker-start="" draw:marker-start-width="0.25cm" draw:marker-start-center="false" draw:marker-end="Arrow" draw:marker-end-width="0.15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2" style:family="graphic">
      <style:graphic-properties draw:stroke="dash" draw:stroke-dash="Dashed_20__28_var_29__20_75" svg:stroke-width="0.011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1cm" fo:padding-bottom="0.131cm" fo:padding-left="0.256cm" fo:padding-right="0.256cm" draw:shadow="hidden" draw:shadow-offset-x="0.199cm" draw:shadow-offset-y="0.199cm" draw:shadow-color="#808080" style:run-through="foreground"/>
    </style:style>
    <style:style style:name="gr13" style:family="graphic">
      <style:graphic-properties draw:stroke="dash" draw:stroke-dash="Dashed_20__28_var_29__20_76" svg:stroke-width="0.011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1cm" fo:padding-bottom="0.131cm" fo:padding-left="0.256cm" fo:padding-right="0.256cm" draw:shadow="hidden" draw:shadow-offset-x="0.199cm" draw:shadow-offset-y="0.199cm" draw:shadow-color="#808080" style:run-through="foreground"/>
    </style:style>
    <style:style style:name="gr14" style:family="graphic">
      <style:graphic-properties draw:stroke="dash" draw:stroke-dash="Dashed_20__28_var_29__20_77" svg:stroke-width="0.011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1cm" fo:padding-bottom="0.131cm" fo:padding-left="0.256cm" fo:padding-right="0.256cm" draw:shadow="hidden" draw:shadow-offset-x="0.199cm" draw:shadow-offset-y="0.199cm" draw:shadow-color="#808080" style:run-through="foreground"/>
    </style:style>
    <style:style style:name="gr15" style:family="graphic">
      <style:graphic-properties draw:stroke="dash" draw:stroke-dash="Dashed_20__28_var_29__20_78" svg:stroke-width="0.011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1cm" fo:padding-bottom="0.131cm" fo:padding-left="0.256cm" fo:padding-right="0.256cm" draw:shadow="hidden" draw:shadow-offset-x="0.199cm" draw:shadow-offset-y="0.199cm" draw:shadow-color="#808080" style:run-through="foreground"/>
    </style:style>
    <style:style style:name="gr16" style:family="graphic">
      <style:graphic-properties draw:stroke="dash" draw:stroke-dash="Dashed_20__28_var_29__20_79" svg:stroke-width="0.011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1cm" fo:padding-bottom="0.131cm" fo:padding-left="0.256cm" fo:padding-right="0.256cm" draw:shadow="hidden" draw:shadow-offset-x="0.199cm" draw:shadow-offset-y="0.199cm" draw:shadow-color="#808080" style:run-through="foreground"/>
    </style:style>
    <style:style style:name="gr17" style:family="graphic">
      <style:graphic-properties draw:stroke="dash" draw:stroke-dash="Dashed_20__28_var_29__20_80" svg:stroke-width="0.011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1cm" fo:padding-bottom="0.131cm" fo:padding-left="0.256cm" fo:padding-right="0.256cm" draw:shadow="hidden" draw:shadow-offset-x="0.199cm" draw:shadow-offset-y="0.199cm" draw:shadow-color="#808080" style:run-through="foreground"/>
    </style:style>
    <style:style style:name="gr18" style:family="graphic">
      <style:graphic-properties draw:stroke="dash" draw:stroke-dash="Dashed_20__28_var_29__20_81" svg:stroke-width="0.011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1cm" fo:padding-bottom="0.131cm" fo:padding-left="0.256cm" fo:padding-right="0.256cm" draw:shadow="hidden" draw:shadow-offset-x="0.199cm" draw:shadow-offset-y="0.199cm" draw:shadow-color="#808080" style:run-through="foreground"/>
    </style:style>
    <style:style style:name="gr19" style:family="graphic">
      <style:graphic-properties draw:stroke="dash" draw:stroke-dash="Dashed_20__28_var_29__20_82" svg:stroke-width="0.011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1cm" fo:padding-bottom="0.131cm" fo:padding-left="0.256cm" fo:padding-right="0.256cm" draw:shadow="hidden" draw:shadow-offset-x="0.199cm" draw:shadow-offset-y="0.199cm" draw:shadow-color="#808080" style:run-through="foreground"/>
    </style:style>
    <style:style style:name="gr2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437cm" fo:min-width="0.212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2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437cm" fo:min-width="0.215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2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441cm" fo:min-width="0.27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437cm" fo:min-width="0.192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2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436cm" fo:min-width="0.191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25" style:family="graphic">
      <style:graphic-properties draw:stroke="dash" draw:stroke-dash="Fine_20_Dashed" svg:stroke-width="0.009cm" svg:stroke-color="#000000" draw:marker-start="" draw:marker-start-width="0.199cm" draw:marker-start-center="false" draw:marker-end="" draw:marker-end-width="0.199cm" draw:marker-end-center="false" draw:stroke-linejoin="round" svg:stroke-linecap="round" draw:fill="solid" draw:fill-color="#729fcf" draw:textarea-horizontal-align="center" draw:textarea-vertical-align="middle" fo:padding-top="0.129cm" fo:padding-bottom="0.129cm" fo:padding-left="0.254cm" fo:padding-right="0.254cm" draw:shadow="hidden" draw:shadow-offset-x="0.199cm" draw:shadow-offset-y="0.199cm" draw:shadow-color="#808080" style:run-through="foreground"/>
    </style:style>
    <style:style style:name="gr26" style:family="graphic">
      <style:graphic-properties draw:stroke="solid" draw:stroke-dash="Dashed_20__28_var_29__20_3" svg:stroke-width="0.03cm" svg:stroke-color="#000000" draw:marker-start="" draw:marker-start-width="0.229cm" draw:marker-start-center="false" draw:marker-end="Arrow" draw:marker-end-width="0.15cm" draw:marker-end-center="false" draw:stroke-linejoin="miter" svg:stroke-linecap="butt" draw:fill="solid" draw:fill-color="#729fcf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7" style:family="graphic">
      <style:graphic-properties draw:stroke="solid" draw:stroke-dash="Dashed_20__28_var_29__20_3" svg:stroke-width="0.03cm" svg:stroke-color="#000000" draw:marker-start="" draw:marker-start-width="0.21cm" draw:marker-start-center="false" draw:marker-end="" draw:marker-end-width="0.21cm" draw:marker-end-center="false" draw:stroke-linejoin="round" svg:stroke-linecap="round" draw:fill="solid" draw:fill-color="#729fcf" draw:textarea-horizontal-align="center" draw:textarea-vertical-align="middle" fo:padding-top="0.139cm" fo:padding-bottom="0.139cm" fo:padding-left="0.263cm" fo:padding-right="0.263cm" draw:shadow="hidden" draw:shadow-offset-x="0.199cm" draw:shadow-offset-y="0.199cm" draw:shadow-color="#808080" style:run-through="foreground"/>
    </style:style>
    <style:style style:name="gr2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407cm" fo:min-width="0.199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2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407cm" fo:min-width="0.175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3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407cm" fo:min-width="0.176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3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409cm" fo:min-width="0.187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32" style:family="graphic">
      <style:graphic-properties draw:stroke="dash" draw:stroke-dash="Fine_20_Dashed" svg:stroke-width="0.011cm" svg:stroke-color="#000000" draw:marker-start="" draw:marker-start-width="0.18cm" draw:marker-start-center="false" draw:marker-end="" draw:marker-end-width="0.18cm" draw:marker-end-center="false" draw:stroke-linejoin="round" svg:stroke-linecap="round" draw:fill="solid" draw:fill-color="#729fcf" draw:textarea-horizontal-align="center" draw:textarea-vertical-align="middle" fo:padding-top="0.131cm" fo:padding-bottom="0.131cm" fo:padding-left="0.254cm" fo:padding-right="0.254cm" draw:shadow="hidden" draw:shadow-offset-x="0.199cm" draw:shadow-offset-y="0.199cm" draw:shadow-color="#808080" style:run-through="foreground"/>
    </style:style>
    <style:style style:name="gr33" style:family="graphic">
      <style:graphic-properties draw:stroke="solid" draw:stroke-dash="Dashed_20__28_var_29__20_3" svg:stroke-width="0.03cm" svg:stroke-color="#000000" draw:marker-start="" draw:marker-start-width="0.21cm" draw:marker-start-center="false" draw:marker-end="Arrow" draw:marker-end-width="0.15cm" draw:marker-end-center="false" draw:stroke-linejoin="miter" svg:stroke-linecap="butt" draw:fill="solid" draw:fill-color="#729fcf" draw:textarea-horizontal-align="center" draw:textarea-vertical-align="middle" fo:padding-top="0.139cm" fo:padding-bottom="0.139cm" fo:padding-left="0.263cm" fo:padding-right="0.263cm" draw:shadow="hidden" draw:shadow-offset-x="0.199cm" draw:shadow-offset-y="0.199cm" draw:shadow-color="#808080" style:run-through="foreground"/>
    </style:style>
    <style:style style:name="gr34" style:family="graphic">
      <style:graphic-properties draw:stroke="solid" draw:stroke-dash="Dashed_20__28_var_29__20_3" svg:stroke-width="0.03cm" svg:stroke-color="#000000" draw:marker-start="" draw:marker-start-width="0.169cm" draw:marker-start-center="false" draw:marker-end="" draw:marker-end-width="0.169cm" draw:marker-end-center="false" draw:stroke-linejoin="round" svg:stroke-linecap="round" draw:fill="solid" draw:fill-color="#729fcf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416cm" fo:min-width="0.164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36" style:family="graphic">
      <style:graphic-properties draw:stroke="none" svg:stroke-color="#000000" draw:fill="solid" draw:fill-color="#cccccc" fo:min-height="1.475cm" fo:padding-top="0cm" fo:padding-bottom="0cm" fo:padding-left="0.101cm" fo:padding-right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7" style:family="graphic">
      <style:graphic-properties draw:stroke="none" svg:stroke-color="#000000" draw:fill="solid" draw:fill-color="#cccccc" fo:min-height="16.067cm" fo:padding-top="0cm" fo:padding-bottom="0cm" fo:padding-left="0.101cm" fo:padding-right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3">Fonctions <text:span text:style-name="T87">3 – Fonctions de Référence</text:span></text:p>
      <text:p text:style-name="P1"/>
      <text:list xml:id="list1961539500" text:style-name="tfNum_20_I_29_">
        <text:list-item>
          <text:p text:style-name="P57">Parité d’une fonction</text:p>
        </text:list-item>
      </text:list>
      <text:list xml:id="list752642619" text:style-name="tfNum_20_1_29_">
        <text:list-item>
          <text:p text:style-name="P60">Fonction paire</text:p>
        </text:list-item>
      </text:list>
      <text:p text:style-name="P28"><text:span text:style-name="T88">Soit </text:span><text:span text:style-name="T4">f</text:span> <text:span text:style-name="T88">une fonction définie sur un ensemble D.</text:span></text:p>
      <text:p text:style-name="P28"><text:span text:style-name="T90">On dit que </text:span><text:span text:style-name="T5">f</text:span> <text:span text:style-name="T90">est paire si pour tout </text:span><text:span text:style-name="T11">x</text:span> <text:span text:style-name="T88">de D :</text:span></text:p>
      <text:list xml:id="list3170753013" text:style-name="tfPuce">
        <text:list-item>
          <text:p text:style-name="P65"><text:span text:style-name="T88">– </text:span><text:span text:style-name="T11">x</text:span> <text:span text:style-name="T88">appartient aussi à D</text:span></text:p>
        </text:list-item>
        <text:list-item>
          <text:p text:style-name="P66"><text:span text:style-name="T4">f</text:span><text:span text:style-name="T88"> (– </text:span><text:span text:style-name="T4">x</text:span><text:span text:style-name="T88">)</text:span> <text:span text:style-name="T88">= </text:span><text:span text:style-name="T4">f</text:span><text:span text:style-name="T88"> (</text:span><text:span text:style-name="T4">x</text:span><text:span text:style-name="T88">)</text:span></text:p>
        </text:list-item>
      </text:list>
      <text:p text:style-name="P29"/>
      <text:p text:style-name="P33"><text:span text:style-name="T69">Interprétation</text:span><text:span text:style-name="T67"> graphique :</text:span></text:p>
      <text:p text:style-name="P39"><text:span text:style-name="T98">Pour tout </text:span><text:span text:style-name="T14">x</text:span> <text:span text:style-name="T98">de D, les points M(</text:span><text:span text:style-name="T13">x</text:span><text:span text:style-name="T98">, </text:span><text:span text:style-name="T9">f</text:span><text:span text:style-name="T98"> (</text:span><text:span text:style-name="T9">x</text:span><text:span text:style-name="T98">)) et M’(– </text:span><text:span text:style-name="T6">x</text:span><text:span text:style-name="T91">; </text:span><text:span text:style-name="T6">f</text:span><text:span text:style-name="T91"> (</text:span><text:span text:style-name="T6">x</text:span><text:span text:style-name="T91">)) sont tous deux sur </text:span><text:span text:style-name="T6">Cf</text:span><text:span text:style-name="T91"> et sont symétriques par rapport à </text:span><text:span text:style-name="T101">l’axe des ordonnées.</text:span></text:p>
      <text:p text:style-name="P33"><text:span text:style-name="T92">Donc la courbe </text:span><text:span text:style-name="T2">Cf</text:span> est s<text:span text:style-name="T88">ymétrique par rapport à</text:span> <text:span text:style-name="T100">l'axe des </text:span><text:span text:style-name="T102">ordonnées</text:span><text:span text:style-name="T100">.</text:span></text:p>
      <text:p text:style-name="P33"/>
      <text:p text:style-name="P16">Intérêt :</text:p>
      <text:p text:style-name="P35"><text:span text:style-name="T94">A la symétrie de la courbe correspond une symétrie des variations et des extrema. Si donc une fonction est paire, on peut se contenter de l’étudier sur D</text:span><text:span text:style-name="T31">+</text:span><text:span text:style-name="T94">, puis en déduire l’étude sur D</text:span><text:span text:style-name="T31">–</text:span> <text:span text:style-name="T94">par « symétrie ».</text:span></text:p>
      <text:p text:style-name="P33"/>
      <text:p text:style-name="P33"/>
      <text:list xml:id="list131321573816899" text:continue-list="list752642619" text:style-name="tfNum_20_1_29_">
        <text:list-item>
          <text:p text:style-name="P61">Fonction <text:span text:style-name="T93">im</text:span>paire</text:p>
        </text:list-item>
      </text:list>
      <text:p text:style-name="P34"><text:span text:style-name="T88">Soit </text:span><text:span text:style-name="T4">f</text:span> <text:span text:style-name="T88">une fonction définie sur un ensemble D.</text:span></text:p>
      <text:p text:style-name="P34"><text:span text:style-name="T90">On dit que </text:span><text:span text:style-name="T5">f</text:span> <text:span text:style-name="T90">est impaire si pour tout </text:span><text:span text:style-name="T11">x</text:span> <text:span text:style-name="T88">de D :</text:span></text:p>
      <text:list xml:id="list131321487197262" text:continue-list="list3170753013" text:style-name="tfPuce">
        <text:list-item>
          <text:p text:style-name="P67"><text:span text:style-name="T88">– </text:span><text:span text:style-name="T11">x</text:span> <text:span text:style-name="T88">appartient aussi à D</text:span></text:p>
        </text:list-item>
        <text:list-item>
          <text:p text:style-name="P67"><text:span text:style-name="T4">f</text:span><text:span text:style-name="T88"> (– </text:span><text:span text:style-name="T4">x</text:span><text:span text:style-name="T88">)</text:span> <text:span text:style-name="T88">= – </text:span><text:span text:style-name="T4">f</text:span><text:span text:style-name="T88"> (</text:span><text:span text:style-name="T4">x</text:span><text:span text:style-name="T88">)</text:span></text:p>
        </text:list-item>
      </text:list>
      <text:p text:style-name="P34"/>
      <text:p text:style-name="P34"><text:span text:style-name="T69">Interprétation</text:span><text:span text:style-name="T67"> graphique :</text:span></text:p>
      <text:p text:style-name="P39"><text:span text:style-name="T98">Pour tout </text:span><text:span text:style-name="T14">x</text:span> <text:span text:style-name="T98">de D, les points M(</text:span><text:span text:style-name="T13">x</text:span><text:span text:style-name="T98">, </text:span><text:span text:style-name="T9">f</text:span><text:span text:style-name="T98"> (</text:span><text:span text:style-name="T9">x</text:span><text:span text:style-name="T98">)) et M’’(– </text:span><text:span text:style-name="T6">x</text:span><text:span text:style-name="T91">; – </text:span><text:span text:style-name="T6">f</text:span><text:span text:style-name="T91"> (</text:span><text:span text:style-name="T6">x</text:span><text:span text:style-name="T91">)) sont tous deux sur </text:span><text:span text:style-name="T6">Cf</text:span><text:span text:style-name="T91"> et sont symétriques par rapport à </text:span><text:span text:style-name="T101">l’origine du repère.</text:span></text:p>
      <text:p text:style-name="P34"><text:span text:style-name="T92">Donc la courbe </text:span><text:span text:style-name="T2">Cf</text:span> est s<text:span text:style-name="T88">ymétrique par rapport à</text:span> <text:span text:style-name="T100">l'</text:span><text:span text:style-name="T103">origine du repère</text:span><text:span text:style-name="T100">.</text:span></text:p>
      <text:p text:style-name="P34"/>
      <text:p text:style-name="P34"/>
      <text:list xml:id="list131320180977547" text:continue-list="list131321573816899" text:style-name="tfNum_20_1_29_">
        <text:list-item>
          <text:p text:style-name="P62">J<text:span text:style-name="T96">ustifier la parité d’une fonction : Les 4 possibilités</text:span></text:p>
        </text:list-item>
      </text:list>
      <text:p text:style-name="P37">Étudier la parité des fonctions ci-dessous :</text:p>
      <text:p text:style-name="P37"/>
      <text:p text:style-name="P32"><text:span text:style-name="T68">Ex </text:span><text:span text:style-name="T70">1</text:span><text:span text:style-name="T68"> :</text:span><text:span text:style-name="T89"> Soit </text:span><text:span text:style-name="T7">f</text:span> <text:s/>la fonction carrée : <text:span text:style-name="T39">x</text:span><text:span text:style-name="T36"> </text:span><text:span text:style-name="T36"><draw:g text:anchor-type="as-char" svg:y="-0.303cm" draw:z-index="5" draw:style-name="gr1"><draw:line draw:style-name="gr2" draw:text-style-name="P68" svg:x1="0.001cm" svg:y1="0cm" svg:x2="0.001cm" svg:y2="0.249cm"><text:p/></draw:line><draw:line draw:style-name="gr2" draw:text-style-name="P68" svg:x1="0.001cm" svg:y1="0.125cm" svg:x2="0.53cm" svg:y2="0.125cm"><text:p/></draw:line><draw:line draw:style-name="gr2" draw:text-style-name="P68" svg:x1="0.534cm" svg:y1="0.13cm" svg:x2="0.44cm" svg:y2="0cm"><text:p/></draw:line><draw:line draw:style-name="gr2" draw:text-style-name="P68" svg:x1="0.534cm" svg:y1="0.12cm" svg:x2="0.44cm" svg:y2="0.249cm"><text:p/></draw:line></draw:g></text:span><text:span text:style-name="T36"><text:s/></text:span><text:span text:style-name="T40">x</text:span><text:span text:style-name="T24">2</text:span></text:p>
      <text:p text:style-name="P32"><text:span text:style-name="T89">La fonction carrée est définie sur </text:span><text:span text:style-name="T19">ℝ.</text:span></text:p>
      <text:p text:style-name="P36"><text:span text:style-name="T89">Pour tout </text:span><text:span text:style-name="T12">x</text:span> <text:span text:style-name="T89">de </text:span><text:span text:style-name="T19">ℝ</text:span><text:span text:style-name="T52">, –</text:span> <text:span text:style-name="T1">x</text:span> <text:span text:style-name="T95">appartient aussi à </text:span><text:span text:style-name="T20">ℝ</text:span></text:p>
      <text:p text:style-name="P36"><text:span text:style-name="T53">et </text:span><text:span text:style-name="T35"><text:s/></text:span><text:span text:style-name="T54">f</text:span><text:span text:style-name="T88"> (–</text:span><text:span text:style-name="T4">x</text:span><text:span text:style-name="T88">)</text:span> <text:span text:style-name="T88">= (–</text:span><text:span text:style-name="T4">x</text:span><text:span text:style-name="T88">)</text:span><text:span text:style-name="T30">2</text:span><text:span text:style-name="T88"> = </text:span><text:span text:style-name="T40">x</text:span><text:span text:style-name="T24">2</text:span><text:span text:style-name="T88"> = </text:span><text:span text:style-name="T4">f</text:span><text:span text:style-name="T88"> (</text:span><text:span text:style-name="T4">x</text:span><text:span text:style-name="T88">)</text:span></text:p>
      <text:p text:style-name="P36"><text:span text:style-name="T95">Bilan : <text:s/></text:span><text:span text:style-name="T4">f</text:span> <text:span text:style-name="T89">est paire</text:span></text:p>
      <text:p text:style-name="P7"/>
      <text:p text:style-name="P7"/>
      <text:p text:style-name="P36"><text:span text:style-name="T68">Ex </text:span><text:span text:style-name="T70">2</text:span><text:span text:style-name="T68"> :</text:span><text:span text:style-name="T89"> Soit </text:span><text:span text:style-name="T7">g</text:span> la fonction<text:span text:style-name="T95"> définie sur </text:span><text:span text:style-name="T20">ℝ</text:span><text:span text:style-name="T53">\{–1 ; 1} </text:span><text:span text:style-name="T95">par</text:span> : <text:span text:style-name="T39">x</text:span><text:span text:style-name="T36"> </text:span><text:span text:style-name="T36"><draw:g text:anchor-type="as-char" svg:y="-0.303cm" draw:z-index="6" draw:style-name="gr1"><draw:line draw:style-name="gr2" draw:text-style-name="P68" svg:x1="0.001cm" svg:y1="0cm" svg:x2="0.001cm" svg:y2="0.249cm"><text:p/></draw:line><draw:line draw:style-name="gr2" draw:text-style-name="P68" svg:x1="0.001cm" svg:y1="0.125cm" svg:x2="0.53cm" svg:y2="0.125cm"><text:p/></draw:line><draw:line draw:style-name="gr2" draw:text-style-name="P68" svg:x1="0.534cm" svg:y1="0.13cm" svg:x2="0.44cm" svg:y2="0cm"><text:p/></draw:line><draw:line draw:style-name="gr2" draw:text-style-name="P68" svg:x1="0.534cm" svg:y1="0.12cm" svg:x2="0.44cm" svg:y2="0.249cm"><text:p/></draw:line></draw:g></text:span><text:span text:style-name="T36"><text:s/></text:span><text:span text:style-name="T36"><draw:frame draw:style-name="fr1" draw:name="Objet2" text:anchor-type="as-char" svg:y="-0.93cm" svg:width="1.737cm" svg:height="1.586cm" draw:z-index="20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36"><text:span text:style-name="T89">Pour tout </text:span><text:span text:style-name="T12">x</text:span> <text:span text:style-name="T89">de </text:span><text:span text:style-name="T20">ℝ</text:span><text:span text:style-name="T53">\{–1 ; 1}, </text:span><text:span text:style-name="T104">–</text:span><text:span text:style-name="T100"> </text:span><text:span text:style-name="T106">x</text:span><text:span text:style-name="T100"> </text:span><text:span text:style-name="T107">appartient aussi à </text:span><text:span text:style-name="T108">ℝ</text:span><text:span text:style-name="T105">\{–1 ; 1}</text:span></text:p>
      <text:p text:style-name="P36"><text:span text:style-name="T53">et <text:s/></text:span><text:span text:style-name="T53"><draw:frame draw:style-name="fr1" draw:name="Objet5" text:anchor-type="as-char" svg:y="-0.93cm" svg:width="9.724cm" svg:height="1.649cm" draw:z-index="21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43"><text:span text:style-name="T95">Bilan : <text:s/></text:span><text:span text:style-name="T10">g</text:span> <text:span text:style-name="T89">est impaire</text:span></text:p>
      <text:p text:style-name="P8"/>
      <text:p text:style-name="P8"/>
      <text:p text:style-name="P36"><text:span text:style-name="T68">Ex </text:span><text:span text:style-name="T71">3</text:span><text:span text:style-name="T68"> :</text:span><text:span text:style-name="T89"> Soit </text:span><text:span text:style-name="T7">h</text:span><text:span text:style-name="T89"> la fonction racine</text:span> : <text:span text:style-name="T39">x</text:span><text:span text:style-name="T36"> </text:span><text:span text:style-name="T36"><draw:g text:anchor-type="as-char" svg:y="-0.303cm" draw:z-index="7" draw:style-name="gr1"><draw:line draw:style-name="gr2" draw:text-style-name="P68" svg:x1="0.001cm" svg:y1="0cm" svg:x2="0.001cm" svg:y2="0.249cm"><text:p/></draw:line><draw:line draw:style-name="gr2" draw:text-style-name="P68" svg:x1="0.001cm" svg:y1="0.125cm" svg:x2="0.53cm" svg:y2="0.125cm"><text:p/></draw:line><draw:line draw:style-name="gr2" draw:text-style-name="P68" svg:x1="0.534cm" svg:y1="0.13cm" svg:x2="0.44cm" svg:y2="0cm"><text:p/></draw:line><draw:line draw:style-name="gr2" draw:text-style-name="P68" svg:x1="0.534cm" svg:y1="0.12cm" svg:x2="0.44cm" svg:y2="0.249cm"><text:p/></draw:line></draw:g></text:span><text:span text:style-name="T36"><text:s/></text:span><text:span text:style-name="T36"><draw:frame draw:style-name="fr1" draw:name="Objet6" text:anchor-type="as-char" svg:y="-0.619cm" svg:width="0.947cm" svg:height="0.778cm" draw:z-index="28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36"><text:span text:style-name="T89">La fonction racine est définie sur </text:span><text:span text:style-name="T19">ℝ</text:span><text:span text:style-name="T25">+</text:span><text:span text:style-name="T19">.</text:span></text:p>
      <text:p text:style-name="P38"><text:span text:style-name="T55">On remarque que : </text:span><text:span text:style-name="T52">5 </text:span><text:span text:style-name="T55">appartient à </text:span><text:span text:style-name="T19">ℝ</text:span><text:span text:style-name="T25">+</text:span><text:span text:style-name="T65"> mais –5 n’appartient pas à </text:span><text:span text:style-name="T66">ℝ</text:span><text:span text:style-name="T25">+</text:span></text:p>
      <text:p text:style-name="P36"><text:span text:style-name="T95">Bilan : <text:s/></text:span><text:span text:style-name="T10">h</text:span> <text:span text:style-name="T89">est ni paire, ni impaire</text:span></text:p>
      <text:p text:style-name="P8"/>
      <text:p text:style-name="P9"/>
      <text:p text:style-name="P38"><text:span text:style-name="T68">Ex </text:span><text:span text:style-name="T71">4</text:span><text:span text:style-name="T68"> :</text:span><text:span text:style-name="T89"> Soit </text:span><text:span text:style-name="T8">i</text:span><text:span text:style-name="T89"> la fonction </text:span><text:span text:style-name="T38">définie sur </text:span><text:span text:style-name="T17">ℝ</text:span><text:span text:style-name="T38"> par </text:span><text:span text:style-name="T37"> : </text:span><text:span text:style-name="T40">x</text:span><text:span text:style-name="T37"> </text:span><text:span text:style-name="T37"><draw:g text:anchor-type="as-char" svg:y="-0.303cm" draw:z-index="8" draw:style-name="gr1"><draw:line draw:style-name="gr2" draw:text-style-name="P68" svg:x1="0.001cm" svg:y1="0cm" svg:x2="0.001cm" svg:y2="0.249cm"><text:p/></draw:line><draw:line draw:style-name="gr2" draw:text-style-name="P68" svg:x1="0.001cm" svg:y1="0.125cm" svg:x2="0.53cm" svg:y2="0.125cm"><text:p/></draw:line><draw:line draw:style-name="gr2" draw:text-style-name="P68" svg:x1="0.534cm" svg:y1="0.13cm" svg:x2="0.44cm" svg:y2="0cm"><text:p/></draw:line><draw:line draw:style-name="gr2" draw:text-style-name="P68" svg:x1="0.534cm" svg:y1="0.12cm" svg:x2="0.44cm" svg:y2="0.249cm"><text:p/></draw:line></draw:g></text:span><text:span text:style-name="T37"><text:s/></text:span><text:span text:style-name="T41">x</text:span> <text:span text:style-name="T96">+ 1</text:span></text:p>
      <text:p text:style-name="P38"><text:span text:style-name="T96">On remarque que : </text:span><text:span text:style-name="T10">i</text:span><text:span text:style-name="T97"> </text:span><text:span text:style-name="T96">(5) = 6 et </text:span><text:span text:style-name="T10">i</text:span><text:span text:style-name="T97"> </text:span><text:span text:style-name="T96">(–5) = –4</text:span></text:p>
      <text:p text:style-name="P40">Ces deux nombres sont ni égaux, ni opposés.</text:p>
      <text:p text:style-name="P38"><text:span text:style-name="T96">Bilan : <text:s/></text:span><text:span text:style-name="T10">i</text:span> <text:span text:style-name="T89">est ni paire, ni impaire</text:span></text:p>
      <text:p text:style-name="P31"/>
      <text:p text:style-name="P30"><draw:frame text:anchor-type="paragraph" draw:z-index="18" draw:style-name="gr36" draw:text-style-name="P74" svg:width="3.957cm" svg:height="1.475cm" svg:x="15.042cm" svg:y="2.404cm"><draw:text-box><text:p><text:span text:style-name="T111">p233 : 66, 67</text:span></text:p><text:p><text:span text:style-name="T111">p234 : 71</text:span></text:p></draw:text-box></draw:frame></text:p>
      <text:list xml:id="list131321018010761" text:continue-list="list1961539500" text:style-name="tfNum_20_I_29_">
        <text:list-item>
          <text:p text:style-name="P58">Fonctions de références</text:p>
        </text:list-item>
      </text:list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row table:style-name="Tableau6.1">
          <table:table-cell table:style-name="Tableau6.A1" office:value-type="string">
            <text:p text:style-name="P22">fonction</text:p>
          </table:table-cell>
          <table:table-cell table:style-name="Tableau6.A1" office:value-type="string">
            <text:p text:style-name="P25">Df</text:p>
          </table:table-cell>
          <table:table-cell table:style-name="Tableau6.A1" office:value-type="string">
            <text:p text:style-name="P26">parité</text:p>
          </table:table-cell>
          <table:table-cell table:style-name="Tableau6.A1" office:value-type="string">
            <text:p text:style-name="P22">variations</text:p>
          </table:table-cell>
          <table:table-cell table:style-name="Tableau6.E1" office:value-type="string">
            <text:p text:style-name="P23">courbe</text:p>
          </table:table-cell>
        </table:table-row>
        <table:table-row table:style-name="Tableau6.2">
          <table:table-cell table:style-name="Tableau6.A2" office:value-type="string">
            <text:p text:style-name="P46">affine</text:p>
            <text:p text:style-name="P48"><text:span text:style-name="T51">x </text:span><text:span text:style-name="T51"><draw:g text:anchor-type="as-char" svg:y="-0.303cm" draw:z-index="9" draw:style-name="gr1"><draw:line draw:style-name="gr2" draw:text-style-name="P68" svg:x1="0.001cm" svg:y1="0cm" svg:x2="0.001cm" svg:y2="0.249cm"><text:p/></draw:line><draw:line draw:style-name="gr2" draw:text-style-name="P68" svg:x1="0.001cm" svg:y1="0.125cm" svg:x2="0.53cm" svg:y2="0.125cm"><text:p/></draw:line><draw:line draw:style-name="gr2" draw:text-style-name="P68" svg:x1="0.534cm" svg:y1="0.13cm" svg:x2="0.44cm" svg:y2="0cm"><text:p/></draw:line><draw:line draw:style-name="gr2" draw:text-style-name="P68" svg:x1="0.534cm" svg:y1="0.12cm" svg:x2="0.44cm" svg:y2="0.249cm"><text:p/></draw:line></draw:g></text:span><text:span text:style-name="T51"><text:s/>ax</text:span><text:span text:style-name="T50"> + </text:span><text:span text:style-name="T51">b</text:span></text:p>
          </table:table-cell>
          <table:table-cell table:style-name="Tableau6.A2" office:value-type="string">
            <text:p text:style-name="P51">ℝ</text:p>
          </table:table-cell>
          <table:table-cell table:style-name="Tableau6.A2" office:value-type="string">
            <text:p text:style-name="P50">ni paire, ni impaire si a et b sont non nuls,</text:p>
          </table:table-cell>
          <table:table-cell table:style-name="Tableau6.D2" office:value-type="string">
            <text:p text:style-name="P4"><text:span text:style-name="T50">si </text:span><text:span text:style-name="T51">a</text:span><text:span text:style-name="T50"> &lt; 0,</text:span></text:p>
            <text:p text:style-name="P6"/>
            <text:p text:style-name="P6"/>
            <text:p text:style-name="P10"/>
            <text:p text:style-name="P4"><text:span text:style-name="T50">si </text:span><text:span text:style-name="T51">a</text:span><text:span text:style-name="T50"> &gt; 0,</text:span></text:p>
          </table:table-cell>
          <table:table-cell table:style-name="Tableau6.E2" office:value-type="string">
            <text:p text:style-name="P5"/>
          </table:table-cell>
        </table:table-row>
        <table:table-row table:style-name="Tableau6.2">
          <table:table-cell table:style-name="Tableau6.A2" office:value-type="string">
            <text:p text:style-name="P46">carrée</text:p>
            <text:p text:style-name="P48"><text:span text:style-name="T51">x</text:span><text:span text:style-name="T50"> </text:span><text:span text:style-name="T50"><draw:g text:anchor-type="as-char" svg:y="-0.303cm" draw:z-index="10" draw:style-name="gr1"><draw:line draw:style-name="gr2" draw:text-style-name="P68" svg:x1="0.001cm" svg:y1="0cm" svg:x2="0.001cm" svg:y2="0.249cm"><text:p/></draw:line><draw:line draw:style-name="gr2" draw:text-style-name="P68" svg:x1="0.001cm" svg:y1="0.125cm" svg:x2="0.53cm" svg:y2="0.125cm"><text:p/></draw:line><draw:line draw:style-name="gr2" draw:text-style-name="P68" svg:x1="0.534cm" svg:y1="0.13cm" svg:x2="0.44cm" svg:y2="0cm"><text:p/></draw:line><draw:line draw:style-name="gr2" draw:text-style-name="P68" svg:x1="0.534cm" svg:y1="0.12cm" svg:x2="0.44cm" svg:y2="0.249cm"><text:p/></draw:line></draw:g></text:span><text:span text:style-name="T50"><text:s/></text:span><text:span text:style-name="T51">x</text:span><text:span text:style-name="T21">2</text:span></text:p>
          </table:table-cell>
          <table:table-cell table:style-name="Tableau6.A2" office:value-type="string">
            <text:p text:style-name="P5"/>
          </table:table-cell>
          <table:table-cell table:style-name="Tableau6.A2" office:value-type="string">
            <text:p text:style-name="P44"/>
          </table:table-cell>
          <table:table-cell table:style-name="Tableau6.A2" office:value-type="string">
            <table:table table:name="Tableau1" table:style-name="Tableau1">
              <table:table-column table:style-name="Tableau1.A"/>
              <table:table-column table:style-name="Tableau1.B"/>
              <table:table-row table:style-name="Tableau1.1">
                <table:table-cell table:style-name="Tableau1.A1" office:value-type="string">
                  <text:p text:style-name="P24">x</text:p>
                </table:table-cell>
                <table:table-cell table:style-name="Tableau1.B1" office:value-type="string">
                  <text:p text:style-name="P5"><text:span text:style-name="T36">−</text:span><text:span text:style-name="T34">∞</text:span><text:span text:style-name="T36"> <text:s text:c="15"/>+</text:span><text:span text:style-name="T34">∞</text:span></text:p>
                </table:table-cell>
              </table:table-row>
              <table:table-row table:style-name="Tableau1.2">
                <table:table-cell table:style-name="Tableau1.A2" office:value-type="string">
                  <text:p text:style-name="P2"><text:span text:style-name="T51">x</text:span><text:span text:style-name="T21">2</text:span></text:p>
                </table:table-cell>
                <table:table-cell table:style-name="Tableau1.B2" office:value-type="string">
                  <text:p text:style-name="P5"/>
                </table:table-cell>
              </table:table-row>
            </table:table>
            <text:p text:style-name="P5"/>
          </table:table-cell>
          <table:table-cell table:style-name="Tableau6.E2" office:value-type="string">
            <text:p text:style-name="P2"><draw:g text:anchor-type="as-char" draw:z-index="14" draw:name="Forme2" draw:style-name="gr3"><draw:g draw:style-name="gr4"><draw:line draw:style-name="gr12" draw:text-style-name="P69" svg:x1="0.005cm" svg:y1="0.008cm" svg:x2="0.005cm" svg:y2="4.077cm"><text:p/></draw:line><draw:line draw:style-name="gr13" draw:text-style-name="P69" svg:x1="1.144cm" svg:y1="0.008cm" svg:x2="1.144cm" svg:y2="4.077cm"><text:p/></draw:line><draw:line draw:style-name="gr14" draw:text-style-name="P69" svg:x1="3.424cm" svg:y1="0.008cm" svg:x2="3.424cm" svg:y2="4.077cm"><text:p/></draw:line><draw:line draw:style-name="gr15" draw:text-style-name="P69" svg:x1="4.564cm" svg:y1="0.008cm" svg:x2="4.564cm" svg:y2="4.077cm"><text:p/></draw:line><draw:line draw:style-name="gr16" draw:text-style-name="P69" svg:x1="0.005cm" svg:y1="0.008cm" svg:x2="4.563cm" svg:y2="0.008cm"><text:p/></draw:line><draw:line draw:style-name="gr17" draw:text-style-name="P69" svg:x1="0.005cm" svg:y1="1.025cm" svg:x2="4.563cm" svg:y2="1.025cm"><text:p/></draw:line><draw:line draw:style-name="gr18" draw:text-style-name="P69" svg:x1="0.005cm" svg:y1="2.043cm" svg:x2="4.563cm" svg:y2="2.043cm"><text:p/></draw:line><draw:line draw:style-name="gr19" draw:text-style-name="P69" svg:x1="0.005cm" svg:y1="3.059cm" svg:x2="4.563cm" svg:y2="3.059cm"><text:p/></draw:line></draw:g><draw:frame draw:style-name="gr20" draw:text-style-name="P71" svg:width="0.212cm" svg:height="0.438cm" svg:x="2.201cm" svg:y="4.122cm"><draw:text-box><text:p text:style-name="P70"><text:span text:style-name="T109">0</text:span></text:p></draw:text-box></draw:frame><draw:frame draw:style-name="gr21" draw:text-style-name="P71" svg:width="0.216cm" svg:height="0.438cm" svg:x="3.343cm" svg:y="4.122cm"><draw:text-box><text:p text:style-name="P70"><text:span text:style-name="T109">1</text:span></text:p></draw:text-box></draw:frame><draw:frame draw:style-name="gr22" draw:text-style-name="P71" svg:width="0.78cm" svg:height="0.692cm" svg:x="1.85cm" svg:y="2.596cm"><draw:text-box><text:p text:style-name="P70"><text:span text:style-name="T109">1</text:span></text:p></draw:text-box></draw:frame><draw:frame draw:style-name="gr23" draw:text-style-name="P72" svg:width="0.193cm" svg:height="0.438cm" svg:x="1.967cm" svg:y="0.055cm"><draw:text-box><text:p text:style-name="P70"><text:span text:style-name="T110">y</text:span></text:p></draw:text-box></draw:frame><draw:frame draw:style-name="gr24" draw:text-style-name="P72" svg:width="0.191cm" svg:height="0.436cm" svg:x="4.41cm" svg:y="4.117cm"><draw:text-box><text:p text:style-name="P70"><text:span text:style-name="T110">x</text:span></text:p></draw:text-box></draw:frame><draw:g draw:style-name="gr4"><draw:polyline draw:style-name="gr10" draw:text-style-name="P69" svg:width="2.278cm" svg:height="4.068cm" svg:x="2.284cm" svg:y="0.008cm" svg:viewBox="0 0 2279 4069" draw:points="0,4069 114,4059 229,4028 342,3977 456,3906 570,3815 685,3703 798,3570 912,3419 1026,3246 1141,3052 1254,2838 1367,2604 1481,2350 1596,2075 1709,1779 1823,1465 1937,1129 2052,774 2165,396 2279,0"><text:p/></draw:polyline><draw:polyline draw:style-name="gr10" draw:text-style-name="P69" svg:width="2.278cm" svg:height="4.068cm" svg:x="0.005cm" svg:y="0.008cm" svg:viewBox="0 0 2279 4069" draw:points="2279,4069 2165,4059 2052,4028 1937,3977 1823,3906 1709,3815 1596,3703 1481,3570 1367,3419 1254,3246 1141,3052 1026,2838 912,2604 798,2350 685,2075 570,1779 456,1465 342,1129 229,774 114,396 0,0"><text:p/></draw:polyline></draw:g><draw:line draw:style-name="gr11" draw:text-style-name="P73" svg:x1="2.289cm" svg:y1="4.092cm" svg:x2="2.289cm" svg:y2="0cm"><text:p/></draw:line><draw:line draw:style-name="gr11" draw:text-style-name="P73" svg:x1="-0.001cm" svg:y1="4.089cm" svg:x2="4.568cm" svg:y2="4.089cm"><text:p/></draw:line></draw:g></text:p>
          </table:table-cell>
        </table:table-row>
        <table:table-row table:style-name="Tableau6.2">
          <table:table-cell table:style-name="Tableau6.A2" office:value-type="string">
            <text:p text:style-name="P47">c<text:span text:style-name="T99">ub</text:span>e</text:p>
            <text:p text:style-name="P49"><text:span text:style-name="T51">x</text:span><text:span text:style-name="T50"> </text:span><text:span text:style-name="T50"><draw:g text:anchor-type="as-char" svg:y="-0.303cm" draw:z-index="16" draw:style-name="gr1"><draw:line draw:style-name="gr2" draw:text-style-name="P68" svg:x1="0.001cm" svg:y1="0cm" svg:x2="0.001cm" svg:y2="0.249cm"><text:p/></draw:line><draw:line draw:style-name="gr2" draw:text-style-name="P68" svg:x1="0.001cm" svg:y1="0.125cm" svg:x2="0.53cm" svg:y2="0.125cm"><text:p/></draw:line><draw:line draw:style-name="gr2" draw:text-style-name="P68" svg:x1="0.534cm" svg:y1="0.13cm" svg:x2="0.44cm" svg:y2="0cm"><text:p/></draw:line><draw:line draw:style-name="gr2" draw:text-style-name="P68" svg:x1="0.534cm" svg:y1="0.12cm" svg:x2="0.44cm" svg:y2="0.249cm"><text:p/></draw:line></draw:g></text:span><text:span text:style-name="T50"><text:s/></text:span><text:span text:style-name="T51">x</text:span><text:span text:style-name="T22">3</text:span></text:p>
          </table:table-cell>
          <table:table-cell table:style-name="Tableau6.A2" office:value-type="string">
            <text:p text:style-name="P5"/>
          </table:table-cell>
          <table:table-cell table:style-name="Tableau6.A2" office:value-type="string">
            <text:p text:style-name="P45"/>
          </table:table-cell>
          <table:table-cell table:style-name="Tableau6.A2" office:value-type="string">
            <table:table table:name="Tableau3" table:style-name="Tableau3">
              <table:table-column table:style-name="Tableau3.A"/>
              <table:table-column table:style-name="Tableau3.B"/>
              <table:table-row table:style-name="Tableau3.1">
                <table:table-cell table:style-name="Tableau3.A1" office:value-type="string">
                  <text:p text:style-name="P24">x</text:p>
                </table:table-cell>
                <table:table-cell table:style-name="Tableau3.B1" office:value-type="string">
                  <text:p text:style-name="P3"><text:span text:style-name="T50">−</text:span><text:span text:style-name="T33">∞</text:span><text:span text:style-name="T50"> <text:s text:c="15"/>+</text:span><text:span text:style-name="T33">∞</text:span></text:p>
                </table:table-cell>
              </table:table-row>
              <table:table-row table:style-name="Tableau3.2">
                <table:table-cell table:style-name="Tableau3.A2" office:value-type="string">
                  <text:p text:style-name="P21"><text:span text:style-name="T51">x</text:span><text:span text:style-name="T22">3</text:span></text:p>
                </table:table-cell>
                <table:table-cell table:style-name="Tableau3.B2" office:value-type="string">
                  <text:p text:style-name="P5"/>
                </table:table-cell>
              </table:table-row>
            </table:table>
            <text:p text:style-name="P5"/>
          </table:table-cell>
          <table:table-cell table:style-name="Tableau6.E2" office:value-type="string">
            <text:p text:style-name="P52"><draw:g text:anchor-type="as-char" draw:z-index="17" draw:name="Forme4" draw:style-name="gr3"><draw:frame draw:style-name="gr31" draw:text-style-name="P71" svg:width="0.188cm" svg:height="0.41cm" svg:x="2.044cm" svg:y="2.353cm"><draw:text-box><text:p text:style-name="P70"><text:span text:style-name="T109">0</text:span></text:p></draw:text-box></draw:frame><draw:g draw:style-name="gr4"><draw:line draw:style-name="gr32" draw:text-style-name="P73" svg:x1="0.009cm" svg:y1="0cm" svg:x2="0.009cm" svg:y2="4.59cm"><text:p/></draw:line><draw:line draw:style-name="gr32" draw:text-style-name="P73" svg:x1="0.772cm" svg:y1="0cm" svg:x2="0.772cm" svg:y2="4.59cm"><text:p/></draw:line><draw:line draw:style-name="gr32" draw:text-style-name="P73" svg:x1="1.536cm" svg:y1="0cm" svg:x2="1.536cm" svg:y2="4.59cm"><text:p/></draw:line><draw:line draw:style-name="gr32" draw:text-style-name="P73" svg:x1="3.063cm" svg:y1="0cm" svg:x2="3.063cm" svg:y2="4.59cm"><text:p/></draw:line><draw:line draw:style-name="gr32" draw:text-style-name="P73" svg:x1="3.826cm" svg:y1="0cm" svg:x2="3.826cm" svg:y2="4.59cm"><text:p/></draw:line><draw:line draw:style-name="gr32" draw:text-style-name="P73" svg:x1="4.59cm" svg:y1="0cm" svg:x2="4.59cm" svg:y2="4.59cm"><text:p/></draw:line><draw:line draw:style-name="gr32" draw:text-style-name="P73" svg:x1="0cm" svg:y1="0cm" svg:x2="4.6cm" svg:y2="0cm"><text:p/></draw:line><draw:line draw:style-name="gr32" draw:text-style-name="P73" svg:x1="0cm" svg:y1="0.767cm" svg:x2="4.6cm" svg:y2="0.767cm"><text:p/></draw:line><draw:line draw:style-name="gr32" draw:text-style-name="P73" svg:x1="0cm" svg:y1="1.536cm" svg:x2="4.6cm" svg:y2="1.536cm"><text:p/></draw:line><draw:line draw:style-name="gr32" draw:text-style-name="P73" svg:x1="0cm" svg:y1="3.067cm" svg:x2="4.6cm" svg:y2="3.067cm"><text:p/></draw:line><draw:line draw:style-name="gr32" draw:text-style-name="P73" svg:x1="0cm" svg:y1="3.833cm" svg:x2="4.6cm" svg:y2="3.833cm"><text:p/></draw:line><draw:line draw:style-name="gr32" draw:text-style-name="P73" svg:x1="0cm" svg:y1="4.6cm" svg:x2="4.6cm" svg:y2="4.6cm"><text:p/></draw:line></draw:g><draw:line draw:style-name="gr33" draw:text-style-name="P73" svg:x1="2.3cm" svg:y1="4.589cm" svg:x2="2.3cm" svg:y2="0.013cm"><text:p/></draw:line><draw:line draw:style-name="gr33" draw:text-style-name="P73" svg:x1="0cm" svg:y1="2.3cm" svg:x2="4.593cm" svg:y2="2.3cm"><text:p/></draw:line><draw:g draw:style-name="gr4"><draw:line draw:style-name="gr34" draw:text-style-name="P73" svg:x1="1.206cm" svg:y1="4.562cm" svg:x2="1.216cm" svg:y2="4.502cm"><text:p/></draw:line><draw:line draw:style-name="gr34" draw:text-style-name="P73" svg:x1="1.216cm" svg:y1="4.502cm" svg:x2="1.226cm" svg:y2="4.444cm"><text:p/></draw:line><draw:line draw:style-name="gr34" draw:text-style-name="P73" svg:x1="1.226cm" svg:y1="4.444cm" svg:x2="1.235cm" svg:y2="4.386cm"><text:p/></draw:line><draw:line draw:style-name="gr34" draw:text-style-name="P73" svg:x1="1.236cm" svg:y1="4.386cm" svg:x2="1.246cm" svg:y2="4.33cm"><text:p/></draw:line><draw:line draw:style-name="gr34" draw:text-style-name="P73" svg:x1="1.246cm" svg:y1="4.33cm" svg:x2="1.256cm" svg:y2="4.274cm"><text:p/></draw:line><draw:line draw:style-name="gr34" draw:text-style-name="P73" svg:x1="1.256cm" svg:y1="4.274cm" svg:x2="1.265cm" svg:y2="4.22cm"><text:p/></draw:line><draw:line draw:style-name="gr34" draw:text-style-name="P73" svg:x1="1.265cm" svg:y1="4.22cm" svg:x2="1.274cm" svg:y2="4.166cm"><text:p/></draw:line><draw:line draw:style-name="gr34" draw:text-style-name="P73" svg:x1="1.275cm" svg:y1="4.167cm" svg:x2="1.284cm" svg:y2="4.114cm"><text:p/></draw:line><draw:line draw:style-name="gr34" draw:text-style-name="P73" svg:x1="1.284cm" svg:y1="4.114cm" svg:x2="1.294cm" svg:y2="4.062cm"><text:p/></draw:line><draw:line draw:style-name="gr34" draw:text-style-name="P73" svg:x1="1.294cm" svg:y1="4.062cm" svg:x2="1.313cm" svg:y2="3.962cm"><text:p/></draw:line><draw:line draw:style-name="gr34" draw:text-style-name="P73" svg:x1="1.313cm" svg:y1="3.962cm" svg:x2="1.332cm" svg:y2="3.866cm"><text:p/></draw:line><draw:line draw:style-name="gr34" draw:text-style-name="P73" svg:x1="1.333cm" svg:y1="3.867cm" svg:x2="1.352cm" svg:y2="3.774cm"><text:p/></draw:line><draw:line draw:style-name="gr34" draw:text-style-name="P73" svg:x1="1.352cm" svg:y1="3.773cm" svg:x2="1.372cm" svg:y2="3.685cm"><text:p/></draw:line><draw:line draw:style-name="gr34" draw:text-style-name="P73" svg:x1="1.372cm" svg:y1="3.685cm" svg:x2="1.391cm" svg:y2="3.6cm"><text:p/></draw:line><draw:line draw:style-name="gr34" draw:text-style-name="P73" svg:x1="1.392cm" svg:y1="3.6cm" svg:x2="1.411cm" svg:y2="3.518cm"><text:p/></draw:line><draw:line draw:style-name="gr34" draw:text-style-name="P73" svg:x1="1.411cm" svg:y1="3.518cm" svg:x2="1.43cm" svg:y2="3.441cm"><text:p/></draw:line><draw:line draw:style-name="gr34" draw:text-style-name="P73" svg:x1="1.43cm" svg:y1="3.442cm" svg:x2="1.449cm" svg:y2="3.367cm"><text:p/></draw:line><draw:line draw:style-name="gr34" draw:text-style-name="P73" svg:x1="1.449cm" svg:y1="3.366cm" svg:x2="1.469cm" svg:y2="3.295cm"><text:p/></draw:line><draw:line draw:style-name="gr34" draw:text-style-name="P73" svg:x1="1.469cm" svg:y1="3.294cm" svg:x2="1.488cm" svg:y2="3.227cm"><text:p/></draw:line><draw:line draw:style-name="gr34" draw:text-style-name="P73" svg:x1="1.488cm" svg:y1="3.228cm" svg:x2="1.508cm" svg:y2="3.162cm"><text:p/></draw:line><draw:line draw:style-name="gr34" draw:text-style-name="P73" svg:x1="1.508cm" svg:y1="3.161cm" svg:x2="1.527cm" svg:y2="3.1cm"><text:p/></draw:line><draw:line draw:style-name="gr34" draw:text-style-name="P73" svg:x1="1.527cm" svg:y1="3.1cm" svg:x2="1.547cm" svg:y2="3.041cm"><text:p/></draw:line><draw:line draw:style-name="gr34" draw:text-style-name="P73" svg:x1="1.547cm" svg:y1="3.041cm" svg:x2="1.566cm" svg:y2="2.986cm"><text:p/></draw:line><draw:line draw:style-name="gr34" draw:text-style-name="P73" svg:x1="1.567cm" svg:y1="2.986cm" svg:x2="1.586cm" svg:y2="2.933cm"><text:p/></draw:line><draw:line draw:style-name="gr34" draw:text-style-name="P73" svg:x1="1.586cm" svg:y1="2.933cm" svg:x2="1.605cm" svg:y2="2.883cm"><text:p/></draw:line><draw:line draw:style-name="gr34" draw:text-style-name="P73" svg:x1="1.605cm" svg:y1="2.883cm" svg:x2="1.644cm" svg:y2="2.791cm"><text:p/></draw:line><draw:line draw:style-name="gr34" draw:text-style-name="P73" svg:x1="1.644cm" svg:y1="2.792cm" svg:x2="1.683cm" svg:y2="2.71cm"><text:p/></draw:line><draw:line draw:style-name="gr34" draw:text-style-name="P73" svg:x1="1.683cm" svg:y1="2.709cm" svg:x2="1.722cm" svg:y2="2.637cm"><text:p/></draw:line><draw:line draw:style-name="gr34" draw:text-style-name="P73" svg:x1="1.722cm" svg:y1="2.638cm" svg:x2="1.76cm" svg:y2="2.575cm"><text:p/></draw:line><draw:line draw:style-name="gr34" draw:text-style-name="P73" svg:x1="1.76cm" svg:y1="2.576cm" svg:x2="1.799cm" svg:y2="2.522cm"><text:p/></draw:line><draw:line draw:style-name="gr34" draw:text-style-name="P73" svg:x1="1.8cm" svg:y1="2.52cm" svg:x2="1.839cm" svg:y2="2.473cm"><text:p/></draw:line><draw:line draw:style-name="gr34" draw:text-style-name="P73" svg:x1="1.839cm" svg:y1="2.474cm" svg:x2="1.878cm" svg:y2="2.434cm"><text:p/></draw:line><draw:line draw:style-name="gr34" draw:text-style-name="P73" svg:x1="1.878cm" svg:y1="2.434cm" svg:x2="1.916cm" svg:y2="2.402cm"><text:p/></draw:line><draw:line draw:style-name="gr34" draw:text-style-name="P73" svg:x1="1.916cm" svg:y1="2.401cm" svg:x2="1.955cm" svg:y2="2.374cm"><text:p/></draw:line><draw:line draw:style-name="gr34" draw:text-style-name="P73" svg:x1="1.955cm" svg:y1="2.374cm" svg:x2="1.994cm" svg:y2="2.353cm"><text:p/></draw:line><draw:line draw:style-name="gr34" draw:text-style-name="P73" svg:x1="1.994cm" svg:y1="2.353cm" svg:x2="2.033cm" svg:y2="2.336cm"><text:p/></draw:line><draw:line draw:style-name="gr34" draw:text-style-name="P73" svg:x1="2.033cm" svg:y1="2.336cm" svg:x2="2.071cm" svg:y2="2.324cm"><text:p/></draw:line><draw:line draw:style-name="gr34" draw:text-style-name="P73" svg:x1="2.072cm" svg:y1="2.324cm" svg:x2="2.111cm" svg:y2="2.315cm"><text:p/></draw:line><draw:line draw:style-name="gr34" draw:text-style-name="P73" svg:x1="2.111cm" svg:y1="2.315cm" svg:x2="2.15cm" svg:y2="2.309cm"><text:p/></draw:line><draw:line draw:style-name="gr34" draw:text-style-name="P73" svg:x1="2.15cm" svg:y1="2.309cm" svg:x2="2.189cm" svg:y2="2.306cm"><text:p/></draw:line><draw:line draw:style-name="gr34" draw:text-style-name="P73" svg:x1="2.189cm" svg:y1="2.307cm" svg:x2="2.227cm" svg:y2="2.305cm"><text:p/></draw:line><draw:line draw:style-name="gr34" draw:text-style-name="P73" svg:x1="2.227cm" svg:y1="2.305cm" svg:x2="2.266cm" svg:y2="2.304cm"><text:p/></draw:line><draw:line draw:style-name="gr34" draw:text-style-name="P73" svg:x1="2.267cm" svg:y1="2.304cm" svg:x2="2.306cm" svg:y2="2.304cm"><text:p/></draw:line><draw:line draw:style-name="gr34" draw:text-style-name="P73" svg:x1="2.305cm" svg:y1="2.304cm" svg:x2="2.344cm" svg:y2="2.304cm"><text:p/></draw:line><draw:line draw:style-name="gr34" draw:text-style-name="P73" svg:x1="2.345cm" svg:y1="2.304cm" svg:x2="2.383cm" svg:y2="2.303cm"><text:p/></draw:line><draw:line draw:style-name="gr34" draw:text-style-name="P73" svg:x1="2.383cm" svg:y1="2.303cm" svg:x2="2.422cm" svg:y2="2.3cm"><text:p/></draw:line><draw:line draw:style-name="gr34" draw:text-style-name="P73" svg:x1="2.422cm" svg:y1="2.302cm" svg:x2="2.461cm" svg:y2="2.298cm"><text:p/></draw:line><draw:line draw:style-name="gr34" draw:text-style-name="P73" svg:x1="2.461cm" svg:y1="2.297cm" svg:x2="2.5cm" svg:y2="2.291cm"><text:p/></draw:line><draw:line draw:style-name="gr34" draw:text-style-name="P73" svg:x1="2.5cm" svg:y1="2.29cm" svg:x2="2.538cm" svg:y2="2.28cm"><text:p/></draw:line><draw:line draw:style-name="gr34" draw:text-style-name="P73" svg:x1="2.538cm" svg:y1="2.281cm" svg:x2="2.577cm" svg:y2="2.268cm"><text:p/></draw:line><draw:line draw:style-name="gr34" draw:text-style-name="P73" svg:x1="2.577cm" svg:y1="2.267cm" svg:x2="2.616cm" svg:y2="2.249cm"><text:p/></draw:line><draw:line draw:style-name="gr34" draw:text-style-name="P73" svg:x1="2.616cm" svg:y1="2.249cm" svg:x2="2.655cm" svg:y2="2.227cm"><text:p/></draw:line><draw:line draw:style-name="gr34" draw:text-style-name="P73" svg:x1="2.655cm" svg:y1="2.226cm" svg:x2="2.694cm" svg:y2="2.198cm"><text:p/></draw:line><draw:line draw:style-name="gr34" draw:text-style-name="P73" svg:x1="2.694cm" svg:y1="2.198cm" svg:x2="2.733cm" svg:y2="2.164cm"><text:p/></draw:line><draw:line draw:style-name="gr34" draw:text-style-name="P73" svg:x1="2.733cm" svg:y1="2.164cm" svg:x2="2.772cm" svg:y2="2.123cm"><text:p/></draw:line><draw:line draw:style-name="gr34" draw:text-style-name="P73" svg:x1="2.772cm" svg:y1="2.123cm" svg:x2="2.811cm" svg:y2="2.074cm"><text:p/></draw:line><draw:line draw:style-name="gr34" draw:text-style-name="P73" svg:x1="2.811cm" svg:y1="2.074cm" svg:x2="2.85cm" svg:y2="2.018cm"><text:p/></draw:line><draw:line draw:style-name="gr34" draw:text-style-name="P73" svg:x1="2.85cm" svg:y1="2.018cm" svg:x2="2.888cm" svg:y2="1.953cm"><text:p/></draw:line><draw:line draw:style-name="gr34" draw:text-style-name="P73" svg:x1="2.888cm" svg:y1="1.954cm" svg:x2="2.927cm" svg:y2="1.88cm"><text:p/></draw:line><draw:line draw:style-name="gr34" draw:text-style-name="P73" svg:x1="2.927cm" svg:y1="1.878cm" svg:x2="2.966cm" svg:y2="1.794cm"><text:p/></draw:line><draw:line draw:style-name="gr34" draw:text-style-name="P73" svg:x1="2.967cm" svg:y1="1.794cm" svg:x2="3.006cm" svg:y2="1.699cm"><text:p/></draw:line><draw:line draw:style-name="gr34" draw:text-style-name="P73" svg:x1="3.006cm" svg:y1="1.7cm" svg:x2="3.024cm" svg:y2="1.648cm"><text:p/></draw:line><draw:line draw:style-name="gr34" draw:text-style-name="P73" svg:x1="3.024cm" svg:y1="1.65cm" svg:x2="3.043cm" svg:y2="1.596cm"><text:p/></draw:line><draw:line draw:style-name="gr34" draw:text-style-name="P73" svg:x1="3.044cm" svg:y1="1.593cm" svg:x2="3.064cm" svg:y2="1.536cm"><text:p/></draw:line><draw:line draw:style-name="gr34" draw:text-style-name="P73" svg:x1="3.064cm" svg:y1="1.537cm" svg:x2="3.083cm" svg:y2="1.477cm"><text:p/></draw:line><draw:line draw:style-name="gr34" draw:text-style-name="P73" svg:x1="3.083cm" svg:y1="1.477cm" svg:x2="3.102cm" svg:y2="1.414cm"><text:p/></draw:line><draw:line draw:style-name="gr34" draw:text-style-name="P73" svg:x1="3.102cm" svg:y1="1.416cm" svg:x2="3.121cm" svg:y2="1.349cm"><text:p/></draw:line><draw:line draw:style-name="gr34" draw:text-style-name="P73" svg:x1="3.122cm" svg:y1="1.347cm" svg:x2="3.142cm" svg:y2="1.277cm"><text:p/></draw:line><draw:line draw:style-name="gr34" draw:text-style-name="P73" svg:x1="3.142cm" svg:y1="1.277cm" svg:x2="3.161cm" svg:y2="1.204cm"><text:p/></draw:line><draw:line draw:style-name="gr34" draw:text-style-name="P73" svg:x1="3.161cm" svg:y1="1.204cm" svg:x2="3.18cm" svg:y2="1.128cm"><text:p/></draw:line><draw:line draw:style-name="gr34" draw:text-style-name="P73" svg:x1="3.18cm" svg:y1="1.131cm" svg:x2="3.199cm" svg:y2="1.051cm"><text:p/></draw:line><draw:line draw:style-name="gr34" draw:text-style-name="P73" svg:x1="3.199cm" svg:y1="1.051cm" svg:x2="3.218cm" svg:y2="0.968cm"><text:p/></draw:line><draw:line draw:style-name="gr34" draw:text-style-name="P73" svg:x1="3.219cm" svg:y1="0.966cm" svg:x2="3.238cm" svg:y2="0.879cm"><text:p/></draw:line><draw:line draw:style-name="gr34" draw:text-style-name="P73" svg:x1="3.238cm" svg:y1="0.879cm" svg:x2="3.258cm" svg:y2="0.788cm"><text:p/></draw:line><draw:line draw:style-name="gr34" draw:text-style-name="P73" svg:x1="3.258cm" svg:y1="0.788cm" svg:x2="3.277cm" svg:y2="0.694cm"><text:p/></draw:line><draw:line draw:style-name="gr34" draw:text-style-name="P73" svg:x1="3.278cm" svg:y1="0.694cm" svg:x2="3.297cm" svg:y2="0.596cm"><text:p/></draw:line><draw:line draw:style-name="gr34" draw:text-style-name="P73" svg:x1="3.297cm" svg:y1="0.596cm" svg:x2="3.316cm" svg:y2="0.495cm"><text:p/></draw:line><draw:line draw:style-name="gr34" draw:text-style-name="P73" svg:x1="3.316cm" svg:y1="0.495cm" svg:x2="3.326cm" svg:y2="0.442cm"><text:p/></draw:line><draw:line draw:style-name="gr34" draw:text-style-name="P73" svg:x1="3.326cm" svg:y1="0.442cm" svg:x2="3.335cm" svg:y2="0.388cm"><text:p/></draw:line><draw:line draw:style-name="gr34" draw:text-style-name="P73" svg:x1="3.335cm" svg:y1="0.388cm" svg:x2="3.345cm" svg:y2="0.334cm"><text:p/></draw:line><draw:line draw:style-name="gr34" draw:text-style-name="P73" svg:x1="3.345cm" svg:y1="0.334cm" svg:x2="3.355cm" svg:y2="0.279cm"><text:p/></draw:line><draw:line draw:style-name="gr34" draw:text-style-name="P73" svg:x1="3.355cm" svg:y1="0.279cm" svg:x2="3.364cm" svg:y2="0.223cm"><text:p/></draw:line><draw:line draw:style-name="gr34" draw:text-style-name="P73" svg:x1="3.365cm" svg:y1="0.222cm" svg:x2="3.374cm" svg:y2="0.164cm"><text:p/></draw:line><draw:line draw:style-name="gr34" draw:text-style-name="P73" svg:x1="3.374cm" svg:y1="0.164cm" svg:x2="3.384cm" svg:y2="0.106cm"><text:p/></draw:line><draw:line draw:style-name="gr34" draw:text-style-name="P73" svg:x1="3.384cm" svg:y1="0.107cm" svg:x2="3.394cm" svg:y2="0.047cm"><text:p/></draw:line></draw:g><draw:frame draw:style-name="gr35" draw:text-style-name="P72" svg:width="0.165cm" svg:height="0.417cm" svg:x="4.353cm" svg:y="2.379cm"><draw:text-box><text:p text:style-name="P70"><text:span text:style-name="T110">x</text:span></text:p></draw:text-box></draw:frame><draw:frame draw:style-name="gr9" draw:text-style-name="P72" svg:width="0.168cm" svg:height="0.417cm" svg:x="1.976cm" svg:y="0.081cm"><draw:text-box><text:p text:style-name="P70"><text:span text:style-name="T110">y</text:span></text:p></draw:text-box></draw:frame><draw:frame draw:style-name="gr31" draw:text-style-name="P71" svg:width="0.188cm" svg:height="0.41cm" svg:x="2.99cm" svg:y="2.355cm"><draw:text-box><text:p text:style-name="P70"><text:span text:style-name="T109">1</text:span></text:p></draw:text-box></draw:frame><draw:frame draw:style-name="gr31" draw:text-style-name="P71" svg:width="0.188cm" svg:height="0.41cm" svg:x="2.046cm" svg:y="1.355cm"><draw:text-box><text:p text:style-name="P70"><text:span text:style-name="T109">1</text:span></text:p></draw:text-box></draw:frame></draw:g></text:p>
          </table:table-cell>
        </table:table-row>
        <table:table-row table:style-name="Tableau6.2">
          <table:table-cell table:style-name="Tableau6.A2" office:value-type="string">
            <text:p text:style-name="P46">inverse</text:p>
            <text:p text:style-name="P48"><text:span text:style-name="T51">x</text:span><text:span text:style-name="T50"> </text:span><text:span text:style-name="T50"><draw:g text:anchor-type="as-char" svg:y="-0.303cm" draw:z-index="11" draw:style-name="gr1"><draw:line draw:style-name="gr2" draw:text-style-name="P68" svg:x1="0.001cm" svg:y1="0cm" svg:x2="0.001cm" svg:y2="0.249cm"><text:p/></draw:line><draw:line draw:style-name="gr2" draw:text-style-name="P68" svg:x1="0.001cm" svg:y1="0.125cm" svg:x2="0.53cm" svg:y2="0.125cm"><text:p/></draw:line><draw:line draw:style-name="gr2" draw:text-style-name="P68" svg:x1="0.534cm" svg:y1="0.13cm" svg:x2="0.44cm" svg:y2="0cm"><text:p/></draw:line><draw:line draw:style-name="gr2" draw:text-style-name="P68" svg:x1="0.534cm" svg:y1="0.12cm" svg:x2="0.44cm" svg:y2="0.249cm"><text:p/></draw:line></draw:g></text:span><text:span text:style-name="T50"><text:s/></text:span><text:span text:style-name="T50"><draw:frame draw:style-name="fr1" draw:name="Objet7" text:anchor-type="as-char" svg:y="-0.931cm" svg:width="0.688cm" svg:height="1.499cm" draw:z-index="29"><draw:object xlink:href="./Object 7" xlink:type="simple" xlink:show="embed" xlink:actuate="onLoad"/><draw:image xlink:href="./ObjectReplacements/Object 7" xlink:type="simple" xlink:show="embed" xlink:actuate="onLoad"/><svg:desc>formule</svg:desc></draw:frame></text:span></text:p>
          </table:table-cell>
          <table:table-cell table:style-name="Tableau6.A2" office:value-type="string">
            <text:p text:style-name="P5"/>
          </table:table-cell>
          <table:table-cell table:style-name="Tableau6.A2" office:value-type="string">
            <text:p text:style-name="P44"/>
          </table:table-cell>
          <table:table-cell table:style-name="Tableau6.A2" office:value-type="string">
            <table:table table:name="Tableau2" table:style-name="Tableau2">
              <table:table-column table:style-name="Tableau2.A"/>
              <table:table-column table:style-name="Tableau2.B"/>
              <table:table-row table:style-name="Tableau2.1">
                <table:table-cell table:style-name="Tableau2.A1" office:value-type="string">
                  <text:p text:style-name="P24">x</text:p>
                </table:table-cell>
                <table:table-cell table:style-name="Tableau2.B1" office:value-type="string">
                  <text:p text:style-name="P3"><text:span text:style-name="T50">−</text:span><text:span text:style-name="T33">∞</text:span><text:span text:style-name="T50"> <text:s text:c="15"/>+</text:span><text:span text:style-name="T33">∞</text:span></text:p>
                </table:table-cell>
              </table:table-row>
              <table:table-row table:style-name="Tableau2.2">
                <table:table-cell table:style-name="Tableau2.A2" office:value-type="string">
                  <text:p text:style-name="P24"><draw:frame draw:style-name="fr1" draw:name="Objet1" text:anchor-type="as-char" svg:y="-0.931cm" svg:width="0.688cm" svg:height="1.499cm" draw:z-index="30"><draw:object xlink:href="./Object 1" xlink:type="simple" xlink:show="embed" xlink:actuate="onLoad"/><draw:image xlink:href="./ObjectReplacements/Object 1" xlink:type="simple" xlink:show="embed" xlink:actuate="onLoad"/><svg:desc>formule</svg:desc></draw:frame></text:p>
                </table:table-cell>
                <table:table-cell table:style-name="Tableau2.B2" office:value-type="string">
                  <text:p text:style-name="P5"/>
                </table:table-cell>
              </table:table-row>
            </table:table>
            <text:p text:style-name="P5"/>
          </table:table-cell>
          <table:table-cell table:style-name="Tableau6.E2" office:value-type="string">
            <text:p text:style-name="P52"><draw:g text:anchor-type="as-char" draw:z-index="13" draw:name="Forme1" draw:style-name="gr3"><draw:g draw:style-name="gr4"><draw:line draw:style-name="gr5" draw:text-style-name="P69" svg:x1="0.004cm" svg:y1="-0.001cm" svg:x2="0.004cm" svg:y2="4.418cm"><text:p/></draw:line><draw:line draw:style-name="gr5" draw:text-style-name="P69" svg:x1="0.77cm" svg:y1="-0.001cm" svg:x2="0.77cm" svg:y2="4.418cm"><text:p/></draw:line><draw:line draw:style-name="gr5" draw:text-style-name="P69" svg:x1="1.535cm" svg:y1="-0.001cm" svg:x2="1.535cm" svg:y2="4.418cm"><text:p/></draw:line><draw:line draw:style-name="gr5" draw:text-style-name="P69" svg:x1="3.067cm" svg:y1="-0.001cm" svg:x2="3.067cm" svg:y2="4.418cm"><text:p/></draw:line><draw:line draw:style-name="gr5" draw:text-style-name="P69" svg:x1="3.832cm" svg:y1="-0.001cm" svg:x2="3.832cm" svg:y2="4.418cm"><text:p/></draw:line><draw:line draw:style-name="gr5" draw:text-style-name="P69" svg:x1="4.599cm" svg:y1="-0.001cm" svg:x2="4.599cm" svg:y2="4.418cm"><text:p/></draw:line><draw:line draw:style-name="gr5" draw:text-style-name="P69" svg:x1="0.004cm" svg:y1="-0.001cm" svg:x2="4.598cm" svg:y2="-0.001cm"><text:p/></draw:line><draw:line draw:style-name="gr5" draw:text-style-name="P69" svg:x1="0.004cm" svg:y1="0.737cm" svg:x2="4.598cm" svg:y2="0.737cm"><text:p/></draw:line><draw:line draw:style-name="gr5" draw:text-style-name="P69" svg:x1="0.004cm" svg:y1="1.472cm" svg:x2="4.598cm" svg:y2="1.472cm"><text:p/></draw:line><draw:line draw:style-name="gr5" draw:text-style-name="P69" svg:x1="0.004cm" svg:y1="2.944cm" svg:x2="4.598cm" svg:y2="2.944cm"><text:p/></draw:line><draw:line draw:style-name="gr5" draw:text-style-name="P69" svg:x1="0.004cm" svg:y1="3.683cm" svg:x2="4.598cm" svg:y2="3.683cm"><text:p/></draw:line><draw:line draw:style-name="gr5" draw:text-style-name="P69" svg:x1="0.004cm" svg:y1="4.42cm" svg:x2="4.598cm" svg:y2="4.42cm"><text:p/></draw:line></draw:g><draw:frame draw:style-name="gr6" draw:text-style-name="P71" svg:width="0.696cm" svg:height="0.66cm" svg:x="1.773cm" svg:y="2.212cm"><draw:text-box><text:p text:style-name="P70"><text:span text:style-name="T109">0</text:span></text:p></draw:text-box></draw:frame><draw:frame draw:style-name="gr6" draw:text-style-name="P71" svg:width="0.696cm" svg:height="0.66cm" svg:x="2.736cm" svg:y="2.212cm"><draw:text-box><text:p text:style-name="P70"><text:span text:style-name="T109">1</text:span></text:p></draw:text-box></draw:frame><draw:frame draw:style-name="gr7" draw:text-style-name="P71" svg:width="0.696cm" svg:height="0.662cm" svg:x="1.753cm" svg:y="1.18cm"><draw:text-box><text:p text:style-name="P70"><text:span text:style-name="T109">1</text:span></text:p></draw:text-box></draw:frame><draw:frame draw:style-name="gr8" draw:text-style-name="P72" svg:width="0.167cm" svg:height="0.417cm" svg:x="2.032cm" svg:y="0.055cm"><draw:text-box><text:p text:style-name="P70"><text:span text:style-name="T110">y</text:span></text:p></draw:text-box></draw:frame><draw:frame draw:style-name="gr9" draw:text-style-name="P72" svg:width="0.168cm" svg:height="0.417cm" svg:x="4.382cm" svg:y="2.252cm"><draw:text-box><text:p text:style-name="P70"><text:span text:style-name="T110">x</text:span></text:p></draw:text-box></draw:frame><draw:polyline draw:style-name="gr10" draw:text-style-name="P69" svg:width="2.036cm" svg:height="1.964cm" svg:x="0.004cm" svg:y="2.455cm" svg:viewBox="0 0 2037 1965" draw:points="0,0 77,9 153,17 230,27 306,38 384,50 459,61 537,75 613,89 689,105 766,123 843,143 918,164 996,188 1072,215 1149,246 1225,281 1302,321 1379,369 1455,425 1531,492 1609,572 1685,675 1761,807 1838,982 1915,1228 1990,1596 2037,1965"><text:p/></draw:polyline><draw:polyline draw:style-name="gr10" draw:text-style-name="P69" svg:width="2.036cm" svg:height="1.964cm" svg:x="2.561cm" svg:y="-0.001cm" svg:viewBox="0 0 2037 1965" draw:points="0,0 45,369 123,736 199,981 276,1157 352,1288 429,1391 505,1473 582,1540 658,1596 735,1644 811,1684 888,1719 965,1749 1042,1776 1117,1799 1195,1823 1271,1842 1347,1860 1424,1875 1501,1890 1577,1902 1654,1915 1730,1926 1808,1937 1883,1947 1960,1956 2037,1965"><text:p/></draw:polyline><draw:line draw:style-name="gr11" draw:text-style-name="P73" svg:x1="0.001cm" svg:y1="2.238cm" svg:x2="4.601cm" svg:y2="2.238cm"><text:p/></draw:line><draw:line draw:style-name="gr11" draw:text-style-name="P73" svg:x1="2.319cm" svg:y1="4.415cm" svg:x2="2.319cm" svg:y2="0.013cm"><text:p/></draw:line></draw:g></text:p>
          </table:table-cell>
        </table:table-row>
        <table:table-row table:style-name="Tableau6.2">
          <table:table-cell table:style-name="Tableau6.A2" office:value-type="string">
            <text:p text:style-name="P47"><text:span text:style-name="T99">racine </text:span>carrée</text:p>
            <text:p text:style-name="P49"><text:span text:style-name="T51">x</text:span><text:span text:style-name="T50"> </text:span><text:span text:style-name="T50"><draw:g text:anchor-type="as-char" svg:y="-0.303cm" draw:z-index="12" draw:style-name="gr1"><draw:line draw:style-name="gr2" draw:text-style-name="P68" svg:x1="0.001cm" svg:y1="0cm" svg:x2="0.001cm" svg:y2="0.249cm"><text:p/></draw:line><draw:line draw:style-name="gr2" draw:text-style-name="P68" svg:x1="0.001cm" svg:y1="0.125cm" svg:x2="0.53cm" svg:y2="0.125cm"><text:p/></draw:line><draw:line draw:style-name="gr2" draw:text-style-name="P68" svg:x1="0.534cm" svg:y1="0.13cm" svg:x2="0.44cm" svg:y2="0cm"><text:p/></draw:line><draw:line draw:style-name="gr2" draw:text-style-name="P68" svg:x1="0.534cm" svg:y1="0.12cm" svg:x2="0.44cm" svg:y2="0.249cm"><text:p/></draw:line></draw:g></text:span><text:span text:style-name="T50"><text:s/></text:span><text:span text:style-name="T50"><draw:frame draw:style-name="fr1" draw:name="Objet13" text:anchor-type="as-char" svg:y="-0.619cm" svg:width="0.947cm" svg:height="0.778cm" draw:z-index="31"><draw:object xlink:href="./Object 10" xlink:type="simple" xlink:show="embed" xlink:actuate="onLoad"/><draw:image xlink:href="./ObjectReplacements/Object 10" xlink:type="simple" xlink:show="embed" xlink:actuate="onLoad"/><svg:desc>formule</svg:desc></draw:frame></text:span></text:p>
          </table:table-cell>
          <table:table-cell table:style-name="Tableau6.A2" office:value-type="string">
            <text:p text:style-name="P5"/>
          </table:table-cell>
          <table:table-cell table:style-name="Tableau6.A2" office:value-type="string">
            <text:p text:style-name="P45"/>
          </table:table-cell>
          <table:table-cell table:style-name="Tableau6.A2" office:value-type="string">
            <table:table table:name="Tableau4" table:style-name="Tableau4">
              <table:table-column table:style-name="Tableau4.A"/>
              <table:table-column table:style-name="Tableau4.B"/>
              <table:table-row table:style-name="Tableau4.1">
                <table:table-cell table:style-name="Tableau4.A1" office:value-type="string">
                  <text:p text:style-name="P24">x</text:p>
                </table:table-cell>
                <table:table-cell table:style-name="Tableau4.B1" office:value-type="string">
                  <text:p text:style-name="P3"><text:span text:style-name="T50">−</text:span><text:span text:style-name="T33">∞</text:span><text:span text:style-name="T50"> <text:s text:c="15"/>+</text:span><text:span text:style-name="T33">∞</text:span></text:p>
                </table:table-cell>
              </table:table-row>
              <table:table-row table:style-name="Tableau4.2">
                <table:table-cell table:style-name="Tableau4.A2" office:value-type="string">
                  <text:p text:style-name="P24"><draw:frame draw:style-name="fr1" draw:name="Objet8" text:anchor-type="as-char" svg:y="-0.619cm" svg:width="0.947cm" svg:height="0.778cm" draw:z-index="32"><draw:object xlink:href="./Object 11" xlink:type="simple" xlink:show="embed" xlink:actuate="onLoad"/><draw:image xlink:href="./ObjectReplacements/Object 11" xlink:type="simple" xlink:show="embed" xlink:actuate="onLoad"/><svg:desc>formule</svg:desc></draw:frame></text:p>
                </table:table-cell>
                <table:table-cell table:style-name="Tableau4.B2" office:value-type="string">
                  <text:p text:style-name="P5"/>
                </table:table-cell>
              </table:table-row>
            </table:table>
            <text:p text:style-name="P5"/>
          </table:table-cell>
          <table:table-cell table:style-name="Tableau6.E2" office:value-type="string">
            <text:p text:style-name="P52"><draw:g text:anchor-type="as-char" draw:z-index="15" draw:name="Forme3" draw:style-name="gr3"><draw:g draw:style-name="gr4"><draw:line draw:style-name="gr25" draw:text-style-name="P73" svg:x1="1.151cm" svg:y1="0.009cm" svg:x2="1.151cm" svg:y2="3.417cm"><text:p/></draw:line><draw:line draw:style-name="gr25" draw:text-style-name="P73" svg:x1="2.302cm" svg:y1="0.009cm" svg:x2="2.302cm" svg:y2="3.417cm"><text:p/></draw:line><draw:line draw:style-name="gr25" draw:text-style-name="P73" svg:x1="3.451cm" svg:y1="0.009cm" svg:x2="3.451cm" svg:y2="3.417cm"><text:p/></draw:line><draw:line draw:style-name="gr25" draw:text-style-name="P73" svg:x1="4.6cm" svg:y1="0.009cm" svg:x2="4.6cm" svg:y2="3.417cm"><text:p/></draw:line><draw:line draw:style-name="gr25" draw:text-style-name="P73" svg:x1="0.002cm" svg:y1="0cm" svg:x2="4.601cm" svg:y2="0cm"><text:p/></draw:line><draw:line draw:style-name="gr25" draw:text-style-name="P73" svg:x1="0.002cm" svg:y1="1.138cm" svg:x2="4.601cm" svg:y2="1.138cm"><text:p/></draw:line><draw:line draw:style-name="gr25" draw:text-style-name="P73" svg:x1="0.002cm" svg:y1="2.274cm" svg:x2="4.601cm" svg:y2="2.274cm"><text:p/></draw:line></draw:g><draw:line draw:style-name="gr26" draw:text-style-name="P73" svg:x1="0.001cm" svg:y1="3.416cm" svg:x2="0.001cm" svg:y2="0.018cm"><text:p/></draw:line><draw:line draw:style-name="gr26" draw:text-style-name="P73" svg:x1="0.002cm" svg:y1="3.415cm" svg:x2="4.594cm" svg:y2="3.415cm"><text:p/></draw:line><draw:g draw:style-name="gr4"><draw:polyline draw:style-name="gr27" draw:text-style-name="P73" svg:width="0.051cm" svg:height="0.244cm" svg:x="0.004cm" svg:y="3.174cm" svg:viewBox="0 0 52 245" draw:points="0,245 13,122 24,73 52,0"><text:p/></draw:polyline><draw:g draw:style-name="gr4"><draw:polyline draw:style-name="gr27" draw:text-style-name="P73" svg:width="0.234cm" svg:height="0.322cm" svg:x="0.056cm" svg:y="2.849cm" svg:viewBox="0 0 235 323" draw:points="0,323 60,213 118,131 175,59 235,0"><text:p/></draw:polyline><draw:polyline draw:style-name="gr27" draw:text-style-name="P73" svg:width="0.935cm" svg:height="0.606cm" svg:x="0.291cm" svg:y="2.244cm" svg:viewBox="0 0 936 607" draw:points="0,607 60,550 117,500 175,454 235,409 292,368 351,328 408,289 468,251 527,219 586,184 643,150 703,119 762,87 820,59 878,30 936,0"><text:p/></draw:polyline><draw:line draw:style-name="gr27" draw:text-style-name="P73" svg:x1="1.227cm" svg:y1="2.242cm" svg:x2="1.287cm" svg:y2="2.214cm"><text:p/></draw:line><draw:line draw:style-name="gr27" draw:text-style-name="P73" svg:x1="1.286cm" svg:y1="2.217cm" svg:x2="1.346cm" svg:y2="2.191cm"><text:p/></draw:line><draw:line draw:style-name="gr27" draw:text-style-name="P73" svg:x1="1.345cm" svg:y1="2.19cm" svg:x2="1.405cm" svg:y2="2.163cm"><text:p/></draw:line><draw:line draw:style-name="gr27" draw:text-style-name="P73" svg:x1="1.404cm" svg:y1="2.164cm" svg:x2="1.461cm" svg:y2="2.138cm"><text:p/></draw:line><draw:line draw:style-name="gr27" draw:text-style-name="P73" svg:x1="1.462cm" svg:y1="2.137cm" svg:x2="1.522cm" svg:y2="2.11cm"><text:p/></draw:line><draw:line draw:style-name="gr27" draw:text-style-name="P73" svg:x1="1.521cm" svg:y1="2.112cm" svg:x2="1.581cm" svg:y2="2.086cm"><text:p/></draw:line><draw:line draw:style-name="gr27" draw:text-style-name="P73" svg:x1="1.58cm" svg:y1="2.086cm" svg:x2="1.64cm" svg:y2="2.062cm"><text:p/></draw:line><draw:line draw:style-name="gr27" draw:text-style-name="P73" svg:x1="1.639cm" svg:y1="2.063cm" svg:x2="1.696cm" svg:y2="2.039cm"><text:p/></draw:line><draw:line draw:style-name="gr27" draw:text-style-name="P73" svg:x1="1.697cm" svg:y1="2.037cm" svg:x2="1.757cm" svg:y2="2.013cm"><text:p/></draw:line><draw:line draw:style-name="gr27" draw:text-style-name="P73" svg:x1="1.755cm" svg:y1="2.012cm" svg:x2="1.812cm" svg:y2="1.99cm"><text:p/></draw:line><draw:line draw:style-name="gr27" draw:text-style-name="P73" svg:x1="1.813cm" svg:y1="1.993cm" svg:x2="1.873cm" svg:y2="1.969cm"><text:p/></draw:line><draw:line draw:style-name="gr27" draw:text-style-name="P73" svg:x1="1.872cm" svg:y1="1.969cm" svg:x2="1.929cm" svg:y2="1.945cm"><text:p/></draw:line><draw:line draw:style-name="gr27" draw:text-style-name="P73" svg:x1="1.929cm" svg:y1="1.944cm" svg:x2="1.989cm" svg:y2="1.923cm"><text:p/></draw:line><draw:line draw:style-name="gr27" draw:text-style-name="P73" svg:x1="1.989cm" svg:y1="1.922cm" svg:x2="2.049cm" svg:y2="1.9cm"><text:p/></draw:line><draw:line draw:style-name="gr27" draw:text-style-name="P73" svg:x1="2.047cm" svg:y1="1.901cm" svg:x2="2.107cm" svg:y2="1.879cm"><text:p/></draw:line><draw:line draw:style-name="gr27" draw:text-style-name="P73" svg:x1="2.107cm" svg:y1="1.88cm" svg:x2="2.164cm" svg:y2="1.859cm"><text:p/></draw:line><draw:line draw:style-name="gr27" draw:text-style-name="P73" svg:x1="2.164cm" svg:y1="1.858cm" svg:x2="2.224cm" svg:y2="1.837cm"><text:p/></draw:line><draw:line draw:style-name="gr27" draw:text-style-name="P73" svg:x1="2.223cm" svg:y1="1.838cm" svg:x2="2.283cm" svg:y2="1.817cm"><text:p/></draw:line><draw:line draw:style-name="gr27" draw:text-style-name="P73" svg:x1="2.282cm" svg:y1="1.817cm" svg:x2="2.342cm" svg:y2="1.796cm"><text:p/></draw:line><draw:line draw:style-name="gr27" draw:text-style-name="P73" svg:x1="2.342cm" svg:y1="1.796cm" svg:x2="2.399cm" svg:y2="1.776cm"><text:p/></draw:line><draw:line draw:style-name="gr27" draw:text-style-name="P73" svg:x1="2.399cm" svg:y1="1.777cm" svg:x2="2.459cm" svg:y2="1.756cm"><text:p/></draw:line><draw:line draw:style-name="gr27" draw:text-style-name="P73" svg:x1="2.458cm" svg:y1="1.756cm" svg:x2="2.515cm" svg:y2="1.736cm"><text:p/></draw:line><draw:line draw:style-name="gr27" draw:text-style-name="P73" svg:x1="2.515cm" svg:y1="1.735cm" svg:x2="2.575cm" svg:y2="1.715cm"><text:p/></draw:line><draw:line draw:style-name="gr27" draw:text-style-name="P73" svg:x1="2.575cm" svg:y1="1.718cm" svg:x2="2.632cm" svg:y2="1.698cm"><text:p/></draw:line><draw:line draw:style-name="gr27" draw:text-style-name="P73" svg:x1="2.632cm" svg:y1="1.699cm" svg:x2="2.692cm" svg:y2="1.679cm"><text:p/></draw:line><draw:line draw:style-name="gr27" draw:text-style-name="P73" svg:x1="2.692cm" svg:y1="1.679cm" svg:x2="2.752cm" svg:y2="1.661cm"><text:p/></draw:line><draw:line draw:style-name="gr27" draw:text-style-name="P73" svg:x1="2.75cm" svg:y1="1.659cm" svg:x2="2.81cm" svg:y2="1.639cm"><text:p/></draw:line><draw:line draw:style-name="gr27" draw:text-style-name="P73" svg:x1="2.81cm" svg:y1="1.642cm" svg:x2="2.867cm" svg:y2="1.622cm"><text:p/></draw:line><draw:line draw:style-name="gr27" draw:text-style-name="P73" svg:x1="2.867cm" svg:y1="1.62cm" svg:x2="2.927cm" svg:y2="1.602cm"><text:p/></draw:line><draw:line draw:style-name="gr27" draw:text-style-name="P73" svg:x1="2.926cm" svg:y1="1.604cm" svg:x2="2.986cm" svg:y2="1.586cm"><text:p/></draw:line><draw:line draw:style-name="gr27" draw:text-style-name="P73" svg:x1="2.985cm" svg:y1="1.586cm" svg:x2="3.045cm" svg:y2="1.568cm"><text:p/></draw:line><draw:line draw:style-name="gr27" draw:text-style-name="P73" svg:x1="3.045cm" svg:y1="1.567cm" svg:x2="3.102cm" svg:y2="1.549cm"><text:p/></draw:line><draw:line draw:style-name="gr27" draw:text-style-name="P73" svg:x1="3.102cm" svg:y1="1.55cm" svg:x2="3.162cm" svg:y2="1.532cm"><text:p/></draw:line><draw:line draw:style-name="gr27" draw:text-style-name="P73" svg:x1="3.161cm" svg:y1="1.532cm" svg:x2="3.218cm" svg:y2="1.516cm"><text:p/></draw:line><draw:line draw:style-name="gr27" draw:text-style-name="P73" svg:x1="3.218cm" svg:y1="1.516cm" svg:x2="3.278cm" svg:y2="1.498cm"><text:p/></draw:line><draw:line draw:style-name="gr27" draw:text-style-name="P73" svg:x1="3.278cm" svg:y1="1.498cm" svg:x2="3.335cm" svg:y2="1.482cm"><text:p/></draw:line><draw:line draw:style-name="gr27" draw:text-style-name="P73" svg:x1="3.335cm" svg:y1="1.482cm" svg:x2="3.395cm" svg:y2="1.464cm"><text:p/></draw:line><draw:line draw:style-name="gr27" draw:text-style-name="P73" svg:x1="3.395cm" svg:y1="1.464cm" svg:x2="3.455cm" svg:y2="1.448cm"><text:p/></draw:line><draw:line draw:style-name="gr27" draw:text-style-name="P73" svg:x1="3.453cm" svg:y1="1.447cm" svg:x2="3.513cm" svg:y2="1.431cm"><text:p/></draw:line><draw:line draw:style-name="gr27" draw:text-style-name="P73" svg:x1="3.513cm" svg:y1="1.431cm" svg:x2="3.57cm" svg:y2="1.415cm"><text:p/></draw:line><draw:line draw:style-name="gr27" draw:text-style-name="P73" svg:x1="3.57cm" svg:y1="1.414cm" svg:x2="3.63cm" svg:y2="1.398cm"><text:p/></draw:line><draw:line draw:style-name="gr27" draw:text-style-name="P73" svg:x1="3.628cm" svg:y1="1.398cm" svg:x2="3.688cm" svg:y2="1.382cm"><text:p/></draw:line><draw:line draw:style-name="gr27" draw:text-style-name="P73" svg:x1="3.688cm" svg:y1="1.382cm" svg:x2="3.748cm" svg:y2="1.366cm"><text:p/></draw:line><draw:line draw:style-name="gr27" draw:text-style-name="P73" svg:x1="3.748cm" svg:y1="1.364cm" svg:x2="3.805cm" svg:y2="1.348cm"><text:p/></draw:line><draw:line draw:style-name="gr27" draw:text-style-name="P73" svg:x1="3.805cm" svg:y1="1.349cm" svg:x2="3.865cm" svg:y2="1.333cm"><text:p/></draw:line><draw:line draw:style-name="gr27" draw:text-style-name="P73" svg:x1="3.863cm" svg:y1="1.333cm" svg:x2="3.923cm" svg:y2="1.318cm"><text:p/></draw:line><draw:line draw:style-name="gr27" draw:text-style-name="P73" svg:x1="3.923cm" svg:y1="1.317cm" svg:x2="3.98cm" svg:y2="1.301cm"><text:p/></draw:line><draw:line draw:style-name="gr27" draw:text-style-name="P73" svg:x1="3.98cm" svg:y1="1.302cm" svg:x2="4.037cm" svg:y2="1.287cm"><text:p/></draw:line><draw:line draw:style-name="gr27" draw:text-style-name="P73" svg:x1="4.038cm" svg:y1="1.287cm" svg:x2="4.098cm" svg:y2="1.272cm"><text:p/></draw:line><draw:line draw:style-name="gr27" draw:text-style-name="P73" svg:x1="4.097cm" svg:y1="1.272cm" svg:x2="4.157cm" svg:y2="1.256cm"><text:p/></draw:line><draw:line draw:style-name="gr27" draw:text-style-name="P73" svg:x1="4.156cm" svg:y1="1.256cm" svg:x2="4.216cm" svg:y2="1.241cm"><text:p/></draw:line><draw:line draw:style-name="gr27" draw:text-style-name="P73" svg:x1="4.215cm" svg:y1="1.24cm" svg:x2="4.272cm" svg:y2="1.224cm"><text:p/></draw:line><draw:line draw:style-name="gr27" draw:text-style-name="P73" svg:x1="4.273cm" svg:y1="1.225cm" svg:x2="4.333cm" svg:y2="1.211cm"><text:p/></draw:line><draw:line draw:style-name="gr27" draw:text-style-name="P73" svg:x1="4.331cm" svg:y1="1.211cm" svg:x2="4.391cm" svg:y2="1.196cm"><text:p/></draw:line><draw:line draw:style-name="gr27" draw:text-style-name="P73" svg:x1="4.391cm" svg:y1="1.196cm" svg:x2="4.451cm" svg:y2="1.181cm"><text:p/></draw:line><draw:line draw:style-name="gr27" draw:text-style-name="P73" svg:x1="4.45cm" svg:y1="1.182cm" svg:x2="4.507cm" svg:y2="1.168cm"><text:p/></draw:line><draw:line draw:style-name="gr27" draw:text-style-name="P73" svg:x1="4.508cm" svg:y1="1.168cm" svg:x2="4.568cm" svg:y2="1.153cm"><text:p/></draw:line></draw:g></draw:g><draw:frame draw:style-name="gr28" draw:text-style-name="P71" svg:width="0.2cm" svg:height="0.408cm" svg:x="0.005cm" svg:y="3.466cm"><draw:text-box><text:p text:style-name="P70"><text:span text:style-name="T109">0</text:span></text:p></draw:text-box></draw:frame><draw:frame draw:style-name="gr29" draw:text-style-name="P72" svg:width="0.175cm" svg:height="0.408cm" svg:x="4.42cm" svg:y="3.415cm"><draw:text-box><text:p text:style-name="P70"><text:span text:style-name="T110">x</text:span></text:p></draw:text-box></draw:frame><draw:frame draw:style-name="gr30" draw:text-style-name="P72" svg:width="0.177cm" svg:height="0.408cm" svg:x="0.153cm" svg:y="0.026cm"><draw:text-box><text:p text:style-name="P70"><text:span text:style-name="T110">y</text:span></text:p></draw:text-box></draw:frame><draw:frame draw:style-name="gr28" draw:text-style-name="P71" svg:width="0.2cm" svg:height="0.408cm" svg:x="1.071cm" svg:y="3.466cm"><draw:text-box><text:p text:style-name="P70"><text:span text:style-name="T109">1</text:span></text:p></draw:text-box></draw:frame><draw:frame draw:style-name="gr28" draw:text-style-name="P71" svg:width="0.2cm" svg:height="0.408cm" svg:x="0.064cm" svg:y="1.97cm"><draw:text-box><text:p text:style-name="P70"><text:span text:style-name="T109">1</text:span></text:p></draw:text-box></draw:frame></draw:g></text:p>
          </table:table-cell>
        </table:table-row>
      </table:table>
      <text:p text:style-name="P41"/>
      <text:p text:style-name="P56"/>
      <text:p text:style-name="P42"><draw:frame text:anchor-type="paragraph" draw:z-index="19" draw:style-name="gr37" draw:text-style-name="P74" svg:width="8.323cm" svg:height="16.068cm" svg:x="10.677cm" svg:y="0.404cm"><draw:text-box><text:p><text:span text:style-name="T111">p288 : 41</text:span></text:p><text:p><text:span text:style-name="T111">p289 : 54, 55</text:span></text:p><text:p><text:span text:style-name="T111"/></text:p><text:p><text:span text:style-name="T111">p233 : 62</text:span></text:p><text:p><text:span text:style-name="T111">p235 : 83, 86</text:span></text:p><text:p><text:span text:style-name="T111">p236 : 88, 89, 97</text:span></text:p><text:p><text:span text:style-name="T111">p237 : 100, 101, 102, 106</text:span></text:p><text:p><text:span text:style-name="T111"/></text:p><text:p><text:span text:style-name="T111">comparaison de </text:span><text:span text:style-name="T112">x</text:span><text:span text:style-name="T111">, </text:span><text:span text:style-name="T112">x</text:span><text:span text:style-name="T113">2</text:span><text:span text:style-name="T111">, </text:span><text:span text:style-name="T112">x</text:span><text:span text:style-name="T113">3</text:span><text:span text:style-name="T114"> sur </text:span><text:span text:style-name="T115">ℝ</text:span><text:span text:style-name="T113">+</text:span></text:p><text:p><text:span text:style-name="T111">p232 : 50, 51</text:span></text:p><text:p><text:span text:style-name="T111"/></text:p><text:p><text:span text:style-name="T111">symétrie </text:span><text:span text:style-name="T112">y </text:span><text:span text:style-name="T111">= </text:span><text:span text:style-name="T112">x</text:span><text:span text:style-name="T111">² et </text:span><text:span text:style-name="T112">y </text:span><text:span text:style-name="T111">= </text:span><text:span text:style-name="T116">√</text:span><text:span text:style-name="T112">x</text:span></text:p><text:p><text:span text:style-name="T111">p179 : 89</text:span></text:p><text:p><text:span text:style-name="T111"/></text:p><text:p><text:span text:style-name="T111">modélisation</text:span></text:p><text:p><text:span text:style-name="T111">p292 : 71</text:span></text:p><text:p><text:span text:style-name="T111">p294 : 86</text:span></text:p><text:p><text:span text:style-name="T111">p296 : 95</text:span></text:p><text:p><text:span text:style-name="T111"/></text:p><text:p><text:span text:style-name="T111">algo</text:span></text:p><text:p><text:span text:style-name="T111">p269 : TP</text:span></text:p><text:p><text:span text:style-name="T111">p294 : 85</text:span></text:p></draw:text-box></draw:frame></text:p>
      <text:list xml:id="list131319758482106" text:continue-numbering="true" text:style-name="tfNum_20_I_29_">
        <text:list-item>
          <text:p text:style-name="P59">Variations par encadrements successifs</text:p>
        </text:list-item>
      </text:list>
      <text:p text:style-name="P13">Exemple :</text:p>
      <text:p text:style-name="P12">Étudier les variations sur <text:span text:style-name="T75">]</text:span>–<text:span text:style-name="T32">∞</text:span> ; <text:span text:style-name="T75">1]</text:span> de <text:span text:style-name="T2">f</text:span> : <text:s/><text:span text:style-name="T1">x</text:span> <draw:g text:anchor-type="as-char" svg:y="-0.303cm" draw:z-index="0" draw:style-name="gr1"><draw:line draw:style-name="gr2" draw:text-style-name="P68" svg:x1="0.001cm" svg:y1="0cm" svg:x2="0.001cm" svg:y2="0.249cm"><text:p/></draw:line><draw:line draw:style-name="gr2" draw:text-style-name="P68" svg:x1="0.001cm" svg:y1="0.125cm" svg:x2="0.53cm" svg:y2="0.125cm"><text:p/></draw:line><draw:line draw:style-name="gr2" draw:text-style-name="P68" svg:x1="0.534cm" svg:y1="0.13cm" svg:x2="0.44cm" svg:y2="0cm"><text:p/></draw:line><draw:line draw:style-name="gr2" draw:text-style-name="P68" svg:x1="0.534cm" svg:y1="0.12cm" svg:x2="0.44cm" svg:y2="0.249cm"><text:p/></draw:line></draw:g><text:s/><draw:frame draw:style-name="fr1" draw:name="Objet10" text:anchor-type="as-char" svg:y="-0.931cm" svg:width="2.586cm" svg:height="1.499cm" draw:z-index="22"><draw:object xlink:href="./Object 12" xlink:type="simple" xlink:show="embed" xlink:actuate="onLoad"/><draw:image xlink:href="./ObjectReplacements/Object 12" xlink:type="simple" xlink:show="embed" xlink:actuate="onLoad"/></draw:frame></text:p>
      <text:p text:style-name="P11"/>
      <text:p text:style-name="P14">Rédaction :</text:p>
      <text:p text:style-name="P27"><text:span text:style-name="T59"><text:tab/>P</text:span><text:span text:style-name="T72">our tous <text:s/></text:span><text:span text:style-name="T73">x</text:span><text:span text:style-name="T62">1</text:span><text:span text:style-name="T72">, </text:span><text:span text:style-name="T74">x</text:span><text:span text:style-name="T62">2</text:span><text:span text:style-name="T72"> tels que<text:tab/></text:span><text:span text:style-name="T57"><draw:frame draw:style-name="fr1" draw:name="Objet26" text:anchor-type="as-char" svg:y="-0.566cm" svg:width="2.731cm" svg:height="0.799cm" draw:z-index="23"><draw:object xlink:href="./Object 27" xlink:type="simple" xlink:show="embed" xlink:actuate="onLoad"/><draw:image xlink:href="./ObjectReplacements/Object 27" xlink:type="simple" xlink:show="embed" xlink:actuate="onLoad"/><svg:desc>formule</svg:desc></draw:frame></text:span></text:p>
      <text:p text:style-name="P27"><text:span text:style-name="T59"><text:tab/></text:span><text:span text:style-name="T58">on a<text:tab/></text:span><text:span text:style-name="T56"><draw:frame draw:style-name="fr1" draw:name="Objet25" text:anchor-type="as-char" svg:y="-0.566cm" svg:width="4.441cm" svg:height="0.799cm" draw:z-index="24"><draw:object xlink:href="./Object 26" xlink:type="simple" xlink:show="embed" xlink:actuate="onLoad"/><draw:image xlink:href="./ObjectReplacements/Object 26" xlink:type="simple" xlink:show="embed" xlink:actuate="onLoad"/><svg:desc>formule</svg:desc></draw:frame></text:span></text:p>
      <text:p text:style-name="P18"><text:span text:style-name="T59">la fonction carrée est strictement décroissante sur </text:span><text:span text:style-name="T18">ℝ</text:span><text:span text:style-name="T27">–</text:span><text:span text:style-name="T59"><text:line-break/><text:tab/>donc<text:tab/></text:span><text:span text:style-name="T63"><draw:frame draw:style-name="fr1" draw:name="Objet24" text:anchor-type="as-char" svg:y="-0.66cm" svg:width="5.749cm" svg:height="0.891cm" draw:z-index="25"><draw:object xlink:href="./Object 25" xlink:type="simple" xlink:show="embed" xlink:actuate="onLoad"/><draw:image xlink:href="./ObjectReplacements/Object 25" xlink:type="simple" xlink:show="embed" xlink:actuate="onLoad"/><svg:desc>formule</svg:desc></draw:frame></text:span></text:p>
      <text:p text:style-name="P19"><text:span text:style-name="T59">la fonction carrée est strictement croissante sur </text:span><text:span text:style-name="T18">ℝ</text:span><text:span text:style-name="T28">+</text:span><text:span text:style-name="T59"><text:line-break/><text:tab/>donc<text:tab/></text:span><text:span text:style-name="T63"><draw:frame draw:style-name="fr1" draw:name="Objet12" text:anchor-type="as-char" svg:y="-0.66cm" svg:width="5.757cm" svg:height="0.891cm" draw:z-index="26"><draw:object xlink:href="./Object 24" xlink:type="simple" xlink:show="embed" xlink:actuate="onLoad"/><draw:image xlink:href="./ObjectReplacements/Object 24" xlink:type="simple" xlink:show="embed" xlink:actuate="onLoad"/><svg:desc>formule</svg:desc></draw:frame></text:span></text:p>
      <text:p text:style-name="P19"><text:span text:style-name="T63"><text:tab/></text:span><text:span text:style-name="T64">donc<text:tab/></text:span><text:span text:style-name="T29"><draw:frame draw:style-name="fr1" draw:name="Objet11" text:anchor-type="as-char" svg:y="-0.931cm" svg:width="6.793cm" svg:height="1.499cm" draw:z-index="27"><draw:object xlink:href="./Object 14" xlink:type="simple" xlink:show="embed" xlink:actuate="onLoad"/><draw:image xlink:href="./ObjectReplacements/Object 14" xlink:type="simple" xlink:show="embed" xlink:actuate="onLoad"/><svg:desc>formule</svg:desc></draw:frame></text:span></text:p>
      <text:p text:style-name="P20"><text:span text:style-name="T59"><text:tab/>donc<text:tab/></text:span><text:span text:style-name="T3">f </text:span><text:span text:style-name="T59">(</text:span><text:span text:style-name="T3">x</text:span><text:span text:style-name="T61">1</text:span><text:span text:style-name="T59">) &gt; </text:span><text:span text:style-name="T3">f </text:span><text:span text:style-name="T59">(</text:span><text:span text:style-name="T3">x</text:span><text:span text:style-name="T61">2</text:span><text:span text:style-name="T59">)</text:span></text:p>
      <text:p text:style-name="P17">donc <text:span text:style-name="T2">f</text:span> est strictement <text:span text:style-name="T76">dé</text:span>croissante sur <text:span text:style-name="T75">]</text:span>–<text:span text:style-name="T32">∞</text:span> ; <text:span text:style-name="T75">1]</text:span></text:p>
      <text:p text:style-name="P11"/>
      <text:p text:style-name="P11"/>
      <text:p text:style-name="P53"><text:span text:style-name="T42">En essayant d'utiliser les 2 méthodes </text:span><text:span text:style-name="T44">d’étude des variations vues cette année </text:span><text:span text:style-name="T42">(</text:span><text:span text:style-name="T44">étude du </text:span><text:span text:style-name="T43">signe de </text:span><text:span text:style-name="T45">f</text:span><text:span text:style-name="T48"> (</text:span><text:span text:style-name="T45">x</text:span><text:span text:style-name="T60">1</text:span><text:span text:style-name="T48">) – </text:span><text:span text:style-name="T45">f</text:span><text:span text:style-name="T48"> (</text:span><text:span text:style-name="T45">x</text:span><text:span text:style-name="T60">2</text:span><text:span text:style-name="T48">) et encadrements successifs), </text:span><text:span text:style-name="T49">déterminer</text:span><text:span text:style-name="T48"> les variations des fonctions suivantes :</text:span></text:p>
      <text:p text:style-name="P54"/>
      <text:p text:style-name="P55"><text:span text:style-name="T42"><text:s/></text:span><text:span text:style-name="T46">f</text:span><text:span text:style-name="T48"> <text:s/>définie sur </text:span><text:span text:style-name="T15">ℝ</text:span><text:span text:style-name="T23">–</text:span><text:span text:style-name="T48"> par </text:span><text:span text:style-name="T45">x</text:span><text:span text:style-name="T48"> </text:span><text:span text:style-name="T48"><draw:g text:anchor-type="as-char" svg:y="-0.303cm" draw:z-index="1" draw:style-name="gr1"><draw:line draw:style-name="gr2" draw:text-style-name="P68" svg:x1="0.001cm" svg:y1="0cm" svg:x2="0.001cm" svg:y2="0.249cm"><text:p/></draw:line><draw:line draw:style-name="gr2" draw:text-style-name="P68" svg:x1="0.001cm" svg:y1="0.125cm" svg:x2="0.53cm" svg:y2="0.125cm"><text:p/></draw:line><draw:line draw:style-name="gr2" draw:text-style-name="P68" svg:x1="0.534cm" svg:y1="0.13cm" svg:x2="0.44cm" svg:y2="0cm"><text:p/></draw:line><draw:line draw:style-name="gr2" draw:text-style-name="P68" svg:x1="0.534cm" svg:y1="0.12cm" svg:x2="0.44cm" svg:y2="0.249cm"><text:p/></draw:line></draw:g></text:span><text:span text:style-name="T48"><text:s/></text:span><text:span text:style-name="T48"><draw:frame draw:style-name="fr1" draw:name="Objet3" text:anchor-type="as-char" svg:y="-0.931cm" svg:width="1.647cm" svg:height="1.612cm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55"><text:span text:style-name="T42"><text:s/></text:span><text:span text:style-name="T47">g</text:span><text:span text:style-name="T48"> <text:s/>définie sur </text:span><text:span text:style-name="T16">ℝ</text:span><text:span text:style-name="T26">+</text:span><text:span text:style-name="T48"> par</text:span><text:span text:style-name="T45"> x </text:span><text:span text:style-name="T45"><draw:g text:anchor-type="as-char" svg:y="-0.303cm" draw:z-index="3" draw:style-name="gr1"><draw:line draw:style-name="gr2" draw:text-style-name="P68" svg:x1="0.001cm" svg:y1="0cm" svg:x2="0.001cm" svg:y2="0.249cm"><text:p/></draw:line><draw:line draw:style-name="gr2" draw:text-style-name="P68" svg:x1="0.001cm" svg:y1="0.125cm" svg:x2="0.53cm" svg:y2="0.125cm"><text:p/></draw:line><draw:line draw:style-name="gr2" draw:text-style-name="P68" svg:x1="0.534cm" svg:y1="0.13cm" svg:x2="0.44cm" svg:y2="0cm"><text:p/></draw:line><draw:line draw:style-name="gr2" draw:text-style-name="P68" svg:x1="0.534cm" svg:y1="0.12cm" svg:x2="0.44cm" svg:y2="0.249cm"><text:p/></draw:line></draw:g></text:span><text:span text:style-name="T45"><text:s/></text:span><text:span text:style-name="T45"><draw:frame draw:style-name="fr1" draw:name="Objet4" text:anchor-type="as-char" svg:y="-0.931cm" svg:width="1.443cm" svg:height="1.52cm" draw:z-index="4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Standard"/>
      <text:p text:style-name="Standard"/>
      <text:p text:style-name="P15">Remarque :</text:p>
      <text:list xml:id="list131321452989997" text:continue-list="list131321487197262" text:style-name="tfPuce">
        <text:list-item>
          <text:p text:style-name="P64"><text:span text:style-name="T77">Si </text:span><text:span text:style-name="T78">x</text:span><text:span text:style-name="T77"> « apparaît plusieurs fois » dans l'écriture de </text:span><text:span text:style-name="T79">f</text:span><text:span text:style-name="T77"> (</text:span><text:span text:style-name="T79">x</text:span><text:span text:style-name="T77">),<text:line-break/></text:span><text:span text:style-name="T82">soit on transforme l'écriture de </text:span><text:span text:style-name="T80">f</text:span><text:span text:style-name="T82"> (</text:span><text:span text:style-name="T80">x</text:span><text:span text:style-name="T82">) </text:span><text:span text:style-name="T85">pour pouvoir utiliser cette </text:span><text:span text:style-name="T86">nouvelle </text:span><text:span text:style-name="T85">méthode, </text:span><text:span text:style-name="T82">soit </text:span><text:span text:style-name="T77">on étudie le signe de </text:span><text:span text:style-name="T81">f </text:span><text:span text:style-name="T83">(</text:span><text:span text:style-name="T81">x</text:span><text:span text:style-name="T84">1</text:span><text:span text:style-name="T83">) – </text:span><text:span text:style-name="T81">f </text:span><text:span text:style-name="T83">(</text:span><text:span text:style-name="T81">x</text:span><text:span text:style-name="T84">2</text:span><text:span text:style-name="T83">)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3" svg:font-family="Mangal" style:font-pitch="variable" style:font-charset="x-symbol"/>
    <style:font-face style:name="OpenSymbol1" svg:font-family="OpenSymbol" style:font-pitch="variable" style:font-charset="x-symbol"/>
    <style:font-face style:name="OpenSymbol2" svg:font-family="OpenSymbol, 'Arial Unicode MS'" style:font-pitch="variable" style:font-charset="x-symbol"/>
    <style:font-face style:name="Times New Roman4" svg:font-family="'Times New Roman'" style:font-pitch="variable" style:font-charset="x-symbol"/>
    <style:font-face style:name="Times New Roman3" svg:font-family="'Times New Roman'" style:font-family-generic="roman" style:font-pitch="variable" style:font-charset="x-symbol"/>
    <style:font-face style:name="Mangal2" svg:font-family="Mangal" style:font-family-generic="system" style:font-pitch="variable" style:font-charset="x-symbol"/>
    <style:font-face style:name="Mangal5" svg:font-family="Mangal"/>
    <style:font-face style:name="OpenSymbol" svg:font-family="OpenSymbol"/>
    <style:font-face style:name="Times New Roman1" svg:font-family="'Times New Roman'" style:font-family-generic="roman"/>
    <style:font-face style:name="Times New Roman2" svg:font-family="'Times New Roman'" style:font-adornments="Normal" style:font-family-generic="roman"/>
    <style:font-face style:name="Gothic" svg:font-family="Gothic" style:font-pitch="variable"/>
    <style:font-face style:name="Lucidasans" svg:font-family="Lucidasans" style:font-pitch="variable"/>
    <style:font-face style:name="Mangal1" svg:font-family="Mangal" style:font-pitch="variable"/>
    <style:font-face style:name="OpenSymbol3" svg:font-family="OpenSymbol" style:font-pitch="variable"/>
    <style:font-face style:name="SimSun1" svg:font-family="SimSu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Mangal4" svg:font-family="Mangal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5" svg:font-family="'Times New Roman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0" draw:display-name="Dashed (var) 10" draw:style="rect" draw:dots1="1" draw:dots1-length="63%" draw:distance="63%"/>
    <draw:stroke-dash draw:name="Dashed_20__28_var_29__20_100" draw:display-name="Dashed (var) 100" draw:style="round" draw:dots2="2" draw:distance="0.013cm"/>
    <draw:stroke-dash draw:name="Dashed_20__28_var_29__20_101" draw:display-name="Dashed (var) 101" draw:style="round" draw:dots2="2" draw:distance="0.013cm"/>
    <draw:stroke-dash draw:name="Dashed_20__28_var_29__20_102" draw:display-name="Dashed (var) 102" draw:style="round" draw:dots2="2" draw:distance="0.013cm"/>
    <draw:stroke-dash draw:name="Dashed_20__28_var_29__20_103" draw:display-name="Dashed (var) 103" draw:style="round" draw:dots2="2" draw:distance="0.013cm"/>
    <draw:stroke-dash draw:name="Dashed_20__28_var_29__20_104" draw:display-name="Dashed (var) 104" draw:style="round" draw:dots2="2" draw:distance="0.013cm"/>
    <draw:stroke-dash draw:name="Dashed_20__28_var_29__20_105" draw:display-name="Dashed (var) 105" draw:style="round" draw:dots2="2" draw:distance="0.013cm"/>
    <draw:stroke-dash draw:name="Dashed_20__28_var_29__20_106" draw:display-name="Dashed (var) 106" draw:style="round" draw:dots2="2" draw:distance="0.013cm"/>
    <draw:stroke-dash draw:name="Dashed_20__28_var_29__20_107" draw:display-name="Dashed (var) 107" draw:style="round" draw:dots2="2" draw:distance="0.013cm"/>
    <draw:stroke-dash draw:name="Dashed_20__28_var_29__20_108" draw:display-name="Dashed (var) 108" draw:style="round" draw:dots2="2" draw:distance="0.013cm"/>
    <draw:stroke-dash draw:name="Dashed_20__28_var_29__20_109" draw:display-name="Dashed (var) 109" draw:style="round" draw:dots2="2" draw:distance="0.013cm"/>
    <draw:stroke-dash draw:name="Dashed_20__28_var_29__20_11" draw:display-name="Dashed (var) 11" draw:style="rect" draw:dots1="1" draw:dots1-length="63%" draw:distance="63%"/>
    <draw:stroke-dash draw:name="Dashed_20__28_var_29__20_110" draw:display-name="Dashed (var) 110" draw:style="round" draw:dots2="2" draw:distance="0.013cm"/>
    <draw:stroke-dash draw:name="Dashed_20__28_var_29__20_111" draw:display-name="Dashed (var) 111" draw:style="round" draw:dots2="2" draw:distance="0.013cm"/>
    <draw:stroke-dash draw:name="Dashed_20__28_var_29__20_112" draw:display-name="Dashed (var) 112" draw:style="round" draw:dots2="2" draw:distance="0.013cm"/>
    <draw:stroke-dash draw:name="Dashed_20__28_var_29__20_113" draw:display-name="Dashed (var) 113" draw:style="round" draw:dots2="2" draw:distance="0.013cm"/>
    <draw:stroke-dash draw:name="Dashed_20__28_var_29__20_114" draw:display-name="Dashed (var) 114" draw:style="round" draw:dots2="2" draw:distance="0.013cm"/>
    <draw:stroke-dash draw:name="Dashed_20__28_var_29__20_115" draw:display-name="Dashed (var) 115" draw:style="round" draw:dots2="2" draw:distance="0.013cm"/>
    <draw:stroke-dash draw:name="Dashed_20__28_var_29__20_116" draw:display-name="Dashed (var) 116" draw:style="round" draw:dots2="2" draw:distance="0.013cm"/>
    <draw:stroke-dash draw:name="Dashed_20__28_var_29__20_117" draw:display-name="Dashed (var) 117" draw:style="round" draw:dots2="2" draw:distance="0.013cm"/>
    <draw:stroke-dash draw:name="Dashed_20__28_var_29__20_118" draw:display-name="Dashed (var) 118" draw:style="round" draw:dots2="2" draw:distance="0.007cm"/>
    <draw:stroke-dash draw:name="Dashed_20__28_var_29__20_119" draw:display-name="Dashed (var) 119" draw:style="round" draw:dots2="2" draw:distance="0.007cm"/>
    <draw:stroke-dash draw:name="Dashed_20__28_var_29__20_12" draw:display-name="Dashed (var) 12" draw:style="rect" draw:dots1="1" draw:dots1-length="63%" draw:distance="63%"/>
    <draw:stroke-dash draw:name="Dashed_20__28_var_29__20_120" draw:display-name="Dashed (var) 120" draw:style="round" draw:dots2="2" draw:distance="0.007cm"/>
    <draw:stroke-dash draw:name="Dashed_20__28_var_29__20_121" draw:display-name="Dashed (var) 121" draw:style="round" draw:dots2="2" draw:distance="0.007cm"/>
    <draw:stroke-dash draw:name="Dashed_20__28_var_29__20_122" draw:display-name="Dashed (var) 122" draw:style="round" draw:dots2="2" draw:distance="0.007cm"/>
    <draw:stroke-dash draw:name="Dashed_20__28_var_29__20_123" draw:display-name="Dashed (var) 123" draw:style="round" draw:dots2="2" draw:distance="0.007cm"/>
    <draw:stroke-dash draw:name="Dashed_20__28_var_29__20_124" draw:display-name="Dashed (var) 124" draw:style="round" draw:dots2="2" draw:distance="0.007cm"/>
    <draw:stroke-dash draw:name="Dashed_20__28_var_29__20_125" draw:display-name="Dashed (var) 125" draw:style="round" draw:dots2="2" draw:distance="0.007cm"/>
    <draw:stroke-dash draw:name="Dashed_20__28_var_29__20_126" draw:display-name="Dashed (var) 126" draw:style="round" draw:dots2="2" draw:distance="0.007cm"/>
    <draw:stroke-dash draw:name="Dashed_20__28_var_29__20_127" draw:display-name="Dashed (var) 127" draw:style="round" draw:dots2="2" draw:distance="0.007cm"/>
    <draw:stroke-dash draw:name="Dashed_20__28_var_29__20_128" draw:display-name="Dashed (var) 128" draw:style="round" draw:dots2="2" draw:distance="0.007cm"/>
    <draw:stroke-dash draw:name="Dashed_20__28_var_29__20_129" draw:display-name="Dashed (var) 129" draw:style="round" draw:dots2="2" draw:distance="0.007cm"/>
    <draw:stroke-dash draw:name="Dashed_20__28_var_29__20_13" draw:display-name="Dashed (var) 13" draw:style="rect" draw:dots1="1" draw:dots1-length="63%" draw:distance="63%"/>
    <draw:stroke-dash draw:name="Dashed_20__28_var_29__20_130" draw:display-name="Dashed (var) 130" draw:style="round" draw:dots2="2" draw:distance="0.007cm"/>
    <draw:stroke-dash draw:name="Dashed_20__28_var_29__20_131" draw:display-name="Dashed (var) 131" draw:style="round" draw:dots2="2" draw:distance="0.007cm"/>
    <draw:stroke-dash draw:name="Dashed_20__28_var_29__20_132" draw:display-name="Dashed (var) 132" draw:style="round" draw:dots2="2" draw:distance="0.007cm"/>
    <draw:stroke-dash draw:name="Dashed_20__28_var_29__20_133" draw:display-name="Dashed (var) 133" draw:style="round" draw:dots2="2" draw:distance="0.007cm"/>
    <draw:stroke-dash draw:name="Dashed_20__28_var_29__20_134" draw:display-name="Dashed (var) 134" draw:style="round" draw:dots2="2" draw:distance="0.007cm"/>
    <draw:stroke-dash draw:name="Dashed_20__28_var_29__20_135" draw:display-name="Dashed (var) 135" draw:style="round" draw:dots2="2" draw:distance="0.007cm"/>
    <draw:stroke-dash draw:name="Dashed_20__28_var_29__20_136" draw:display-name="Dashed (var) 136" draw:style="round" draw:dots2="2" draw:distance="0.007cm"/>
    <draw:stroke-dash draw:name="Dashed_20__28_var_29__20_137" draw:display-name="Dashed (var) 137" draw:style="round" draw:dots2="2" draw:distance="0.007cm"/>
    <draw:stroke-dash draw:name="Dashed_20__28_var_29__20_138" draw:display-name="Dashed (var) 138" draw:style="round" draw:dots2="2" draw:distance="0.007cm"/>
    <draw:stroke-dash draw:name="Dashed_20__28_var_29__20_139" draw:display-name="Dashed (var) 139" draw:style="round" draw:dots2="2" draw:distance="0.007cm"/>
    <draw:stroke-dash draw:name="Dashed_20__28_var_29__20_14" draw:display-name="Dashed (var) 14" draw:style="rect" draw:dots1="1" draw:dots1-length="63%" draw:distance="63%"/>
    <draw:stroke-dash draw:name="Dashed_20__28_var_29__20_140" draw:display-name="Dashed (var) 140" draw:style="round" draw:dots2="2" draw:distance="0.007cm"/>
    <draw:stroke-dash draw:name="Dashed_20__28_var_29__20_141" draw:display-name="Dashed (var) 141" draw:style="round" draw:dots2="2" draw:distance="0.007cm"/>
    <draw:stroke-dash draw:name="Dashed_20__28_var_29__20_142" draw:display-name="Dashed (var) 142" draw:style="round" draw:dots2="2" draw:distance="0.007cm"/>
    <draw:stroke-dash draw:name="Dashed_20__28_var_29__20_143" draw:display-name="Dashed (var) 143" draw:style="rect" draw:dots1="1" draw:dots1-length="36%" draw:distance="36%"/>
    <draw:stroke-dash draw:name="Dashed_20__28_var_29__20_144" draw:display-name="Dashed (var) 144" draw:style="rect" draw:dots1="1" draw:dots1-length="36%" draw:distance="36%"/>
    <draw:stroke-dash draw:name="Dashed_20__28_var_29__20_145" draw:display-name="Dashed (var) 145" draw:style="rect" draw:dots1="1" draw:dots1-length="36%" draw:distance="36%"/>
    <draw:stroke-dash draw:name="Dashed_20__28_var_29__20_146" draw:display-name="Dashed (var) 146" draw:style="rect" draw:dots1="1" draw:dots1-length="36%" draw:distance="36%"/>
    <draw:stroke-dash draw:name="Dashed_20__28_var_29__20_147" draw:display-name="Dashed (var) 147" draw:style="rect" draw:dots1="1" draw:dots1-length="36%" draw:distance="36%"/>
    <draw:stroke-dash draw:name="Dashed_20__28_var_29__20_148" draw:display-name="Dashed (var) 148" draw:style="rect" draw:dots1="1" draw:dots1-length="36%" draw:distance="36%"/>
    <draw:stroke-dash draw:name="Dashed_20__28_var_29__20_149" draw:display-name="Dashed (var) 149" draw:style="rect" draw:dots1="1" draw:dots1-length="36%" draw:distance="36%"/>
    <draw:stroke-dash draw:name="Dashed_20__28_var_29__20_15" draw:display-name="Dashed (var) 15" draw:style="rect" draw:dots1="1" draw:dots1-length="63%" draw:distance="63%"/>
    <draw:stroke-dash draw:name="Dashed_20__28_var_29__20_150" draw:display-name="Dashed (var) 150" draw:style="rect" draw:dots1="1" draw:dots1-length="36%" draw:distance="36%"/>
    <draw:stroke-dash draw:name="Dashed_20__28_var_29__20_151" draw:display-name="Dashed (var) 151" draw:style="rect" draw:dots1="1" draw:dots1-length="36%" draw:distance="36%"/>
    <draw:stroke-dash draw:name="Dashed_20__28_var_29__20_152" draw:display-name="Dashed (var) 152" draw:style="rect" draw:dots1="1" draw:dots1-length="36%" draw:distance="36%"/>
    <draw:stroke-dash draw:name="Dashed_20__28_var_29__20_153" draw:display-name="Dashed (var) 153" draw:style="rect" draw:dots1="1" draw:dots1-length="36%" draw:distance="36%"/>
    <draw:stroke-dash draw:name="Dashed_20__28_var_29__20_154" draw:display-name="Dashed (var) 154" draw:style="rect" draw:dots1="1" draw:dots1-length="36%" draw:distance="36%"/>
    <draw:stroke-dash draw:name="Dashed_20__28_var_29__20_155" draw:display-name="Dashed (var) 155" draw:style="rect" draw:dots1="1" draw:dots1-length="36%" draw:distance="36%"/>
    <draw:stroke-dash draw:name="Dashed_20__28_var_29__20_156" draw:display-name="Dashed (var) 156" draw:style="rect" draw:dots1="1" draw:dots1-length="36%" draw:distance="36%"/>
    <draw:stroke-dash draw:name="Dashed_20__28_var_29__20_157" draw:display-name="Dashed (var) 157" draw:style="rect" draw:dots1="1" draw:dots1-length="36%" draw:distance="36%"/>
    <draw:stroke-dash draw:name="Dashed_20__28_var_29__20_158" draw:display-name="Dashed (var) 158" draw:style="rect" draw:dots1="1" draw:dots1-length="36%" draw:distance="36%"/>
    <draw:stroke-dash draw:name="Dashed_20__28_var_29__20_159" draw:display-name="Dashed (var) 159" draw:style="rect" draw:dots1="1" draw:dots1-length="36%" draw:distance="36%"/>
    <draw:stroke-dash draw:name="Dashed_20__28_var_29__20_16" draw:display-name="Dashed (var) 16" draw:style="rect" draw:dots1="1" draw:dots1-length="63%" draw:distance="63%"/>
    <draw:stroke-dash draw:name="Dashed_20__28_var_29__20_160" draw:display-name="Dashed (var) 160" draw:style="rect" draw:dots1="1" draw:dots1-length="36%" draw:distance="36%"/>
    <draw:stroke-dash draw:name="Dashed_20__28_var_29__20_161" draw:display-name="Dashed (var) 161" draw:style="rect" draw:dots1="1" draw:dots1-length="36%" draw:distance="36%"/>
    <draw:stroke-dash draw:name="Dashed_20__28_var_29__20_162" draw:display-name="Dashed (var) 162" draw:style="rect" draw:dots1="1" draw:dots1-length="36%" draw:distance="36%"/>
    <draw:stroke-dash draw:name="Dashed_20__28_var_29__20_163" draw:display-name="Dashed (var) 163" draw:style="rect" draw:dots1="1" draw:dots1-length="36%" draw:distance="36%"/>
    <draw:stroke-dash draw:name="Dashed_20__28_var_29__20_164" draw:display-name="Dashed (var) 164" draw:style="rect" draw:dots1="1" draw:dots1-length="36%" draw:distance="36%"/>
    <draw:stroke-dash draw:name="Dashed_20__28_var_29__20_165" draw:display-name="Dashed (var) 165" draw:style="rect" draw:dots1="1" draw:dots1-length="36%" draw:distance="36%"/>
    <draw:stroke-dash draw:name="Dashed_20__28_var_29__20_166" draw:display-name="Dashed (var) 166" draw:style="rect" draw:dots1="1" draw:dots1-length="36%" draw:distance="36%"/>
    <draw:stroke-dash draw:name="Dashed_20__28_var_29__20_167" draw:display-name="Dashed (var) 167" draw:style="round" draw:dots2="2" draw:distance="0.004cm"/>
    <draw:stroke-dash draw:name="Dashed_20__28_var_29__20_168" draw:display-name="Dashed (var) 168" draw:style="round" draw:dots2="2" draw:distance="0.004cm"/>
    <draw:stroke-dash draw:name="Dashed_20__28_var_29__20_169" draw:display-name="Dashed (var) 169" draw:style="round" draw:dots2="2" draw:distance="0.004cm"/>
    <draw:stroke-dash draw:name="Dashed_20__28_var_29__20_17" draw:display-name="Dashed (var) 17" draw:style="rect" draw:dots1="1" draw:dots1-length="63%" draw:distance="63%"/>
    <draw:stroke-dash draw:name="Dashed_20__28_var_29__20_170" draw:display-name="Dashed (var) 170" draw:style="round" draw:dots2="2" draw:distance="0.004cm"/>
    <draw:stroke-dash draw:name="Dashed_20__28_var_29__20_171" draw:display-name="Dashed (var) 171" draw:style="round" draw:dots2="2" draw:distance="0.004cm"/>
    <draw:stroke-dash draw:name="Dashed_20__28_var_29__20_172" draw:display-name="Dashed (var) 172" draw:style="round" draw:dots2="2" draw:distance="0.004cm"/>
    <draw:stroke-dash draw:name="Dashed_20__28_var_29__20_173" draw:display-name="Dashed (var) 173" draw:style="round" draw:dots2="2" draw:distance="0.004cm"/>
    <draw:stroke-dash draw:name="Dashed_20__28_var_29__20_174" draw:display-name="Dashed (var) 174" draw:style="round" draw:dots2="2" draw:distance="0.004cm"/>
    <draw:stroke-dash draw:name="Dashed_20__28_var_29__20_175" draw:display-name="Dashed (var) 175" draw:style="round" draw:dots2="2" draw:distance="0.004cm"/>
    <draw:stroke-dash draw:name="Dashed_20__28_var_29__20_176" draw:display-name="Dashed (var) 176" draw:style="round" draw:dots2="2" draw:distance="0.004cm"/>
    <draw:stroke-dash draw:name="Dashed_20__28_var_29__20_177" draw:display-name="Dashed (var) 177" draw:style="round" draw:dots2="2" draw:distance="0.004cm"/>
    <draw:stroke-dash draw:name="Dashed_20__28_var_29__20_178" draw:display-name="Dashed (var) 178" draw:style="round" draw:dots2="2" draw:distance="0.004cm"/>
    <draw:stroke-dash draw:name="Dashed_20__28_var_29__20_179" draw:display-name="Dashed (var) 179" draw:style="round" draw:dots2="2" draw:distance="0.004cm"/>
    <draw:stroke-dash draw:name="Dashed_20__28_var_29__20_18" draw:display-name="Dashed (var) 18" draw:style="rect" draw:dots1="1" draw:dots1-length="63%" draw:distance="63%"/>
    <draw:stroke-dash draw:name="Dashed_20__28_var_29__20_180" draw:display-name="Dashed (var) 180" draw:style="round" draw:dots2="2" draw:distance="0.004cm"/>
    <draw:stroke-dash draw:name="Dashed_20__28_var_29__20_181" draw:display-name="Dashed (var) 181" draw:style="round" draw:dots2="2" draw:distance="0.004cm"/>
    <draw:stroke-dash draw:name="Dashed_20__28_var_29__20_182" draw:display-name="Dashed (var) 182" draw:style="round" draw:dots2="2" draw:distance="0.004cm"/>
    <draw:stroke-dash draw:name="Dashed_20__28_var_29__20_183" draw:display-name="Dashed (var) 183" draw:style="round" draw:dots2="2" draw:distance="0.004cm"/>
    <draw:stroke-dash draw:name="Dashed_20__28_var_29__20_184" draw:display-name="Dashed (var) 184" draw:style="round" draw:dots2="2" draw:distance="0.004cm"/>
    <draw:stroke-dash draw:name="Dashed_20__28_var_29__20_185" draw:display-name="Dashed (var) 185" draw:style="round" draw:dots2="2" draw:distance="0.004cm"/>
    <draw:stroke-dash draw:name="Dashed_20__28_var_29__20_186" draw:display-name="Dashed (var) 186" draw:style="round" draw:dots2="2" draw:distance="0.004cm"/>
    <draw:stroke-dash draw:name="Dashed_20__28_var_29__20_187" draw:display-name="Dashed (var) 187" draw:style="round" draw:dots2="2" draw:distance="0.004cm"/>
    <draw:stroke-dash draw:name="Dashed_20__28_var_29__20_188" draw:display-name="Dashed (var) 188" draw:style="round" draw:dots2="2" draw:distance="0.004cm"/>
    <draw:stroke-dash draw:name="Dashed_20__28_var_29__20_189" draw:display-name="Dashed (var) 189" draw:style="round" draw:dots2="2" draw:distance="0.004cm"/>
    <draw:stroke-dash draw:name="Dashed_20__28_var_29__20_19" draw:display-name="Dashed (var) 19" draw:style="rect" draw:dots1="1" draw:dots1-length="63%" draw:distance="63%"/>
    <draw:stroke-dash draw:name="Dashed_20__28_var_29__20_190" draw:display-name="Dashed (var) 190" draw:style="round" draw:dots2="2" draw:distance="0.004cm"/>
    <draw:stroke-dash draw:name="Dashed_20__28_var_29__20_191" draw:display-name="Dashed (var) 191" draw:style="round" draw:dots2="2" draw:distance="0.004cm"/>
    <draw:stroke-dash draw:name="Dashed_20__28_var_29__20_192" draw:display-name="Dashed (var) 192" draw:style="round" draw:dots2="2" draw:distance="0.004cm"/>
    <draw:stroke-dash draw:name="Dashed_20__28_var_29__20_193" draw:display-name="Dashed (var) 193" draw:style="rect" draw:dots1="1" draw:dots1-length="20%" draw:distance="20%"/>
    <draw:stroke-dash draw:name="Dashed_20__28_var_29__20_194" draw:display-name="Dashed (var) 194" draw:style="rect" draw:dots1="1" draw:dots1-length="20%" draw:distance="20%"/>
    <draw:stroke-dash draw:name="Dashed_20__28_var_29__20_195" draw:display-name="Dashed (var) 195" draw:style="rect" draw:dots1="1" draw:dots1-length="20%" draw:distance="20%"/>
    <draw:stroke-dash draw:name="Dashed_20__28_var_29__20_196" draw:display-name="Dashed (var) 196" draw:style="rect" draw:dots1="1" draw:dots1-length="20%" draw:distance="20%"/>
    <draw:stroke-dash draw:name="Dashed_20__28_var_29__20_197" draw:display-name="Dashed (var) 197" draw:style="rect" draw:dots1="1" draw:dots1-length="20%" draw:distance="20%"/>
    <draw:stroke-dash draw:name="Dashed_20__28_var_29__20_198" draw:display-name="Dashed (var) 198" draw:style="rect" draw:dots1="1" draw:dots1-length="20%" draw:distance="20%"/>
    <draw:stroke-dash draw:name="Dashed_20__28_var_29__20_199" draw:display-name="Dashed (var) 199" draw:style="rect" draw:dots1="1" draw:dots1-length="20%" draw:distance="20%"/>
    <draw:stroke-dash draw:name="Dashed_20__28_var_29__20_20" draw:display-name="Dashed (var) 20" draw:style="rect" draw:dots1="1" draw:dots1-length="63%" draw:distance="63%"/>
    <draw:stroke-dash draw:name="Dashed_20__28_var_29__20_200" draw:display-name="Dashed (var) 200" draw:style="rect" draw:dots1="1" draw:dots1-length="20%" draw:distance="20%"/>
    <draw:stroke-dash draw:name="Dashed_20__28_var_29__20_201" draw:display-name="Dashed (var) 201" draw:style="rect" draw:dots1="1" draw:dots1-length="20%" draw:distance="20%"/>
    <draw:stroke-dash draw:name="Dashed_20__28_var_29__20_202" draw:display-name="Dashed (var) 202" draw:style="rect" draw:dots1="1" draw:dots1-length="20%" draw:distance="20%"/>
    <draw:stroke-dash draw:name="Dashed_20__28_var_29__20_203" draw:display-name="Dashed (var) 203" draw:style="rect" draw:dots1="1" draw:dots1-length="20%" draw:distance="20%"/>
    <draw:stroke-dash draw:name="Dashed_20__28_var_29__20_204" draw:display-name="Dashed (var) 204" draw:style="rect" draw:dots1="1" draw:dots1-length="20%" draw:distance="20%"/>
    <draw:stroke-dash draw:name="Dashed_20__28_var_29__20_205" draw:display-name="Dashed (var) 205" draw:style="rect" draw:dots1="1" draw:dots1-length="20%" draw:distance="20%"/>
    <draw:stroke-dash draw:name="Dashed_20__28_var_29__20_206" draw:display-name="Dashed (var) 206" draw:style="rect" draw:dots1="1" draw:dots1-length="20%" draw:distance="20%"/>
    <draw:stroke-dash draw:name="Dashed_20__28_var_29__20_207" draw:display-name="Dashed (var) 207" draw:style="rect" draw:dots1="1" draw:dots1-length="20%" draw:distance="20%"/>
    <draw:stroke-dash draw:name="Dashed_20__28_var_29__20_208" draw:display-name="Dashed (var) 208" draw:style="rect" draw:dots1="1" draw:dots1-length="20%" draw:distance="20%"/>
    <draw:stroke-dash draw:name="Dashed_20__28_var_29__20_209" draw:display-name="Dashed (var) 209" draw:style="rect" draw:dots1="1" draw:dots1-length="20%" draw:distance="20%"/>
    <draw:stroke-dash draw:name="Dashed_20__28_var_29__20_21" draw:display-name="Dashed (var) 21" draw:style="rect" draw:dots1="1" draw:dots1-length="63%" draw:distance="63%"/>
    <draw:stroke-dash draw:name="Dashed_20__28_var_29__20_210" draw:display-name="Dashed (var) 210" draw:style="rect" draw:dots1="1" draw:dots1-length="20%" draw:distance="20%"/>
    <draw:stroke-dash draw:name="Dashed_20__28_var_29__20_211" draw:display-name="Dashed (var) 211" draw:style="rect" draw:dots1="1" draw:dots1-length="20%" draw:distance="20%"/>
    <draw:stroke-dash draw:name="Dashed_20__28_var_29__20_212" draw:display-name="Dashed (var) 212" draw:style="rect" draw:dots1="1" draw:dots1-length="20%" draw:distance="20%"/>
    <draw:stroke-dash draw:name="Dashed_20__28_var_29__20_213" draw:display-name="Dashed (var) 213" draw:style="rect" draw:dots1="1" draw:dots1-length="20%" draw:distance="20%"/>
    <draw:stroke-dash draw:name="Dashed_20__28_var_29__20_214" draw:display-name="Dashed (var) 214" draw:style="rect" draw:dots1="1" draw:dots1-length="20%" draw:distance="20%"/>
    <draw:stroke-dash draw:name="Dashed_20__28_var_29__20_215" draw:display-name="Dashed (var) 215" draw:style="rect" draw:dots1="1" draw:dots1-length="20%" draw:distance="20%"/>
    <draw:stroke-dash draw:name="Dashed_20__28_var_29__20_216" draw:display-name="Dashed (var) 216" draw:style="rect" draw:dots1="1" draw:dots1-length="20%" draw:distance="20%"/>
    <draw:stroke-dash draw:name="Dashed_20__28_var_29__20_217" draw:display-name="Dashed (var) 217" draw:style="round" draw:dots2="2" draw:distance="0.002cm"/>
    <draw:stroke-dash draw:name="Dashed_20__28_var_29__20_218" draw:display-name="Dashed (var) 218" draw:style="round" draw:dots2="2" draw:distance="0.002cm"/>
    <draw:stroke-dash draw:name="Dashed_20__28_var_29__20_219" draw:display-name="Dashed (var) 219" draw:style="round" draw:dots2="2" draw:distance="0.002cm"/>
    <draw:stroke-dash draw:name="Dashed_20__28_var_29__20_22" draw:display-name="Dashed (var) 22" draw:style="rect" draw:dots1="1" draw:dots1-length="63%" draw:distance="63%"/>
    <draw:stroke-dash draw:name="Dashed_20__28_var_29__20_220" draw:display-name="Dashed (var) 220" draw:style="round" draw:dots2="2" draw:distance="0.002cm"/>
    <draw:stroke-dash draw:name="Dashed_20__28_var_29__20_221" draw:display-name="Dashed (var) 221" draw:style="round" draw:dots2="2" draw:distance="0.002cm"/>
    <draw:stroke-dash draw:name="Dashed_20__28_var_29__20_222" draw:display-name="Dashed (var) 222" draw:style="round" draw:dots2="2" draw:distance="0.002cm"/>
    <draw:stroke-dash draw:name="Dashed_20__28_var_29__20_223" draw:display-name="Dashed (var) 223" draw:style="round" draw:dots2="2" draw:distance="0.002cm"/>
    <draw:stroke-dash draw:name="Dashed_20__28_var_29__20_224" draw:display-name="Dashed (var) 224" draw:style="round" draw:dots2="2" draw:distance="0.002cm"/>
    <draw:stroke-dash draw:name="Dashed_20__28_var_29__20_225" draw:display-name="Dashed (var) 225" draw:style="round" draw:dots2="2" draw:distance="0.002cm"/>
    <draw:stroke-dash draw:name="Dashed_20__28_var_29__20_226" draw:display-name="Dashed (var) 226" draw:style="round" draw:dots2="2" draw:distance="0.002cm"/>
    <draw:stroke-dash draw:name="Dashed_20__28_var_29__20_227" draw:display-name="Dashed (var) 227" draw:style="round" draw:dots2="2" draw:distance="0.002cm"/>
    <draw:stroke-dash draw:name="Dashed_20__28_var_29__20_228" draw:display-name="Dashed (var) 228" draw:style="round" draw:dots2="2" draw:distance="0.002cm"/>
    <draw:stroke-dash draw:name="Dashed_20__28_var_29__20_229" draw:display-name="Dashed (var) 229" draw:style="round" draw:dots2="2" draw:distance="0.002cm"/>
    <draw:stroke-dash draw:name="Dashed_20__28_var_29__20_23" draw:display-name="Dashed (var) 23" draw:style="rect" draw:dots1="1" draw:dots1-length="63%" draw:distance="63%"/>
    <draw:stroke-dash draw:name="Dashed_20__28_var_29__20_230" draw:display-name="Dashed (var) 230" draw:style="round" draw:dots2="2" draw:distance="0.002cm"/>
    <draw:stroke-dash draw:name="Dashed_20__28_var_29__20_231" draw:display-name="Dashed (var) 231" draw:style="round" draw:dots2="2" draw:distance="0.002cm"/>
    <draw:stroke-dash draw:name="Dashed_20__28_var_29__20_232" draw:display-name="Dashed (var) 232" draw:style="round" draw:dots2="2" draw:distance="0.002cm"/>
    <draw:stroke-dash draw:name="Dashed_20__28_var_29__20_233" draw:display-name="Dashed (var) 233" draw:style="round" draw:dots2="2" draw:distance="0.002cm"/>
    <draw:stroke-dash draw:name="Dashed_20__28_var_29__20_234" draw:display-name="Dashed (var) 234" draw:style="round" draw:dots2="2" draw:distance="0.002cm"/>
    <draw:stroke-dash draw:name="Dashed_20__28_var_29__20_235" draw:display-name="Dashed (var) 235" draw:style="round" draw:dots2="2" draw:distance="0.002cm"/>
    <draw:stroke-dash draw:name="Dashed_20__28_var_29__20_236" draw:display-name="Dashed (var) 236" draw:style="round" draw:dots2="2" draw:distance="0.002cm"/>
    <draw:stroke-dash draw:name="Dashed_20__28_var_29__20_237" draw:display-name="Dashed (var) 237" draw:style="round" draw:dots2="2" draw:distance="0.002cm"/>
    <draw:stroke-dash draw:name="Dashed_20__28_var_29__20_238" draw:display-name="Dashed (var) 238" draw:style="round" draw:dots2="2" draw:distance="0.002cm"/>
    <draw:stroke-dash draw:name="Dashed_20__28_var_29__20_239" draw:display-name="Dashed (var) 239" draw:style="round" draw:dots2="2" draw:distance="0.002cm"/>
    <draw:stroke-dash draw:name="Dashed_20__28_var_29__20_24" draw:display-name="Dashed (var) 24" draw:style="rect" draw:dots1="1" draw:dots1-length="63%" draw:distance="63%"/>
    <draw:stroke-dash draw:name="Dashed_20__28_var_29__20_240" draw:display-name="Dashed (var) 240" draw:style="round" draw:dots2="2" draw:distance="0.002cm"/>
    <draw:stroke-dash draw:name="Dashed_20__28_var_29__20_241" draw:display-name="Dashed (var) 241" draw:style="round" draw:dots2="2" draw:distance="0.002cm"/>
    <draw:stroke-dash draw:name="Dashed_20__28_var_29__20_242" draw:display-name="Dashed (var) 242" draw:style="round" draw:dots2="2" draw:distance="0.002cm"/>
    <draw:stroke-dash draw:name="Dashed_20__28_var_29__20_243" draw:display-name="Dashed (var) 243" draw:style="round" draw:dots2="2" draw:distance="0.002cm"/>
    <draw:stroke-dash draw:name="Dashed_20__28_var_29__20_244" draw:display-name="Dashed (var) 244" draw:style="round" draw:dots2="2" draw:distance="0.002cm"/>
    <draw:stroke-dash draw:name="Dashed_20__28_var_29__20_245" draw:display-name="Dashed (var) 245" draw:style="round" draw:dots2="2" draw:distance="0.002cm"/>
    <draw:stroke-dash draw:name="Dashed_20__28_var_29__20_246" draw:display-name="Dashed (var) 246" draw:style="round" draw:dots2="2" draw:distance="0.002cm"/>
    <draw:stroke-dash draw:name="Dashed_20__28_var_29__20_247" draw:display-name="Dashed (var) 247" draw:style="round" draw:dots2="2" draw:distance="0.002cm"/>
    <draw:stroke-dash draw:name="Dashed_20__28_var_29__20_248" draw:display-name="Dashed (var) 248" draw:style="round" draw:dots2="2" draw:distance="0.002cm"/>
    <draw:stroke-dash draw:name="Dashed_20__28_var_29__20_249" draw:display-name="Dashed (var) 249" draw:style="round" draw:dots2="2" draw:distance="0.002cm"/>
    <draw:stroke-dash draw:name="Dashed_20__28_var_29__20_25" draw:display-name="Dashed (var) 25" draw:style="rect" draw:dots1="1" draw:dots1-length="63%" draw:distance="63%"/>
    <draw:stroke-dash draw:name="Dashed_20__28_var_29__20_250" draw:display-name="Dashed (var) 250" draw:style="round" draw:dots2="2" draw:distance="0.002cm"/>
    <draw:stroke-dash draw:name="Dashed_20__28_var_29__20_251" draw:display-name="Dashed (var) 251" draw:style="round" draw:dots2="2" draw:distance="0.002cm"/>
    <draw:stroke-dash draw:name="Dashed_20__28_var_29__20_252" draw:display-name="Dashed (var) 252" draw:style="round" draw:dots2="2" draw:distance="0.002cm"/>
    <draw:stroke-dash draw:name="Dashed_20__28_var_29__20_253" draw:display-name="Dashed (var) 253" draw:style="round" draw:dots2="2" draw:distance="0.002cm"/>
    <draw:stroke-dash draw:name="Dashed_20__28_var_29__20_254" draw:display-name="Dashed (var) 254" draw:style="round" draw:dots2="2" draw:distance="0.002cm"/>
    <draw:stroke-dash draw:name="Dashed_20__28_var_29__20_255" draw:display-name="Dashed (var) 255" draw:style="round" draw:dots2="2" draw:distance="0.002cm"/>
    <draw:stroke-dash draw:name="Dashed_20__28_var_29__20_256" draw:display-name="Dashed (var) 256" draw:style="round" draw:dots2="2" draw:distance="0.002cm"/>
    <draw:stroke-dash draw:name="Dashed_20__28_var_29__20_257" draw:display-name="Dashed (var) 257" draw:style="round" draw:dots2="2" draw:distance="0.002cm"/>
    <draw:stroke-dash draw:name="Dashed_20__28_var_29__20_258" draw:display-name="Dashed (var) 258" draw:style="round" draw:dots2="2" draw:distance="0.002cm"/>
    <draw:stroke-dash draw:name="Dashed_20__28_var_29__20_259" draw:display-name="Dashed (var) 259" draw:style="round" draw:dots2="2" draw:distance="0.002cm"/>
    <draw:stroke-dash draw:name="Dashed_20__28_var_29__20_26" draw:display-name="Dashed (var) 26" draw:style="rect" draw:dots1="1" draw:dots1-length="63%" draw:distance="63%"/>
    <draw:stroke-dash draw:name="Dashed_20__28_var_29__20_260" draw:display-name="Dashed (var) 260" draw:style="round" draw:dots2="2" draw:distance="0.002cm"/>
    <draw:stroke-dash draw:name="Dashed_20__28_var_29__20_261" draw:display-name="Dashed (var) 261" draw:style="round" draw:dots2="2" draw:distance="0.002cm"/>
    <draw:stroke-dash draw:name="Dashed_20__28_var_29__20_262" draw:display-name="Dashed (var) 262" draw:style="round" draw:dots2="2" draw:distance="0.002cm"/>
    <draw:stroke-dash draw:name="Dashed_20__28_var_29__20_263" draw:display-name="Dashed (var) 263" draw:style="round" draw:dots2="2" draw:distance="0.002cm"/>
    <draw:stroke-dash draw:name="Dashed_20__28_var_29__20_264" draw:display-name="Dashed (var) 264" draw:style="round" draw:dots2="2" draw:distance="0.002cm"/>
    <draw:stroke-dash draw:name="Dashed_20__28_var_29__20_265" draw:display-name="Dashed (var) 265" draw:style="round" draw:dots2="2" draw:distance="0.002cm"/>
    <draw:stroke-dash draw:name="Dashed_20__28_var_29__20_266" draw:display-name="Dashed (var) 266" draw:style="round" draw:dots2="2" draw:distance="0.002cm"/>
    <draw:stroke-dash draw:name="Dashed_20__28_var_29__20_267" draw:display-name="Dashed (var) 267" draw:style="round" draw:dots2="2" draw:distance="0.002cm"/>
    <draw:stroke-dash draw:name="Dashed_20__28_var_29__20_268" draw:display-name="Dashed (var) 268" draw:style="round" draw:dots2="2" draw:distance="0.002cm"/>
    <draw:stroke-dash draw:name="Dashed_20__28_var_29__20_269" draw:display-name="Dashed (var) 269" draw:style="round" draw:dots2="2" draw:distance="0.002cm"/>
    <draw:stroke-dash draw:name="Dashed_20__28_var_29__20_27" draw:display-name="Dashed (var) 27" draw:style="rect" draw:dots1="1" draw:dots1-length="63%" draw:distance="63%"/>
    <draw:stroke-dash draw:name="Dashed_20__28_var_29__20_270" draw:display-name="Dashed (var) 270" draw:style="round" draw:dots2="2" draw:distance="0.002cm"/>
    <draw:stroke-dash draw:name="Dashed_20__28_var_29__20_271" draw:display-name="Dashed (var) 271" draw:style="round" draw:dots2="2" draw:distance="0.002cm"/>
    <draw:stroke-dash draw:name="Dashed_20__28_var_29__20_272" draw:display-name="Dashed (var) 272" draw:style="round" draw:dots2="2" draw:distance="0.002cm"/>
    <draw:stroke-dash draw:name="Dashed_20__28_var_29__20_273" draw:display-name="Dashed (var) 273" draw:style="round" draw:dots2="2" draw:distance="0.002cm"/>
    <draw:stroke-dash draw:name="Dashed_20__28_var_29__20_274" draw:display-name="Dashed (var) 274" draw:style="round" draw:dots2="2" draw:distance="0.002cm"/>
    <draw:stroke-dash draw:name="Dashed_20__28_var_29__20_275" draw:display-name="Dashed (var) 275" draw:style="round" draw:dots2="2" draw:distance="0.002cm"/>
    <draw:stroke-dash draw:name="Dashed_20__28_var_29__20_276" draw:display-name="Dashed (var) 276" draw:style="round" draw:dots2="2" draw:distance="0.002cm"/>
    <draw:stroke-dash draw:name="Dashed_20__28_var_29__20_277" draw:display-name="Dashed (var) 277" draw:style="round" draw:dots2="2" draw:distance="0.002cm"/>
    <draw:stroke-dash draw:name="Dashed_20__28_var_29__20_278" draw:display-name="Dashed (var) 278" draw:style="round" draw:dots2="2" draw:distance="0.002cm"/>
    <draw:stroke-dash draw:name="Dashed_20__28_var_29__20_279" draw:display-name="Dashed (var) 279" draw:style="round" draw:dots2="2" draw:distance="0.002cm"/>
    <draw:stroke-dash draw:name="Dashed_20__28_var_29__20_28" draw:display-name="Dashed (var) 28" draw:style="round" draw:dots2="2" draw:distance="0.007cm"/>
    <draw:stroke-dash draw:name="Dashed_20__28_var_29__20_280" draw:display-name="Dashed (var) 280" draw:style="round" draw:dots2="2" draw:distance="0.002cm"/>
    <draw:stroke-dash draw:name="Dashed_20__28_var_29__20_281" draw:display-name="Dashed (var) 281" draw:style="round" draw:dots2="2" draw:distance="0.002cm"/>
    <draw:stroke-dash draw:name="Dashed_20__28_var_29__20_282" draw:display-name="Dashed (var) 282" draw:style="round" draw:dots2="2" draw:distance="0.002cm"/>
    <draw:stroke-dash draw:name="Dashed_20__28_var_29__20_283" draw:display-name="Dashed (var) 283" draw:style="round" draw:dots2="2" draw:distance="0.002cm"/>
    <draw:stroke-dash draw:name="Dashed_20__28_var_29__20_284" draw:display-name="Dashed (var) 284" draw:style="round" draw:dots2="2" draw:distance="0.002cm"/>
    <draw:stroke-dash draw:name="Dashed_20__28_var_29__20_285" draw:display-name="Dashed (var) 285" draw:style="round" draw:dots2="2" draw:distance="0.002cm"/>
    <draw:stroke-dash draw:name="Dashed_20__28_var_29__20_286" draw:display-name="Dashed (var) 286" draw:style="round" draw:dots2="2" draw:distance="0.002cm"/>
    <draw:stroke-dash draw:name="Dashed_20__28_var_29__20_287" draw:display-name="Dashed (var) 287" draw:style="round" draw:dots2="2" draw:distance="0.002cm"/>
    <draw:stroke-dash draw:name="Dashed_20__28_var_29__20_288" draw:display-name="Dashed (var) 288" draw:style="round" draw:dots2="2" draw:distance="0.002cm"/>
    <draw:stroke-dash draw:name="Dashed_20__28_var_29__20_289" draw:display-name="Dashed (var) 289" draw:style="round" draw:dots2="2" draw:distance="0.002cm"/>
    <draw:stroke-dash draw:name="Dashed_20__28_var_29__20_290" draw:display-name="Dashed (var) 290" draw:style="round" draw:dots2="2" draw:distance="0.002cm"/>
    <draw:stroke-dash draw:name="Dashed_20__28_var_29__20_291" draw:display-name="Dashed (var) 291" draw:style="round" draw:dots2="2" draw:distance="0.002cm"/>
    <draw:stroke-dash draw:name="Dashed_20__28_var_29__20_292" draw:display-name="Dashed (var) 292" draw:style="round" draw:dots2="2" draw:distance="0.002cm"/>
    <draw:stroke-dash draw:name="Dashed_20__28_var_29__20_293" draw:display-name="Dashed (var) 293" draw:style="round" draw:dots2="2" draw:distance="0.002cm"/>
    <draw:stroke-dash draw:name="Dashed_20__28_var_29__20_294" draw:display-name="Dashed (var) 294" draw:style="round" draw:dots2="2" draw:distance="0.002cm"/>
    <draw:stroke-dash draw:name="Dashed_20__28_var_29__20_3" draw:display-name="Dashed (var) 3" draw:style="round" draw:dots2="2" draw:distance="0.013cm"/>
    <draw:stroke-dash draw:name="Dashed_20__28_var_29__20_4" draw:display-name="Dashed (var) 4" draw:style="rect" draw:dots1="1" draw:dots1-length="63%" draw:distance="63%"/>
    <draw:stroke-dash draw:name="Dashed_20__28_var_29__20_5" draw:display-name="Dashed (var) 5" draw:style="rect" draw:dots1="1" draw:dots1-length="63%" draw:distance="63%"/>
    <draw:stroke-dash draw:name="Dashed_20__28_var_29__20_574" draw:display-name="Dashed (var) 574" draw:style="round" draw:dots2="2" draw:distance="0.007cm"/>
    <draw:stroke-dash draw:name="Dashed_20__28_var_29__20_575" draw:display-name="Dashed (var) 575" draw:style="round" draw:dots2="2" draw:distance="0.007cm"/>
    <draw:stroke-dash draw:name="Dashed_20__28_var_29__20_576" draw:display-name="Dashed (var) 576" draw:style="rect" draw:dots1="1" draw:dots1-length="63%" draw:distance="63%"/>
    <draw:stroke-dash draw:name="Dashed_20__28_var_29__20_577" draw:display-name="Dashed (var) 577" draw:style="rect" draw:dots1="1" draw:dots1-length="63%" draw:distance="63%"/>
    <draw:stroke-dash draw:name="Dashed_20__28_var_29__20_578" draw:display-name="Dashed (var) 578" draw:style="rect" draw:dots1="1" draw:dots1-length="63%" draw:distance="63%"/>
    <draw:stroke-dash draw:name="Dashed_20__28_var_29__20_579" draw:display-name="Dashed (var) 579" draw:style="rect" draw:dots1="1" draw:dots1-length="63%" draw:distance="63%"/>
    <draw:stroke-dash draw:name="Dashed_20__28_var_29__20_580" draw:display-name="Dashed (var) 580" draw:style="rect" draw:dots1="1" draw:dots1-length="63%" draw:distance="63%"/>
    <draw:stroke-dash draw:name="Dashed_20__28_var_29__20_581" draw:display-name="Dashed (var) 581" draw:style="rect" draw:dots1="1" draw:dots1-length="63%" draw:distance="63%"/>
    <draw:stroke-dash draw:name="Dashed_20__28_var_29__20_582" draw:display-name="Dashed (var) 582" draw:style="rect" draw:dots1="1" draw:dots1-length="63%" draw:distance="63%"/>
    <draw:stroke-dash draw:name="Dashed_20__28_var_29__20_583" draw:display-name="Dashed (var) 583" draw:style="rect" draw:dots1="1" draw:dots1-length="63%" draw:distance="63%"/>
    <draw:stroke-dash draw:name="Dashed_20__28_var_29__20_584" draw:display-name="Dashed (var) 584" draw:style="rect" draw:dots1="1" draw:dots1-length="63%" draw:distance="63%"/>
    <draw:stroke-dash draw:name="Dashed_20__28_var_29__20_585" draw:display-name="Dashed (var) 585" draw:style="rect" draw:dots1="1" draw:dots1-length="63%" draw:distance="63%"/>
    <draw:stroke-dash draw:name="Dashed_20__28_var_29__20_586" draw:display-name="Dashed (var) 586" draw:style="rect" draw:dots1="1" draw:dots1-length="63%" draw:distance="63%"/>
    <draw:stroke-dash draw:name="Dashed_20__28_var_29__20_587" draw:display-name="Dashed (var) 587" draw:style="rect" draw:dots1="1" draw:dots1-length="63%" draw:distance="63%"/>
    <draw:stroke-dash draw:name="Dashed_20__28_var_29__20_588" draw:display-name="Dashed (var) 588" draw:style="rect" draw:dots1="1" draw:dots1-length="63%" draw:distance="63%"/>
    <draw:stroke-dash draw:name="Dashed_20__28_var_29__20_589" draw:display-name="Dashed (var) 589" draw:style="rect" draw:dots1="1" draw:dots1-length="63%" draw:distance="63%"/>
    <draw:stroke-dash draw:name="Dashed_20__28_var_29__20_590" draw:display-name="Dashed (var) 590" draw:style="rect" draw:dots1="1" draw:dots1-length="63%" draw:distance="63%"/>
    <draw:stroke-dash draw:name="Dashed_20__28_var_29__20_6" draw:display-name="Dashed (var) 6" draw:style="rect" draw:dots1="1" draw:dots1-length="63%" draw:distance="63%"/>
    <draw:stroke-dash draw:name="Dashed_20__28_var_29__20_61" draw:display-name="Dashed (var) 61" draw:style="round" draw:dots2="2" draw:distance="0.013cm"/>
    <draw:stroke-dash draw:name="Dashed_20__28_var_29__20_62" draw:display-name="Dashed (var) 62" draw:style="round" draw:dots2="2" draw:distance="0.013cm"/>
    <draw:stroke-dash draw:name="Dashed_20__28_var_29__20_63" draw:display-name="Dashed (var) 63" draw:style="round" draw:dots2="2" draw:distance="0.013cm"/>
    <draw:stroke-dash draw:name="Dashed_20__28_var_29__20_64" draw:display-name="Dashed (var) 64" draw:style="round" draw:dots2="2" draw:distance="0.013cm"/>
    <draw:stroke-dash draw:name="Dashed_20__28_var_29__20_65" draw:display-name="Dashed (var) 65" draw:style="round" draw:dots2="2" draw:distance="0.013cm"/>
    <draw:stroke-dash draw:name="Dashed_20__28_var_29__20_66" draw:display-name="Dashed (var) 66" draw:style="round" draw:dots2="2" draw:distance="0.013cm"/>
    <draw:stroke-dash draw:name="Dashed_20__28_var_29__20_67" draw:display-name="Dashed (var) 67" draw:style="round" draw:dots2="2" draw:distance="0.013cm"/>
    <draw:stroke-dash draw:name="Dashed_20__28_var_29__20_68" draw:display-name="Dashed (var) 68" draw:style="round" draw:dots2="2" draw:distance="0.013cm"/>
    <draw:stroke-dash draw:name="Dashed_20__28_var_29__20_69" draw:display-name="Dashed (var) 69" draw:style="round" draw:dots2="2" draw:distance="0.013cm"/>
    <draw:stroke-dash draw:name="Dashed_20__28_var_29__20_7" draw:display-name="Dashed (var) 7" draw:style="rect" draw:dots1="1" draw:dots1-length="63%" draw:distance="63%"/>
    <draw:stroke-dash draw:name="Dashed_20__28_var_29__20_70" draw:display-name="Dashed (var) 70" draw:style="round" draw:dots2="2" draw:distance="0.013cm"/>
    <draw:stroke-dash draw:name="Dashed_20__28_var_29__20_71" draw:display-name="Dashed (var) 71" draw:style="round" draw:dots2="2" draw:distance="0.013cm"/>
    <draw:stroke-dash draw:name="Dashed_20__28_var_29__20_72" draw:display-name="Dashed (var) 72" draw:style="round" draw:dots2="2" draw:distance="0.013cm"/>
    <draw:stroke-dash draw:name="Dashed_20__28_var_29__20_73" draw:display-name="Dashed (var) 73" draw:style="round" draw:dots2="2" draw:distance="0.013cm"/>
    <draw:stroke-dash draw:name="Dashed_20__28_var_29__20_74" draw:display-name="Dashed (var) 74" draw:style="round" draw:dots2="2" draw:distance="0.013cm"/>
    <draw:stroke-dash draw:name="Dashed_20__28_var_29__20_75" draw:display-name="Dashed (var) 75" draw:style="rect" draw:dots1="1" draw:dots1-length="63%" draw:distance="63%"/>
    <draw:stroke-dash draw:name="Dashed_20__28_var_29__20_76" draw:display-name="Dashed (var) 76" draw:style="rect" draw:dots1="1" draw:dots1-length="63%" draw:distance="63%"/>
    <draw:stroke-dash draw:name="Dashed_20__28_var_29__20_77" draw:display-name="Dashed (var) 77" draw:style="rect" draw:dots1="1" draw:dots1-length="63%" draw:distance="63%"/>
    <draw:stroke-dash draw:name="Dashed_20__28_var_29__20_78" draw:display-name="Dashed (var) 78" draw:style="rect" draw:dots1="1" draw:dots1-length="63%" draw:distance="63%"/>
    <draw:stroke-dash draw:name="Dashed_20__28_var_29__20_79" draw:display-name="Dashed (var) 79" draw:style="rect" draw:dots1="1" draw:dots1-length="63%" draw:distance="63%"/>
    <draw:stroke-dash draw:name="Dashed_20__28_var_29__20_8" draw:display-name="Dashed (var) 8" draw:style="rect" draw:dots1="1" draw:dots1-length="63%" draw:distance="63%"/>
    <draw:stroke-dash draw:name="Dashed_20__28_var_29__20_80" draw:display-name="Dashed (var) 80" draw:style="rect" draw:dots1="1" draw:dots1-length="63%" draw:distance="63%"/>
    <draw:stroke-dash draw:name="Dashed_20__28_var_29__20_81" draw:display-name="Dashed (var) 81" draw:style="rect" draw:dots1="1" draw:dots1-length="63%" draw:distance="63%"/>
    <draw:stroke-dash draw:name="Dashed_20__28_var_29__20_82" draw:display-name="Dashed (var) 82" draw:style="rect" draw:dots1="1" draw:dots1-length="63%" draw:distance="63%"/>
    <draw:stroke-dash draw:name="Dashed_20__28_var_29__20_83" draw:display-name="Dashed (var) 83" draw:style="round" draw:dots2="2" draw:distance="0.004cm"/>
    <draw:stroke-dash draw:name="Dashed_20__28_var_29__20_84" draw:display-name="Dashed (var) 84" draw:style="round" draw:dots2="2" draw:distance="0.004cm"/>
    <draw:stroke-dash draw:name="Dashed_20__28_var_29__20_85" draw:display-name="Dashed (var) 85" draw:style="round" draw:dots2="2" draw:distance="0.004cm"/>
    <draw:stroke-dash draw:name="Dashed_20__28_var_29__20_86" draw:display-name="Dashed (var) 86" draw:style="round" draw:dots2="2" draw:distance="0.004cm"/>
    <draw:stroke-dash draw:name="Dashed_20__28_var_29__20_87" draw:display-name="Dashed (var) 87" draw:style="round" draw:dots2="2" draw:distance="0.004cm"/>
    <draw:stroke-dash draw:name="Dashed_20__28_var_29__20_88" draw:display-name="Dashed (var) 88" draw:style="round" draw:dots2="2" draw:distance="0.004cm"/>
    <draw:stroke-dash draw:name="Dashed_20__28_var_29__20_89" draw:display-name="Dashed (var) 89" draw:style="round" draw:dots2="2" draw:distance="0.004cm"/>
    <draw:stroke-dash draw:name="Dashed_20__28_var_29__20_9" draw:display-name="Dashed (var) 9" draw:style="rect" draw:dots1="1" draw:dots1-length="63%" draw:distance="63%"/>
    <draw:stroke-dash draw:name="Dashed_20__28_var_29__20_90" draw:display-name="Dashed (var) 90" draw:style="round" draw:dots2="2" draw:distance="0.004cm"/>
    <draw:stroke-dash draw:name="Dashed_20__28_var_29__20_91" draw:display-name="Dashed (var) 91" draw:style="round" draw:dots2="2" draw:distance="0.004cm"/>
    <draw:stroke-dash draw:name="Dashed_20__28_var_29__20_92" draw:display-name="Dashed (var) 92" draw:style="round" draw:dots2="2" draw:distance="0.004cm"/>
    <draw:stroke-dash draw:name="Dashed_20__28_var_29__20_93" draw:display-name="Dashed (var) 93" draw:style="round" draw:dots2="2" draw:distance="0.013cm"/>
    <draw:stroke-dash draw:name="Dashed_20__28_var_29__20_94" draw:display-name="Dashed (var) 94" draw:style="round" draw:dots2="2" draw:distance="0.013cm"/>
    <draw:stroke-dash draw:name="Dashed_20__28_var_29__20_95" draw:display-name="Dashed (var) 95" draw:style="round" draw:dots2="2" draw:distance="0.013cm"/>
    <draw:stroke-dash draw:name="Dashed_20__28_var_29__20_96" draw:display-name="Dashed (var) 96" draw:style="round" draw:dots2="2" draw:distance="0.013cm"/>
    <draw:stroke-dash draw:name="Dashed_20__28_var_29__20_97" draw:display-name="Dashed (var) 97" draw:style="round" draw:dots2="2" draw:distance="0.013cm"/>
    <draw:stroke-dash draw:name="Dashed_20__28_var_29__20_98" draw:display-name="Dashed (var) 98" draw:style="round" draw:dots2="2" draw:distance="0.013cm"/>
    <draw:stroke-dash draw:name="Dashed_20__28_var_29__20_99" draw:display-name="Dashed (var) 99" draw:style="round" draw:dots2="2" draw:distance="0.013cm"/>
    <draw:stroke-dash draw:name="Fine_20_Dashed" draw:display-name="Fine Dashed" draw:style="rect" draw:dots1="1" draw:dots1-length="112%" draw:distance="112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8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5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5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5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loext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loext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loext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style:num-suffix=")" style:num-format="1">
        <style:list-level-properties text:min-label-width="0.801cm"/>
      </text:list-level-style-number>
      <text:list-level-style-number text:level="2" text:style-name="Numbering_20_Symbols" style:num-suffix=")" style:num-format="1">
        <style:list-level-properties text:min-label-width="0.801cm"/>
      </text:list-level-style-number>
      <text:list-level-style-number text:level="3" text:style-name="Numbering_20_Symbols" style:num-suffix=")" style:num-format="1">
        <style:list-level-properties text:min-label-width="0.801cm"/>
      </text:list-level-style-number>
      <text:list-level-style-number text:level="4" text:style-name="Numbering_20_Symbols" style:num-suffix=")" style:num-format="1">
        <style:list-level-properties text:min-label-width="0.801cm"/>
      </text:list-level-style-number>
      <text:list-level-style-number text:level="5" text:style-name="Numbering_20_Symbols" style:num-suffix=")" style:num-format="1">
        <style:list-level-properties text:min-label-width="0.801cm"/>
      </text:list-level-style-number>
      <text:list-level-style-number text:level="6" text:style-name="Numbering_20_Symbols" style:num-suffix=")" style:num-format="1">
        <style:list-level-properties text:min-label-width="0.801cm"/>
      </text:list-level-style-number>
      <text:list-level-style-number text:level="7" text:style-name="Numbering_20_Symbols" style:num-suffix=")" style:num-format="1">
        <style:list-level-properties text:min-label-width="0.801cm"/>
      </text:list-level-style-number>
      <text:list-level-style-number text:level="8" text:style-name="Numbering_20_Symbols" style:num-suffix=")" style:num-format="1">
        <style:list-level-properties text:min-label-width="0.801cm"/>
      </text:list-level-style-number>
      <text:list-level-style-number text:level="9" text:style-name="Numbering_20_Symbols" style:num-suffix=")" style:num-format="1">
        <style:list-level-properties text:min-label-width="0.801cm"/>
      </text:list-level-style-number>
      <text:list-level-style-number text:level="10" text:style-name="Numbering_20_Symbols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)" style:num-format="I">
        <style:list-level-properties text:min-label-distance="0.199cm"/>
      </text:list-level-style-number>
      <text:list-level-style-number text:level="2" text:style-name="Numbering_20_Symbols" style:num-suffix=")" style:num-format="I" text:start-value="2">
        <style:list-level-properties text:min-label-distance="0.199cm"/>
      </text:list-level-style-number>
      <text:list-level-style-number text:level="3" text:style-name="Numbering_20_Symbols" style:num-suffix=")" style:num-format="I" text:start-value="3">
        <style:list-level-properties text:min-label-distance="0.199cm"/>
      </text:list-level-style-number>
      <text:list-level-style-number text:level="4" text:style-name="Numbering_20_Symbols" style:num-suffix=")" style:num-format="I" text:start-value="4">
        <style:list-level-properties text:min-label-distance="0.199cm"/>
      </text:list-level-style-number>
      <text:list-level-style-number text:level="5" text:style-name="Numbering_20_Symbols" style:num-suffix=")" style:num-format="I" text:start-value="5">
        <style:list-level-properties text:min-label-distance="0.199cm"/>
      </text:list-level-style-number>
      <text:list-level-style-number text:level="6" text:style-name="Numbering_20_Symbols" style:num-suffix=")" style:num-format="I" text:start-value="6">
        <style:list-level-properties text:min-label-distance="0.199cm"/>
      </text:list-level-style-number>
      <text:list-level-style-number text:level="7" text:style-name="Numbering_20_Symbols" style:num-suffix=")" style:num-format="I" text:start-value="7">
        <style:list-level-properties text:min-label-distance="0.199cm"/>
      </text:list-level-style-number>
      <text:list-level-style-number text:level="8" text:style-name="Numbering_20_Symbols" style:num-suffix=")" style:num-format="I" text:start-value="8">
        <style:list-level-properties text:min-label-distance="0.199cm"/>
      </text:list-level-style-number>
      <text:list-level-style-number text:level="9" text:style-name="Numbering_20_Symbols" style:num-suffix=")" style:num-format="I" text:start-value="9">
        <style:list-level-properties text:min-label-distance="0.199cm"/>
      </text:list-level-style-number>
      <text:list-level-style-number text:level="10" text:style-name="Numbering_20_Symbols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style:num-suffix=")" style:num-format="a">
        <style:list-level-properties text:min-label-width="0.7cm"/>
      </text:list-level-style-number>
      <text:list-level-style-number text:level="2" text:style-name="Numbering_20_Symbols" style:num-suffix=")" style:num-format="a" text:start-value="2">
        <style:list-level-properties text:min-label-width="0.7cm"/>
      </text:list-level-style-number>
      <text:list-level-style-number text:level="3" text:style-name="Numbering_20_Symbols" style:num-suffix=")" style:num-format="a" text:start-value="3">
        <style:list-level-properties text:min-label-width="0.7cm"/>
      </text:list-level-style-number>
      <text:list-level-style-number text:level="4" text:style-name="Numbering_20_Symbols" style:num-suffix=")" style:num-format="a" text:start-value="4">
        <style:list-level-properties text:min-label-width="0.7cm"/>
      </text:list-level-style-number>
      <text:list-level-style-number text:level="5" text:style-name="Numbering_20_Symbols" style:num-suffix=")" style:num-format="a" text:start-value="5">
        <style:list-level-properties text:min-label-width="0.7cm"/>
      </text:list-level-style-number>
      <text:list-level-style-number text:level="6" text:style-name="Numbering_20_Symbols" style:num-suffix=")" style:num-format="a" text:start-value="6">
        <style:list-level-properties text:min-label-width="0.7cm"/>
      </text:list-level-style-number>
      <text:list-level-style-number text:level="7" text:style-name="Numbering_20_Symbols" style:num-suffix=")" style:num-format="a" text:start-value="7">
        <style:list-level-properties text:min-label-width="0.7cm"/>
      </text:list-level-style-number>
      <text:list-level-style-number text:level="8" text:style-name="Numbering_20_Symbols" style:num-suffix=")" style:num-format="a" text:start-value="8">
        <style:list-level-properties text:min-label-width="0.7cm"/>
      </text:list-level-style-number>
      <text:list-level-style-number text:level="9" text:style-name="Numbering_20_Symbols" style:num-suffix=")" style:num-format="a" text:start-value="9">
        <style:list-level-properties text:min-label-width="0.7cm"/>
      </text:list-level-style-number>
      <text:list-level-style-number text:level="10" text:style-name="Numbering_20_Symbols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</text:list-style>
    <text:list-style style:name="tfNum_20_1_29_" style:display-name="tfNum 1)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Right_20_Page" style:display-name="Right Page" style:page-layout-name="Mpm2" style:next-style-name="Left_20_Page"/>
    <style:master-page style:name="Left_20_Page" style:display-name="Left Page" style:page-layout-name="Mpm3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01T10:06:38.24</meta:creation-date>
    <meta:editing-duration>P1DT6H37M40S</meta:editing-duration>
    <meta:editing-cycles>190</meta:editing-cycles>
    <meta:generator>LibreOffice/6.1.6.3$Windows_X86_64 LibreOffice_project/5896ab1714085361c45cf540f76f60673dd96a72</meta:generator>
    <meta:initial-creator>Véronique et Thibaud FONTANET</meta:initial-creator>
    <dc:date>2020-04-03T13:13:18.655000000</dc:date>
    <meta:document-statistic meta:table-count="5" meta:image-count="0" meta:object-count="15" meta:page-count="5" meta:paragraph-count="91" meta:word-count="601" meta:character-count="2850" meta:non-whitespace-character-count="2239"/>
  </office:meta>
</office:document-meta>
</file>

<file path=Object 1/content.xml><?xml version="1.0" encoding="utf-8"?>
<math xmlns="http://www.w3.org/1998/Math/MathML" display="block">
  <semantics>
    <mfrac>
      <mn>1</mn>
      <mi>x</mi>
    </mfrac>
    <annotation encoding="StarMath 5.0">{1}over{x}</annotation>
  </semantics>
</math>
</file>

<file path=Object 10/content.xml><?xml version="1.0" encoding="utf-8"?>
<math xmlns="http://www.w3.org/1998/Math/MathML" display="block">
  <semantics>
    <msqrt>
      <mi>x</mi>
    </msqrt>
    <annotation encoding="StarMath 5.0"> sqrt  x</annotation>
  </semantics>
</math>
</file>

<file path=Object 11/content.xml><?xml version="1.0" encoding="utf-8"?>
<math xmlns="http://www.w3.org/1998/Math/MathML" display="block">
  <semantics>
    <msqrt>
      <mi>x</mi>
    </msqrt>
    <annotation encoding="StarMath 5.0"> sqrt  x</annotation>
  </semantics>
</math>
</file>

<file path=Object 12/content.xml><?xml version="1.0" encoding="utf-8"?>
<math xmlns="http://www.w3.org/1998/Math/MathML" display="block">
  <semantics>
    <mrow>
      <mfrac>
        <mn>1</mn>
        <mn>2</mn>
      </mfrac>
      <msup>
        <mrow>
          <mo fence="true" stretchy="false">(</mo>
          <mrow>
            <mrow>
              <mi>x</mi>
              <mo stretchy="false">−</mo>
              <mn>1</mn>
            </mrow>
          </mrow>
          <mo fence="true" stretchy="false">)</mo>
        </mrow>
        <mn>4</mn>
      </msup>
    </mrow>
    <annotation encoding="StarMath 5.0">{{1}over{2}}(x-{1})^{4}</annotation>
  </semantics>
</math>
</file>

<file path=Object 14/content.xml><?xml version="1.0" encoding="utf-8"?>
<math xmlns="http://www.w3.org/1998/Math/MathML" display="block">
  <semantics>
    <mstyle color="black">
      <mrow>
        <mfrac>
          <mn>1</mn>
          <mn>2</mn>
        </mfrac>
        <mrow>
          <msup>
            <mrow>
              <mo fence="true" stretchy="false">(</mo>
              <mrow>
                <mrow>
                  <msub>
                    <mi>x</mi>
                    <mn>1</mn>
                  </msub>
                  <mo stretchy="false">−</mo>
                  <mn>1</mn>
                </mrow>
              </mrow>
              <mo fence="true" stretchy="false">)</mo>
            </mrow>
            <mn>4</mn>
          </msup>
          <mo stretchy="false">&gt;</mo>
          <mfrac>
            <mn>1</mn>
            <mn>2</mn>
          </mfrac>
        </mrow>
        <mrow>
          <msup>
            <mrow>
              <mo fence="true" stretchy="false">(</mo>
              <mrow>
                <mrow>
                  <msub>
                    <mi>x</mi>
                    <mn>2</mn>
                  </msub>
                  <mo stretchy="false">−</mo>
                  <mn>1</mn>
                </mrow>
              </mrow>
              <mo fence="true" stretchy="false">)</mo>
            </mrow>
            <mn>4</mn>
          </msup>
          <mo stretchy="false">⩾</mo>
          <mn>0</mn>
        </mrow>
      </mrow>
    </mstyle>
    <annotation encoding="StarMath 5.0">color black { {{1}over{2}}(x_1-{1})^{4} &gt; {{1}over{2}}(x_2-{1})^{4} geslant 0 }</annotation>
  </semantics>
</math>
</file>

<file path=Object 2/content.xml><?xml version="1.0" encoding="utf-8"?>
<math xmlns="http://www.w3.org/1998/Math/MathML" display="block">
  <semantics>
    <mfrac>
      <mi>x</mi>
      <mrow>
        <msup>
          <mi>x</mi>
          <mn>2</mn>
        </msup>
        <mo stretchy="false">−</mo>
        <mn>1</mn>
      </mrow>
    </mfrac>
    <annotation encoding="StarMath 5.0">{x} over {x^2-1}</annotation>
  </semantics>
</math>
</file>

<file path=Object 24/content.xml><?xml version="1.0" encoding="utf-8"?>
<math xmlns="http://www.w3.org/1998/Math/MathML" display="block">
  <semantics>
    <mstyle color="black">
      <mrow>
        <msup>
          <mrow>
            <mo fence="true" stretchy="false">(</mo>
            <mrow>
              <mrow>
                <msub>
                  <mi>x</mi>
                  <mn>1</mn>
                </msub>
                <mo stretchy="false">−</mo>
                <mn>1</mn>
              </mrow>
            </mrow>
            <mo fence="true" stretchy="false">)</mo>
          </mrow>
          <mn>4</mn>
        </msup>
        <mo stretchy="false">&gt;</mo>
        <msup>
          <mrow>
            <mo fence="true" stretchy="false">(</mo>
            <mrow>
              <mrow>
                <msub>
                  <mi>x</mi>
                  <mn>2</mn>
                </msub>
                <mo stretchy="false">−</mo>
                <mn>1</mn>
              </mrow>
            </mrow>
            <mo fence="true" stretchy="false">)</mo>
          </mrow>
          <mn>4</mn>
        </msup>
        <mo stretchy="false">⩾</mo>
        <mn>0</mn>
      </mrow>
    </mstyle>
    <annotation encoding="StarMath 5.0">color black { (x_1-{1})^{4} &gt; (x_2-{1})^{4} geslant 0 }</annotation>
  </semantics>
</math>
</file>

<file path=Object 25/content.xml><?xml version="1.0" encoding="utf-8"?>
<math xmlns="http://www.w3.org/1998/Math/MathML" display="block">
  <semantics>
    <mstyle color="black">
      <mrow>
        <msup>
          <mrow>
            <mo fence="true" stretchy="false">(</mo>
            <mrow>
              <mrow>
                <msub>
                  <mi>x</mi>
                  <mn>1</mn>
                </msub>
                <mo stretchy="false">−</mo>
                <mn>1</mn>
              </mrow>
            </mrow>
            <mo fence="true" stretchy="false">)</mo>
          </mrow>
          <mn>2</mn>
        </msup>
        <mo stretchy="false">&gt;</mo>
        <msup>
          <mrow>
            <mo fence="true" stretchy="false">(</mo>
            <mrow>
              <mrow>
                <msub>
                  <mi>x</mi>
                  <mn>2</mn>
                </msub>
                <mo stretchy="false">−</mo>
                <mn>1</mn>
              </mrow>
            </mrow>
            <mo fence="true" stretchy="false">)</mo>
          </mrow>
          <mn>2</mn>
        </msup>
        <mo stretchy="false">⩾</mo>
        <mn>0</mn>
      </mrow>
    </mstyle>
    <annotation encoding="StarMath 5.0">color black { (x_1-{1})^{2} &gt; (x_2-{1})^{2} geslant 0 }</annotation>
  </semantics>
</math>
</file>

<file path=Object 26/content.xml><?xml version="1.0" encoding="utf-8"?>
<math xmlns="http://www.w3.org/1998/Math/MathML" display="block">
  <semantics>
    <mstyle color="black">
      <mrow>
        <mrow>
          <msub>
            <mi>x</mi>
            <mn>1</mn>
          </msub>
          <mo stretchy="false">−</mo>
          <mn>1</mn>
        </mrow>
        <mo stretchy="false">&lt;</mo>
        <mrow>
          <msub>
            <mi>x</mi>
            <mn>2</mn>
          </msub>
          <mo stretchy="false">−</mo>
          <mn>1</mn>
        </mrow>
        <mo stretchy="false">⩽</mo>
        <mn>0</mn>
      </mrow>
    </mstyle>
    <annotation encoding="StarMath 5.0">color black { x_1-{1} &lt; x_2-{1} leslant 0 }</annotation>
  </semantics>
</math>
</file>

<file path=Object 27/content.xml><?xml version="1.0" encoding="utf-8"?>
<math xmlns="http://www.w3.org/1998/Math/MathML" display="block">
  <semantics>
    <mrow>
      <msub>
        <mi>x</mi>
        <mn>1</mn>
      </msub>
      <mo stretchy="false">&lt;</mo>
      <msub>
        <mi>x</mi>
        <mn>2</mn>
      </msub>
      <mo stretchy="false">⩽</mo>
      <mn>1</mn>
    </mrow>
    <annotation encoding="StarMath 5.0">x_1 &lt; x_2 leslant 1</annotation>
  </semantics>
</math>
</file>

<file path=Object 3/content.xml><?xml version="1.0" encoding="utf-8"?>
<math xmlns="http://www.w3.org/1998/Math/MathML" display="block">
  <semantics>
    <mfrac>
      <mn>1</mn>
      <mrow>
        <msup>
          <mi>x</mi>
          <mn>2</mn>
        </msup>
        <mo stretchy="false">+</mo>
        <mn>1</mn>
      </mrow>
    </mfrac>
    <annotation encoding="StarMath 5.0">1 over {x^{2}+1}</annotation>
  </semantics>
</math>
</file>

<file path=Object 4/content.xml><?xml version="1.0" encoding="utf-8"?>
<math xmlns="http://www.w3.org/1998/Math/MathML" display="block">
  <semantics>
    <mfrac>
      <mi>x</mi>
      <mrow>
        <mi>x</mi>
        <mo stretchy="false">+</mo>
        <mn>1</mn>
      </mrow>
    </mfrac>
    <annotation encoding="StarMath 5.0">x over {x+1}</annotation>
  </semantics>
</math>
</file>

<file path=Object 5/content.xml><?xml version="1.0" encoding="utf-8"?>
<math xmlns="http://www.w3.org/1998/Math/MathML" display="block">
  <semantics>
    <mrow>
      <mi>g</mi>
      <mrow>
        <mrow>
          <mo fence="true" stretchy="false">(</mo>
          <mrow>
            <mrow>
              <mi>–</mi>
              <mi>x</mi>
            </mrow>
          </mrow>
          <mo fence="true" stretchy="false">)</mo>
        </mrow>
        <mo stretchy="false">=</mo>
        <mstyle color="black">
          <mrow>
            <mrow>
              <mfrac>
                <mrow>
                  <mo stretchy="false">−</mo>
                  <mi>x</mi>
                </mrow>
                <mrow>
                  <msup>
                    <mrow>
                      <mo fence="true" stretchy="false">(</mo>
                      <mrow>
                        <mrow>
                          <mo stretchy="false">−</mo>
                          <mi>x</mi>
                        </mrow>
                      </mrow>
                      <mo fence="true" stretchy="false">)</mo>
                    </mrow>
                    <mn>2</mn>
                  </msup>
                  <mo stretchy="false">−</mo>
                  <mn>1</mn>
                </mrow>
              </mfrac>
              <mo stretchy="false">=</mo>
              <mrow>
                <mo stretchy="false">−</mo>
                <mfrac>
                  <mi>x</mi>
                  <mrow>
                    <msup>
                      <mi>x</mi>
                      <mn>2</mn>
                    </msup>
                    <mo stretchy="false">−</mo>
                    <mn>1</mn>
                  </mrow>
                </mfrac>
              </mrow>
              <mo stretchy="false">=</mo>
              <mi>–</mi>
            </mrow>
            <mi>g</mi>
            <mrow>
              <mo fence="true" stretchy="false">(</mo>
              <mrow>
                <mi>x</mi>
              </mrow>
              <mo fence="true" stretchy="false">)</mo>
            </mrow>
          </mrow>
        </mstyle>
      </mrow>
    </mrow>
    <annotation encoding="StarMath 5.0">g (–x) = color black{{-x} over {(-x)^2-1} = -{{x} over {x^2-1}} = – g (x)}</annotation>
  </semantics>
</math>
</file>

<file path=Object 6/content.xml><?xml version="1.0" encoding="utf-8"?>
<math xmlns="http://www.w3.org/1998/Math/MathML" display="block">
  <semantics>
    <msqrt>
      <mi>x</mi>
    </msqrt>
    <annotation encoding="StarMath 5.0"> sqrt  x</annotation>
  </semantics>
</math>
</file>

<file path=Object 7/content.xml><?xml version="1.0" encoding="utf-8"?>
<math xmlns="http://www.w3.org/1998/Math/MathML" display="block">
  <semantics>
    <mfrac>
      <mn>1</mn>
      <mi>x</mi>
    </mfrac>
    <annotation encoding="StarMath 5.0">{1}over{x}</annotation>
  </semantics>
</math>
</file>